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justify" style:justify-single-word="false"/>
      <style:text-properties fo:font-size="11pt" style:font-size-asian="11pt" style:font-size-complex="11pt"/>
    </style:style>
    <style:style style:name="P3" style:family="paragraph" style:parent-style-name="Standard">
      <style:paragraph-properties style:text-autospace="none">
        <style:tab-stops>
          <style:tab-stop style:position="0.5835in"/>
          <style:tab-stop style:position="1.1665in"/>
          <style:tab-stop style:position="1.75in"/>
          <style:tab-stop style:position="2.3335in"/>
          <style:tab-stop style:position="2.9165in"/>
          <style:tab-stop style:position="3.5in"/>
          <style:tab-stop style:position="4.0835in"/>
          <style:tab-stop style:position="4.6665in"/>
          <style:tab-stop style:position="5.25in"/>
          <style:tab-stop style:position="5.8335in"/>
          <style:tab-stop style:position="6.4165in"/>
          <style:tab-stop style:position="7in"/>
          <style:tab-stop style:position="7.5835in"/>
          <style:tab-stop style:position="8.1665in"/>
          <style:tab-stop style:position="8.75in"/>
          <style:tab-stop style:position="9.3335in"/>
          <style:tab-stop style:position="9.9165in"/>
          <style:tab-stop style:position="10.5in"/>
          <style:tab-stop style:position="11.0835in"/>
          <style:tab-stop style:position="11.6665in"/>
          <style:tab-stop style:position="12.25in"/>
          <style:tab-stop style:position="12.8335in"/>
          <style:tab-stop style:position="13.4165in"/>
          <style:tab-stop style:position="14in"/>
          <style:tab-stop style:position="14.5835in"/>
          <style:tab-stop style:position="15.1665in"/>
          <style:tab-stop style:position="15.75in"/>
          <style:tab-stop style:position="16.3335in"/>
          <style:tab-stop style:position="16.9165in"/>
          <style:tab-stop style:position="17.5in"/>
          <style:tab-stop style:position="18.0835in"/>
          <style:tab-stop style:position="18.6665in"/>
        </style:tab-stops>
      </style:paragraph-properties>
      <style:text-properties fo:font-size="11pt" style:font-size-asian="11pt" style:font-size-complex="11pt"/>
    </style:style>
    <style:style style:name="P4" style:family="paragraph" style:parent-style-name="Standard">
      <style:paragraph-properties fo:text-align="center" style:justify-single-word="false">
        <style:tab-stops/>
      </style:paragraph-properties>
      <style:text-properties style:font-name="Calibri" fo:font-size="36pt" fo:font-weight="bold" style:font-name-asian="Calibri" style:font-size-asian="36pt" style:font-weight-asian="bold" style:font-name-complex="Calibri" style:font-size-complex="36pt" style:font-weight-complex="bold"/>
    </style:style>
    <style:style style:name="P5" style:family="paragraph" style:parent-style-name="Standard">
      <style:text-properties style:font-name="Calibri1" fo:font-size="12pt" style:font-size-asian="12pt" style:font-size-complex="12pt"/>
    </style:style>
    <style:style style:name="P6" style:family="paragraph" style:parent-style-name="Standard">
      <style:paragraph-properties fo:text-align="justify" style:justify-single-word="false"/>
      <style:text-properties style:font-name="Calibri1" fo:font-size="12pt" style:font-size-asian="12pt" style:font-size-complex="12pt"/>
    </style:style>
    <style:style style:name="P7" style:family="paragraph" style:parent-style-name="Standard">
      <style:text-properties style:font-name="Calibri1" fo:font-size="12pt" fo:font-weight="normal" style:font-size-asian="12pt" style:font-weight-asian="normal" style:font-size-complex="12pt" style:font-weight-complex="normal"/>
    </style:style>
    <style:style style:name="P8" style:family="paragraph" style:parent-style-name="Standard">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text-properties fo:color="#000000" style:font-name="Consolas1" fo:font-size="11pt" fo:language="en" fo:country="US" style:font-name-asian="Consolas1" style:font-size-asian="11pt" style:font-name-complex="Consolas1" style:font-size-complex="11pt"/>
    </style:style>
    <style:style style:name="P11" style:family="paragraph" style:parent-style-name="Standard">
      <style:paragraph-properties style:text-autospace="none">
        <style:tab-stops>
          <style:tab-stop style:position="0.5835in"/>
          <style:tab-stop style:position="1.1665in"/>
          <style:tab-stop style:position="1.75in"/>
          <style:tab-stop style:position="2.3335in"/>
          <style:tab-stop style:position="2.9165in"/>
          <style:tab-stop style:position="3.5in"/>
          <style:tab-stop style:position="4.0835in"/>
          <style:tab-stop style:position="4.6665in"/>
          <style:tab-stop style:position="5.25in"/>
          <style:tab-stop style:position="5.8335in"/>
          <style:tab-stop style:position="6.4165in"/>
          <style:tab-stop style:position="7in"/>
          <style:tab-stop style:position="7.5835in"/>
          <style:tab-stop style:position="8.1665in"/>
          <style:tab-stop style:position="8.75in"/>
          <style:tab-stop style:position="9.3335in"/>
          <style:tab-stop style:position="9.9165in"/>
          <style:tab-stop style:position="10.5in"/>
          <style:tab-stop style:position="11.0835in"/>
          <style:tab-stop style:position="11.6665in"/>
          <style:tab-stop style:position="12.25in"/>
          <style:tab-stop style:position="12.8335in"/>
          <style:tab-stop style:position="13.4165in"/>
          <style:tab-stop style:position="14in"/>
          <style:tab-stop style:position="14.5835in"/>
          <style:tab-stop style:position="15.1665in"/>
          <style:tab-stop style:position="15.75in"/>
          <style:tab-stop style:position="16.3335in"/>
          <style:tab-stop style:position="16.9165in"/>
          <style:tab-stop style:position="17.5in"/>
          <style:tab-stop style:position="18.0835in"/>
          <style:tab-stop style:position="18.6665in"/>
        </style:tab-stops>
      </style:paragraph-properties>
      <style:text-properties fo:color="#000000" style:font-name="Consolas1" fo:font-size="11pt" fo:language="en" fo:country="US" style:font-name-asian="Consolas1" style:font-size-asian="11pt" style:font-name-complex="Consolas1" style:font-size-complex="11pt"/>
    </style:style>
    <style:style style:name="P12" style:family="paragraph" style:parent-style-name="Standard">
      <style:paragraph-properties fo:text-align="justify" style:justify-single-word="false" style:text-autospace="none">
        <style:tab-stops>
          <style:tab-stop style:position="0.5835in"/>
          <style:tab-stop style:position="1.1665in"/>
          <style:tab-stop style:position="1.75in"/>
          <style:tab-stop style:position="2.3335in"/>
          <style:tab-stop style:position="2.9165in"/>
          <style:tab-stop style:position="3.5in"/>
          <style:tab-stop style:position="4.0835in"/>
          <style:tab-stop style:position="4.6665in"/>
          <style:tab-stop style:position="5.25in"/>
          <style:tab-stop style:position="5.8335in"/>
          <style:tab-stop style:position="6.4165in"/>
          <style:tab-stop style:position="7in"/>
          <style:tab-stop style:position="7.5835in"/>
          <style:tab-stop style:position="8.1665in"/>
          <style:tab-stop style:position="8.75in"/>
          <style:tab-stop style:position="9.3335in"/>
          <style:tab-stop style:position="9.9165in"/>
          <style:tab-stop style:position="10.5in"/>
          <style:tab-stop style:position="11.0835in"/>
          <style:tab-stop style:position="11.6665in"/>
          <style:tab-stop style:position="12.25in"/>
          <style:tab-stop style:position="12.8335in"/>
          <style:tab-stop style:position="13.4165in"/>
          <style:tab-stop style:position="14in"/>
          <style:tab-stop style:position="14.5835in"/>
          <style:tab-stop style:position="15.1665in"/>
          <style:tab-stop style:position="15.75in"/>
          <style:tab-stop style:position="16.3335in"/>
          <style:tab-stop style:position="16.9165in"/>
          <style:tab-stop style:position="17.5in"/>
          <style:tab-stop style:position="18.0835in"/>
          <style:tab-stop style:position="18.6665in"/>
        </style:tab-stops>
      </style:paragraph-properties>
      <style:text-properties fo:color="#000000" style:font-name="Consolas1" fo:font-size="11pt" fo:language="en" fo:country="US" style:font-name-asian="Consolas1" style:font-size-asian="11pt" style:font-name-complex="Consolas1" style:font-size-complex="11pt"/>
    </style:style>
    <style:style style:name="P13" style:family="paragraph" style:parent-style-name="Standard">
      <style:paragraph-properties style:text-autospace="none">
        <style:tab-stops>
          <style:tab-stop style:position="0.5835in"/>
          <style:tab-stop style:position="1.1665in"/>
          <style:tab-stop style:position="1.75in"/>
          <style:tab-stop style:position="2.3335in"/>
          <style:tab-stop style:position="2.9165in"/>
          <style:tab-stop style:position="3.5in"/>
          <style:tab-stop style:position="4.0835in"/>
          <style:tab-stop style:position="4.6665in"/>
          <style:tab-stop style:position="5.25in"/>
          <style:tab-stop style:position="5.8335in"/>
          <style:tab-stop style:position="6.4165in"/>
          <style:tab-stop style:position="7in"/>
          <style:tab-stop style:position="7.5835in"/>
          <style:tab-stop style:position="8.1665in"/>
          <style:tab-stop style:position="8.75in"/>
          <style:tab-stop style:position="9.3335in"/>
          <style:tab-stop style:position="9.9165in"/>
          <style:tab-stop style:position="10.5in"/>
          <style:tab-stop style:position="11.0835in"/>
          <style:tab-stop style:position="11.6665in"/>
          <style:tab-stop style:position="12.25in"/>
          <style:tab-stop style:position="12.8335in"/>
          <style:tab-stop style:position="13.4165in"/>
          <style:tab-stop style:position="14in"/>
          <style:tab-stop style:position="14.5835in"/>
          <style:tab-stop style:position="15.1665in"/>
          <style:tab-stop style:position="15.75in"/>
          <style:tab-stop style:position="16.3335in"/>
          <style:tab-stop style:position="16.9165in"/>
          <style:tab-stop style:position="17.5in"/>
          <style:tab-stop style:position="18.0835in"/>
          <style:tab-stop style:position="18.6665in"/>
        </style:tab-stops>
      </style:paragraph-properties>
      <style:text-properties fo:color="#000000" style:font-name="Consolas1" fo:font-size="12pt" fo:language="en" fo:country="US" style:font-name-asian="Consolas1" style:font-size-asian="12pt" style:font-name-complex="Consolas1" style:font-size-complex="12pt"/>
    </style:style>
    <style:style style:name="P14" style:family="paragraph" style:parent-style-name="Standard">
      <style:paragraph-properties style:text-autospace="none">
        <style:tab-stops>
          <style:tab-stop style:position="0.5835in"/>
          <style:tab-stop style:position="1.1665in"/>
          <style:tab-stop style:position="1.75in"/>
          <style:tab-stop style:position="2.3335in"/>
          <style:tab-stop style:position="2.9165in"/>
          <style:tab-stop style:position="3.5in"/>
          <style:tab-stop style:position="4.0835in"/>
          <style:tab-stop style:position="4.6665in"/>
          <style:tab-stop style:position="5.25in"/>
          <style:tab-stop style:position="5.8335in"/>
          <style:tab-stop style:position="6.4165in"/>
          <style:tab-stop style:position="7in"/>
          <style:tab-stop style:position="7.5835in"/>
          <style:tab-stop style:position="8.1665in"/>
          <style:tab-stop style:position="8.75in"/>
          <style:tab-stop style:position="9.3335in"/>
          <style:tab-stop style:position="9.9165in"/>
          <style:tab-stop style:position="10.5in"/>
          <style:tab-stop style:position="11.0835in"/>
          <style:tab-stop style:position="11.6665in"/>
          <style:tab-stop style:position="12.25in"/>
          <style:tab-stop style:position="12.8335in"/>
          <style:tab-stop style:position="13.4165in"/>
          <style:tab-stop style:position="14in"/>
          <style:tab-stop style:position="14.5835in"/>
          <style:tab-stop style:position="15.1665in"/>
          <style:tab-stop style:position="15.75in"/>
          <style:tab-stop style:position="16.3335in"/>
          <style:tab-stop style:position="16.9165in"/>
          <style:tab-stop style:position="17.5in"/>
          <style:tab-stop style:position="18.0835in"/>
          <style:tab-stop style:position="18.6665in"/>
        </style:tab-stops>
      </style:paragraph-properties>
      <style:text-properties fo:color="#000000" style:font-name="Consolas" fo:font-size="12pt" fo:language="en" fo:country="US" style:font-name-asian="Consolas1" style:font-size-asian="12pt" style:font-name-complex="Consolas1" style:font-size-complex="12pt"/>
    </style:style>
    <style:style style:name="P15" style:family="paragraph" style:parent-style-name="Standard">
      <style:paragraph-properties fo:text-align="justify" style:justify-single-word="false" style:text-autospace="none">
        <style:tab-stops>
          <style:tab-stop style:position="0.5835in"/>
          <style:tab-stop style:position="1.1665in"/>
          <style:tab-stop style:position="1.75in"/>
          <style:tab-stop style:position="2.3335in"/>
          <style:tab-stop style:position="2.9165in"/>
          <style:tab-stop style:position="3.5in"/>
          <style:tab-stop style:position="4.0835in"/>
          <style:tab-stop style:position="4.6665in"/>
          <style:tab-stop style:position="5.25in"/>
          <style:tab-stop style:position="5.8335in"/>
          <style:tab-stop style:position="6.4165in"/>
          <style:tab-stop style:position="7in"/>
          <style:tab-stop style:position="7.5835in"/>
          <style:tab-stop style:position="8.1665in"/>
          <style:tab-stop style:position="8.75in"/>
          <style:tab-stop style:position="9.3335in"/>
          <style:tab-stop style:position="9.9165in"/>
          <style:tab-stop style:position="10.5in"/>
          <style:tab-stop style:position="11.0835in"/>
          <style:tab-stop style:position="11.6665in"/>
          <style:tab-stop style:position="12.25in"/>
          <style:tab-stop style:position="12.8335in"/>
          <style:tab-stop style:position="13.4165in"/>
          <style:tab-stop style:position="14in"/>
          <style:tab-stop style:position="14.5835in"/>
          <style:tab-stop style:position="15.1665in"/>
          <style:tab-stop style:position="15.75in"/>
          <style:tab-stop style:position="16.3335in"/>
          <style:tab-stop style:position="16.9165in"/>
          <style:tab-stop style:position="17.5in"/>
          <style:tab-stop style:position="18.0835in"/>
          <style:tab-stop style:position="18.6665in"/>
        </style:tab-stops>
      </style:paragraph-properties>
      <style:text-properties fo:color="#000000" style:font-name="Consolas" fo:font-size="12pt" fo:language="en" fo:country="US" style:font-name-asian="Consolas1" style:font-size-asian="12pt" style:font-name-complex="Consolas1" style:font-size-complex="12pt"/>
    </style:style>
    <style:style style:name="P16" style:family="paragraph" style:parent-style-name="Standard">
      <style:paragraph-properties style:text-autospace="none">
        <style:tab-stops>
          <style:tab-stop style:position="0.5835in"/>
          <style:tab-stop style:position="1.1665in"/>
          <style:tab-stop style:position="1.75in"/>
          <style:tab-stop style:position="2.3335in"/>
          <style:tab-stop style:position="2.9165in"/>
          <style:tab-stop style:position="3.5in"/>
          <style:tab-stop style:position="4.0835in"/>
          <style:tab-stop style:position="4.6665in"/>
          <style:tab-stop style:position="5.25in"/>
          <style:tab-stop style:position="5.8335in"/>
          <style:tab-stop style:position="6.4165in"/>
          <style:tab-stop style:position="7in"/>
          <style:tab-stop style:position="7.5835in"/>
          <style:tab-stop style:position="8.1665in"/>
          <style:tab-stop style:position="8.75in"/>
          <style:tab-stop style:position="9.3335in"/>
          <style:tab-stop style:position="9.9165in"/>
          <style:tab-stop style:position="10.5in"/>
          <style:tab-stop style:position="11.0835in"/>
          <style:tab-stop style:position="11.6665in"/>
          <style:tab-stop style:position="12.25in"/>
          <style:tab-stop style:position="12.8335in"/>
          <style:tab-stop style:position="13.4165in"/>
          <style:tab-stop style:position="14in"/>
          <style:tab-stop style:position="14.5835in"/>
          <style:tab-stop style:position="15.1665in"/>
          <style:tab-stop style:position="15.75in"/>
          <style:tab-stop style:position="16.3335in"/>
          <style:tab-stop style:position="16.9165in"/>
          <style:tab-stop style:position="17.5in"/>
          <style:tab-stop style:position="18.0835in"/>
          <style:tab-stop style:position="18.6665in"/>
        </style:tab-stops>
      </style:paragraph-properties>
      <style:text-properties fo:color="#000000" style:font-name="Consolas" fo:font-size="11pt" fo:language="en" fo:country="US" style:font-name-asian="Consolas1" style:font-size-asian="11pt" style:font-name-complex="Consolas1" style:font-size-complex="11pt"/>
    </style:style>
    <style:style style:name="P17" style:family="paragraph" style:parent-style-name="Standard">
      <style:paragraph-properties fo:text-align="justify" style:justify-single-word="false" style:text-autospace="none">
        <style:tab-stops>
          <style:tab-stop style:position="0.5835in"/>
          <style:tab-stop style:position="1.1665in"/>
          <style:tab-stop style:position="1.75in"/>
          <style:tab-stop style:position="2.3335in"/>
          <style:tab-stop style:position="2.9165in"/>
          <style:tab-stop style:position="3.5in"/>
          <style:tab-stop style:position="4.0835in"/>
          <style:tab-stop style:position="4.6665in"/>
          <style:tab-stop style:position="5.25in"/>
          <style:tab-stop style:position="5.8335in"/>
          <style:tab-stop style:position="6.4165in"/>
          <style:tab-stop style:position="7in"/>
          <style:tab-stop style:position="7.5835in"/>
          <style:tab-stop style:position="8.1665in"/>
          <style:tab-stop style:position="8.75in"/>
          <style:tab-stop style:position="9.3335in"/>
          <style:tab-stop style:position="9.9165in"/>
          <style:tab-stop style:position="10.5in"/>
          <style:tab-stop style:position="11.0835in"/>
          <style:tab-stop style:position="11.6665in"/>
          <style:tab-stop style:position="12.25in"/>
          <style:tab-stop style:position="12.8335in"/>
          <style:tab-stop style:position="13.4165in"/>
          <style:tab-stop style:position="14in"/>
          <style:tab-stop style:position="14.5835in"/>
          <style:tab-stop style:position="15.1665in"/>
          <style:tab-stop style:position="15.75in"/>
          <style:tab-stop style:position="16.3335in"/>
          <style:tab-stop style:position="16.9165in"/>
          <style:tab-stop style:position="17.5in"/>
          <style:tab-stop style:position="18.0835in"/>
          <style:tab-stop style:position="18.6665in"/>
        </style:tab-stops>
      </style:paragraph-properties>
      <style:text-properties fo:color="#000000" style:font-name="Consolas" fo:font-size="11pt" fo:language="en" fo:country="US" style:font-name-asian="Consolas1" style:font-size-asian="11pt" style:font-name-complex="Consolas1" style:font-size-complex="11pt"/>
    </style:style>
    <style:style style:name="P18" style:family="paragraph" style:parent-style-name="Standard">
      <style:paragraph-properties fo:text-align="start" style:justify-single-word="false" style:text-autospace="none">
        <style:tab-stops>
          <style:tab-stop style:position="0.5835in"/>
          <style:tab-stop style:position="1.1665in"/>
          <style:tab-stop style:position="1.75in"/>
          <style:tab-stop style:position="2.3335in"/>
          <style:tab-stop style:position="2.9165in"/>
          <style:tab-stop style:position="3.5in"/>
          <style:tab-stop style:position="4.0835in"/>
          <style:tab-stop style:position="4.6665in"/>
          <style:tab-stop style:position="5.25in"/>
          <style:tab-stop style:position="5.8335in"/>
          <style:tab-stop style:position="6.4165in"/>
          <style:tab-stop style:position="7in"/>
          <style:tab-stop style:position="7.5835in"/>
          <style:tab-stop style:position="8.1665in"/>
          <style:tab-stop style:position="8.75in"/>
          <style:tab-stop style:position="9.3335in"/>
          <style:tab-stop style:position="9.9165in"/>
          <style:tab-stop style:position="10.5in"/>
          <style:tab-stop style:position="11.0835in"/>
          <style:tab-stop style:position="11.6665in"/>
          <style:tab-stop style:position="12.25in"/>
          <style:tab-stop style:position="12.8335in"/>
          <style:tab-stop style:position="13.4165in"/>
          <style:tab-stop style:position="14in"/>
          <style:tab-stop style:position="14.5835in"/>
          <style:tab-stop style:position="15.1665in"/>
          <style:tab-stop style:position="15.75in"/>
          <style:tab-stop style:position="16.3335in"/>
          <style:tab-stop style:position="16.9165in"/>
          <style:tab-stop style:position="17.5in"/>
          <style:tab-stop style:position="18.0835in"/>
          <style:tab-stop style:position="18.6665in"/>
        </style:tab-stops>
      </style:paragraph-properties>
      <style:text-properties fo:color="#000000" style:font-name="Consolas" fo:font-size="11pt" fo:language="en" fo:country="US" style:font-name-asian="Consolas1" style:font-size-asian="11pt" style:font-name-complex="Consolas1" style:font-size-complex="11pt"/>
    </style:style>
    <style:style style:name="P19" style:family="paragraph" style:parent-style-name="Standard">
      <style:text-properties style:font-name="Consolas" fo:font-size="12pt" style:font-size-asian="12pt" style:font-size-complex="12pt"/>
    </style:style>
    <style:style style:name="P20" style:family="paragraph" style:parent-style-name="Standard">
      <style:paragraph-properties fo:text-align="justify" style:justify-single-word="false"/>
      <style:text-properties style:font-name="Consolas" fo:font-size="12pt" style:font-size-asian="12pt" style:font-size-complex="12pt"/>
    </style:style>
    <style:style style:name="P21" style:family="paragraph" style:parent-style-name="Standard">
      <style:text-properties style:font-name="Consolas" fo:font-size="12pt" fo:font-weight="normal" style:font-size-asian="12pt" style:font-weight-asian="normal" style:font-size-complex="12pt" style:font-weight-complex="normal"/>
    </style:style>
    <style:style style:name="P22" style:family="paragraph" style:parent-style-name="Standard">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text-properties style:font-name="Consolas" fo:font-size="11pt" style:font-size-asian="11pt" style:font-size-complex="11pt"/>
    </style:style>
    <style:style style:name="P24" style:family="paragraph" style:parent-style-name="Standard">
      <style:paragraph-properties fo:text-align="justify" style:justify-single-word="false"/>
      <style:text-properties style:font-name="Consolas" fo:font-size="11pt" style:font-size-asian="11pt" style:font-size-complex="11pt"/>
    </style:style>
    <style:style style:name="P25" style:family="paragraph" style:parent-style-name="Standard">
      <style:paragraph-properties style:text-autospace="none">
        <style:tab-stops>
          <style:tab-stop style:position="0.5835in"/>
          <style:tab-stop style:position="1.1665in"/>
          <style:tab-stop style:position="1.75in"/>
          <style:tab-stop style:position="2.3335in"/>
          <style:tab-stop style:position="2.9165in"/>
          <style:tab-stop style:position="3.5in"/>
          <style:tab-stop style:position="4.0835in"/>
          <style:tab-stop style:position="4.6665in"/>
          <style:tab-stop style:position="5.25in"/>
          <style:tab-stop style:position="5.8335in"/>
          <style:tab-stop style:position="6.4165in"/>
          <style:tab-stop style:position="7in"/>
          <style:tab-stop style:position="7.5835in"/>
          <style:tab-stop style:position="8.1665in"/>
          <style:tab-stop style:position="8.75in"/>
          <style:tab-stop style:position="9.3335in"/>
          <style:tab-stop style:position="9.9165in"/>
          <style:tab-stop style:position="10.5in"/>
          <style:tab-stop style:position="11.0835in"/>
          <style:tab-stop style:position="11.6665in"/>
          <style:tab-stop style:position="12.25in"/>
          <style:tab-stop style:position="12.8335in"/>
          <style:tab-stop style:position="13.4165in"/>
          <style:tab-stop style:position="14in"/>
          <style:tab-stop style:position="14.5835in"/>
          <style:tab-stop style:position="15.1665in"/>
          <style:tab-stop style:position="15.75in"/>
          <style:tab-stop style:position="16.3335in"/>
          <style:tab-stop style:position="16.9165in"/>
          <style:tab-stop style:position="17.5in"/>
          <style:tab-stop style:position="18.0835in"/>
          <style:tab-stop style:position="18.6665in"/>
        </style:tab-stops>
      </style:paragraph-properties>
      <style:text-properties style:font-name="Consolas" fo:font-size="11pt" style:font-size-asian="11pt" style:font-size-complex="11pt"/>
    </style:style>
    <style:style style:name="P26" style:family="paragraph" style:parent-style-name="Standard">
      <style:paragraph-properties fo:text-align="justify" style:justify-single-word="false"/>
      <style:text-properties style:font-name="Consolas" fo:font-size="11pt" style:font-name-asian="Calibri" style:font-size-asian="11pt" style:font-name-complex="Calibri" style:font-size-complex="11pt"/>
    </style:style>
    <style:style style:name="P27" style:family="paragraph" style:parent-style-name="Standard">
      <style:paragraph-properties fo:text-align="justify" style:justify-single-word="false"/>
      <style:text-properties style:font-name="Courier New" fo:font-size="12pt" style:font-size-asian="12pt" style:font-size-complex="12pt"/>
    </style:style>
    <style:style style:name="P28" style:family="paragraph" style:parent-style-name="Standard">
      <style:text-properties style:font-name="Courier New" fo:font-size="11pt" style:font-size-asian="11pt" style:font-size-complex="11pt"/>
    </style:style>
    <style:style style:name="P29" style:family="paragraph" style:parent-style-name="Standard">
      <style:paragraph-properties fo:text-align="justify" style:justify-single-word="false"/>
      <style:text-properties style:font-name="Courier New" fo:font-size="11pt" style:font-size-asian="11pt" style:font-size-complex="11pt"/>
    </style:style>
    <style:style style:name="P30" style:family="paragraph" style:parent-style-name="Standard">
      <style:paragraph-properties fo:break-before="page"/>
      <style:text-properties fo:font-size="11pt" style:font-size-asian="11pt" style:font-size-complex="11pt"/>
    </style:style>
    <style:style style:name="P31" style:family="paragraph" style:parent-style-name="Standard">
      <style:paragraph-properties fo:text-align="justify" style:justify-single-word="false" fo:break-before="page"/>
      <style:text-properties style:font-name="Calibri1" fo:font-size="12pt" style:font-size-asian="12pt" style:font-size-complex="12pt"/>
    </style:style>
    <style:style style:name="P32" style:family="paragraph" style:parent-style-name="Standard">
      <style:paragraph-properties fo:break-before="page" style:text-autospace="none">
        <style:tab-stops>
          <style:tab-stop style:position="0.5835in"/>
          <style:tab-stop style:position="1.1665in"/>
          <style:tab-stop style:position="1.75in"/>
          <style:tab-stop style:position="2.3335in"/>
          <style:tab-stop style:position="2.9165in"/>
          <style:tab-stop style:position="3.5in"/>
          <style:tab-stop style:position="4.0835in"/>
          <style:tab-stop style:position="4.6665in"/>
          <style:tab-stop style:position="5.25in"/>
          <style:tab-stop style:position="5.8335in"/>
          <style:tab-stop style:position="6.4165in"/>
          <style:tab-stop style:position="7in"/>
          <style:tab-stop style:position="7.5835in"/>
          <style:tab-stop style:position="8.1665in"/>
          <style:tab-stop style:position="8.75in"/>
          <style:tab-stop style:position="9.3335in"/>
          <style:tab-stop style:position="9.9165in"/>
          <style:tab-stop style:position="10.5in"/>
          <style:tab-stop style:position="11.0835in"/>
          <style:tab-stop style:position="11.6665in"/>
          <style:tab-stop style:position="12.25in"/>
          <style:tab-stop style:position="12.8335in"/>
          <style:tab-stop style:position="13.4165in"/>
          <style:tab-stop style:position="14in"/>
          <style:tab-stop style:position="14.5835in"/>
          <style:tab-stop style:position="15.1665in"/>
          <style:tab-stop style:position="15.75in"/>
          <style:tab-stop style:position="16.3335in"/>
          <style:tab-stop style:position="16.9165in"/>
          <style:tab-stop style:position="17.5in"/>
          <style:tab-stop style:position="18.0835in"/>
          <style:tab-stop style:position="18.6665in"/>
        </style:tab-stops>
      </style:paragraph-properties>
      <style:text-properties fo:font-size="12pt" fo:font-style="normal" style:font-size-asian="12pt" style:font-style-asian="normal" style:font-size-complex="12pt" style:font-style-complex="normal"/>
    </style:style>
    <style:style style:name="P33" style:family="paragraph" style:parent-style-name="Contents_20_Heading">
      <style:paragraph-properties fo:break-before="page"/>
    </style:style>
    <style:style style:name="P34" style:family="paragraph" style:parent-style-name="Text_20_body">
      <style:text-properties style:font-name="Calibri1" fo:font-size="12pt" fo:font-weight="normal" style:font-size-asian="12pt" style:font-weight-asian="normal" style:font-size-complex="12pt" style:font-weight-complex="normal"/>
    </style:style>
    <style:style style:name="P35" style:family="paragraph" style:parent-style-name="Text_20_body">
      <style:text-properties style:font-name="Consolas" fo:font-size="11pt" style:font-size-asian="11pt" style:font-size-complex="11pt"/>
    </style:style>
    <style:style style:name="P36" style:family="paragraph" style:parent-style-name="Text_20_body">
      <style:paragraph-properties fo:margin-top="0in" fo:margin-bottom="0in"/>
    </style:style>
    <style:style style:name="P37" style:family="paragraph" style:parent-style-name="Contents_20_1">
      <style:paragraph-properties>
        <style:tab-stops>
          <style:tab-stop style:position="6in" style:type="right" style:leader-style="dotted" style:leader-text="."/>
        </style:tab-stops>
      </style:paragraph-properties>
    </style:style>
    <style:style style:name="P38" style:family="paragraph" style:parent-style-name="Contents_20_2">
      <style:paragraph-properties>
        <style:tab-stops>
          <style:tab-stop style:position="5.8035in" style:type="right" style:leader-style="dotted" style:leader-text="."/>
        </style:tab-stops>
      </style:paragraph-properties>
    </style:style>
    <style:style style:name="P39" style:family="paragraph" style:parent-style-name="Contents_20_3">
      <style:paragraph-properties>
        <style:tab-stops>
          <style:tab-stop style:position="5.6071in" style:type="right" style:leader-style="dotted" style:leader-text="."/>
        </style:tab-stops>
      </style:paragraph-properties>
    </style:style>
    <style:style style:name="P40" style:family="paragraph" style:parent-style-name="Standard">
      <style:paragraph-properties fo:padding="0.0291in" fo:border-left="none" fo:border-right="none" fo:border-top="none" fo:border-bottom="0.0138in solid #000000" style:join-border="false"/>
      <style:text-properties fo:font-size="11pt" style:font-size-asian="11pt" style:font-size-complex="11pt"/>
    </style:style>
    <style:style style:name="P41" style:family="paragraph" style:parent-style-name="Heading_20_2">
      <style:text-properties fo:font-weight="bold" style:font-weight-asian="bold" style:font-weight-complex="bold"/>
    </style:style>
    <style:style style:name="P42" style:family="paragraph" style:parent-style-name="Heading_20_2">
      <style:text-properties fo:font-size="12pt" fo:font-style="normal" style:font-size-asian="12pt" style:font-style-asian="normal" style:font-size-complex="12pt" style:font-style-complex="normal"/>
    </style:style>
    <style:style style:name="P43" style:family="paragraph" style:parent-style-name="Heading_20_2">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Heading_20_2">
      <style:text-properties fo:font-size="12pt" style:font-size-asian="12pt" style:font-size-complex="12pt"/>
    </style:style>
    <style:style style:name="P45" style:family="paragraph" style:parent-style-name="Heading_20_2">
      <style:text-properties fo:font-size="13pt" fo:font-style="normal" style:font-size-asian="13pt" style:font-style-asian="normal" style:font-size-complex="13pt" style:font-style-complex="normal"/>
    </style:style>
    <style:style style:name="P46" style:family="paragraph" style:parent-style-name="Heading_20_2">
      <style:text-properties style:font-name="Arial" fo:font-size="12pt" fo:font-style="normal" style:font-size-asian="12pt" style:font-style-asian="normal" style:font-size-complex="12pt" style:font-style-complex="normal"/>
    </style:style>
    <style:style style:name="P47" style:family="paragraph" style:parent-style-name="Heading_20_2">
      <style:text-properties fo:color="#000000" style:font-name="Arial" fo:font-size="12pt" fo:language="en" fo:country="US" fo:font-style="normal" style:font-name-asian="Consolas1" style:font-size-asian="12pt" style:font-style-asian="normal" style:font-name-complex="Consolas1" style:font-size-complex="12pt" style:font-style-complex="normal"/>
    </style:style>
    <style:style style:name="P48" style:family="paragraph" style:parent-style-name="Standard" style:master-page-name="Standard">
      <style:paragraph-properties style:page-number="auto"/>
      <style:text-properties fo:font-size="11pt" style:font-size-asian="11pt" style:font-size-complex="11pt"/>
    </style:style>
    <style:style style:name="P49" style:family="paragraph" style:parent-style-name="Standard">
      <style:text-properties fo:font-size="11pt" style:font-size-asian="11pt" style:font-size-complex="11pt"/>
    </style:style>
    <style:style style:name="P50" style:family="paragraph" style:parent-style-name="Standard">
      <style:paragraph-properties fo:text-align="justify" style:justify-single-word="false"/>
      <style:text-properties fo:font-size="11pt" style:font-size-asian="11pt" style:font-size-complex="11pt"/>
    </style:style>
    <style:style style:name="P51" style:family="paragraph" style:parent-style-name="Standard">
      <style:text-properties style:font-name="Consolas" fo:font-size="11pt" style:font-size-asian="11pt" style:font-size-complex="11pt"/>
    </style:style>
    <style:style style:name="P52" style:family="paragraph" style:parent-style-name="Heading_20_3">
      <style:text-properties fo:font-size="12pt" style:font-size-asian="12pt" style:font-size-complex="12pt"/>
    </style:style>
    <style:style style:name="P53" style:family="paragraph" style:parent-style-name="Heading_20_3">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style:font-size-asian="12pt" style:font-style-asian="normal" style:font-size-complex="12pt" style:font-style-complex="normal"/>
    </style:style>
    <style:style style:name="T4" style:family="text">
      <style:text-properties fo:color="#000000" style:font-name="Consolas1" fo:font-size="11pt" fo:language="en" fo:country="US" fo:font-style="normal" style:font-name-asian="Consolas1" style:font-size-asian="11pt" style:font-style-asian="normal" style:font-name-complex="Consolas1" style:font-size-complex="11pt" style:font-style-complex="normal"/>
    </style:style>
    <style:style style:name="T5" style:family="text">
      <style:text-properties fo:color="#000000" style:font-name="Consolas1" fo:font-size="11pt" fo:language="en" fo:country="US" style:font-name-asian="Consolas1" style:font-size-asian="11pt" style:font-name-complex="Consolas1" style:font-size-complex="11pt"/>
    </style:style>
    <style:style style:name="T6" style:family="text">
      <style:text-properties fo:color="#000000" style:font-name="Consolas1" fo:language="en" fo:country="US" style:font-name-asian="Consolas1" style:font-name-complex="Consolas1"/>
    </style:style>
    <style:style style:name="T7" style:family="text">
      <style:text-properties fo:color="#000000" fo:language="en" fo:country="US" style:font-name-asian="Consolas1" style:font-name-complex="Consolas1"/>
    </style:style>
    <style:style style:name="T8" style:family="text">
      <style:text-properties fo:color="#000000" style:font-name="Consolas" fo:language="en" fo:country="US" style:font-name-asian="Consolas1" style:font-name-complex="Consolas1"/>
    </style:style>
    <style:style style:name="T9" style:family="text">
      <style:text-properties fo:color="#000000" style:font-name="Consolas" fo:font-size="11pt" fo:language="en" fo:country="US" style:font-name-asian="Consolas1" style:font-size-asian="11pt" style:font-name-complex="Consolas1" style:font-size-complex="11pt"/>
    </style:style>
    <style:style style:name="T10" style:family="text">
      <style:text-properties style:font-name="Consolas"/>
    </style:style>
    <style:style style:name="T11" style:family="text">
      <style:text-properties style:font-name="Consolas" fo:font-size="12pt" style:font-size-asian="12pt" style:font-size-complex="12pt"/>
    </style:style>
    <style:style style:name="T12" style:family="text">
      <style:text-properties style:font-name="Consolas" fo:font-size="11pt" fo:font-weight="normal" style:font-size-asian="11pt" style:font-weight-asian="normal" style:font-size-complex="11pt" style:font-weight-complex="normal"/>
    </style:style>
    <style:style style:name="T13" style:family="text">
      <style:text-properties style:font-name="Consolas" fo:font-size="11pt" style:font-size-asian="11pt" style:font-size-complex="11pt"/>
    </style:style>
    <style:style style:name="T14" style:family="text">
      <style:text-properties style:font-name="Consolas"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CMSbasic</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
      <text:p text:style-name="P1"/>
      <text:p text:style-name="P26">This version of CMSbasic is a rewrite and modifications to the orginal BxBasic package written by Steve Arbayo, Copyright:(c) sarbayo, 2001-2011, Bxbasic (aka:Blunt Axe Basic). I have left all the copyrights, etc, in the source code. <text:s/></text:p>
      <text:p text:style-name="P26"/>
      <text:p text:style-name="P26">Steve has done an outstanding job, I hope my changes do not impact the great work that he has done.</text:p>
      <text:p text:style-name="P26"/>
      <text:p text:style-name="P26">Tom Chandler</text:p>
      <text:p text:style-name="P26">2018 - 2020</text:p>
      <text:p text:style-name="P1"/>
      <text:p text:style-name="P1"/>
      <text:p text:style-name="P1"/>
      <text:p text:style-name="P1"><text:s text:c="2"/></text:p>
      <text:p text:style-name="P1"/>
      <text:p text:style-name="Standard"/>
      <text:p text:style-name="P1"/>
      <text:p text:style-name="P1"/>
      <text:p text:style-name="P1"/>
      <text:p text:style-name="P1"/>
      <text:p text:style-name="P1"/>
      <text:p text:style-name="P1"/>
      <text:p text:style-name="P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3">Table of Contents</text:p>
          </text:index-title>
          <text:p text:style-name="P37">Welcome to Bxbasic:<text:tab/>15</text:p>
          <text:p text:style-name="P37">How to use Bxbasic:<text:tab/>15</text:p>
          <text:p text:style-name="P38">Bxbasic.exe:<text:tab/>15</text:p>
          <text:p text:style-name="P38">Bxcomp.exe<text:tab/>15</text:p>
          <text:p text:style-name="P38">Engine.exe<text:tab/>15</text:p>
          <text:p text:style-name="P37">General Information<text:tab/>17</text:p>
          <text:p text:style-name="P37">Keyword's<text:tab/>19</text:p>
          <text:p text:style-name="P38">ABS()<text:tab/>19</text:p>
          <text:p text:style-name="P38">ACOS()<text:tab/>19</text:p>
          <text:p text:style-name="P38">ASIN(num)<text:tab/>19</text:p>
          <text:p text:style-name="P38">ATN()<text:tab/>19</text:p>
          <text:p text:style-name="P38">ATAN2(n1,n2)<text:tab/>19</text:p>
          <text:p text:style-name="P38">BEEP<text:tab/>19</text:p>
          <text:p text:style-name="P38">CEIL(num)<text:tab/>21</text:p>
          <text:p text:style-name="P38">CDBL()<text:tab/>21</text:p>
          <text:p text:style-name="P38">CHDIR<text:tab/>21</text:p>
          <text:p text:style-name="P38">CHR$()<text:tab/>21</text:p>
          <text:p text:style-name="P38">CINT()<text:tab/>21</text:p>
          <text:p text:style-name="P38">CLEAR<text:tab/>21</text:p>
          <text:p text:style-name="P38">CLNG()<text:tab/>21</text:p>
          <text:p text:style-name="P38">CLOCK()<text:tab/>21</text:p>
          <text:p text:style-name="P38">CLOSE<text:tab/>21</text:p>
          <text:p text:style-name="P38">CLS<text:tab/>23</text:p>
          <text:p text:style-name="P38">COLOR<text:tab/>23</text:p>
          <text:p text:style-name="P38">COS()<text:tab/>23</text:p>
          <text:p text:style-name="P38">COSH(num)<text:tab/>23</text:p>
          <text:p text:style-name="P38">CSNG()<text:tab/>23</text:p>
          <text:p text:style-name="P38">CVD()<text:tab/>23</text:p>
          <text:p text:style-name="P38">CVI()<text:tab/>25</text:p>
          <text:p text:style-name="P38">CVS()<text:tab/>25</text:p>
          <text:p text:style-name="P38">DATE$<text:tab/>25</text:p>
          <text:p text:style-name="P38">DECLARE<text:tab/>25</text:p>
          <text:p text:style-name="P38">DEFAULT<text:tab/>25</text:p>
          <text:p text:style-name="P38">DIM<text:tab/>25</text:p>
          <text:p text:style-name="P38">DO<text:tab/>27</text:p>
          <text:p text:style-name="P38">DRIVE() <text:s text:c="7"/><text:tab/>27</text:p>
          <text:p text:style-name="P38">ELSE<text:tab/>27</text:p>
          <text:p text:style-name="P38">ELSEIF<text:tab/>27</text:p>
          <text:p text:style-name="P38">END<text:tab/>27</text:p>
          <text:p text:style-name="P38">ENDIF<text:tab/>29</text:p>
          <text:p text:style-name="P38">ENDSUB<text:tab/>29</text:p>
          <text:p text:style-name="P38">EOF()<text:tab/>29</text:p>
          <text:p text:style-name="P38">ERASE<text:tab/>29</text:p>
          <text:p text:style-name="P38">EXP()<text:tab/>29</text:p>
          <text:p text:style-name="P38"><text:soft-page-break/>FABS(num)<text:tab/>29</text:p>
          <text:p text:style-name="P38">FIELD<text:tab/>29</text:p>
          <text:p text:style-name="P38">FILES<text:tab/>31</text:p>
          <text:p text:style-name="P38">FLOOR(num)<text:tab/>31</text:p>
          <text:p text:style-name="P38">FMOD(n1,n2)<text:tab/>31</text:p>
          <text:p text:style-name="P38">FOR/NEXT<text:tab/>31</text:p>
          <text:p text:style-name="P38">FREXP()<text:tab/>33</text:p>
          <text:p text:style-name="P38">GET<text:tab/>33</text:p>
          <text:p text:style-name="P38">GOSUB/RETURN <text:tab/>33</text:p>
          <text:p text:style-name="P38">GOTO<text:tab/>33</text:p>
          <text:p text:style-name="P38">HYPOT(n1,n2)<text:tab/>33</text:p>
          <text:p text:style-name="P38">IF/ELSEIF/ELSE/ENDIF <text:tab/>35</text:p>
          <text:p text:style-name="P38">INKEY$<text:tab/>37</text:p>
          <text:p text:style-name="P38">INPUT<text:tab/>37</text:p>
          <text:p text:style-name="P38">INPUT$() <text:tab/>37</text:p>
          <text:p text:style-name="P38">INSTR()<text:tab/>37</text:p>
          <text:p text:style-name="P38">INT()<text:tab/>37</text:p>
          <text:p text:style-name="P38">KILL<text:tab/>39</text:p>
          <text:p text:style-name="P38">LCASE$()<text:tab/>39</text:p>
          <text:p text:style-name="P38">LDEXP(n1,n2)<text:tab/>39</text:p>
          <text:p text:style-name="P38">LEFT$()<text:tab/>39</text:p>
          <text:p text:style-name="P38">LEN()<text:tab/>39</text:p>
          <text:p text:style-name="P38">LET<text:tab/>39</text:p>
          <text:p text:style-name="P38">LINE INPUT<text:tab/>41</text:p>
          <text:p text:style-name="P38">LINE INPUT# <text:tab/>43</text:p>
          <text:p text:style-name="P38">LOC()<text:tab/>43</text:p>
          <text:p text:style-name="P38">LOCATE<text:tab/>43</text:p>
          <text:p text:style-name="P38">LOF()<text:tab/>43</text:p>
          <text:p text:style-name="P38">LOG()<text:tab/>43</text:p>
          <text:p text:style-name="P38">LOG10()<text:tab/>45</text:p>
          <text:p text:style-name="P38">LSET<text:tab/>45</text:p>
          <text:p text:style-name="P38">MID$()<text:tab/>45</text:p>
          <text:p text:style-name="P38">MKD$()<text:tab/>45</text:p>
          <text:p text:style-name="P38">MKDIR<text:tab/>47</text:p>
          <text:p text:style-name="P38">MKI$()<text:tab/>47</text:p>
          <text:p text:style-name="P38">MKS$()<text:tab/>47</text:p>
          <text:p text:style-name="P38">MODF()<text:tab/>47</text:p>
          <text:p text:style-name="P38">NAME<text:tab/>47</text:p>
          <text:p text:style-name="P38">NEXT<text:tab/>47</text:p>
          <text:p text:style-name="P38">OPEN<text:tab/>47</text:p>
          <text:p text:style-name="P38">PAUSE<text:tab/>49</text:p>
          <text:p text:style-name="P38">POW()<text:tab/>51</text:p>
          <text:p text:style-name="P38">POW10(num)<text:tab/>51</text:p>
          <text:p text:style-name="P38">PRINT<text:tab/>51</text:p>
          <text:p text:style-name="P38">PRINT# <text:tab/>51</text:p>
          <text:p text:style-name="P38">PUT<text:tab/>53</text:p>
          <text:p text:style-name="P38">RAND()<text:tab/>53</text:p>
          <text:p text:style-name="P38"><text:soft-page-break/>RANDOM<text:tab/>53</text:p>
          <text:p text:style-name="P38">READ# <text:tab/>53</text:p>
          <text:p text:style-name="P38">REM<text:tab/>53</text:p>
          <text:p text:style-name="P38">RETURN<text:tab/>53</text:p>
          <text:p text:style-name="P38">RIGHT$()<text:tab/>55</text:p>
          <text:p text:style-name="P38">RMDIR<text:tab/>55</text:p>
          <text:p text:style-name="P38">RSET<text:tab/>55</text:p>
          <text:p text:style-name="P38">SECONDS()<text:tab/>55</text:p>
          <text:p text:style-name="P38">SGN()<text:tab/>55</text:p>
          <text:p text:style-name="P38">SHELL<text:tab/>57</text:p>
          <text:p text:style-name="P38">SIN()<text:tab/>57</text:p>
          <text:p text:style-name="P38">SINH(num)<text:tab/>57</text:p>
          <text:p text:style-name="P38">SLEEP<text:tab/>57</text:p>
          <text:p text:style-name="P38">SPACE$()<text:tab/>57</text:p>
          <text:p text:style-name="P38">SQRT()<text:tab/>57</text:p>
          <text:p text:style-name="P38">SQUARE<text:tab/>57</text:p>
          <text:p text:style-name="P38">STOP<text:tab/>57</text:p>
          <text:p text:style-name="P38">STR$()<text:tab/>59</text:p>
          <text:p text:style-name="P38">STRING$()<text:tab/>59</text:p>
          <text:p text:style-name="P38">SUB<text:tab/>59</text:p>
          <text:p text:style-name="P38">SWITCH<text:tab/>59</text:p>
          <text:p text:style-name="P38">SYSTEM<text:tab/>59</text:p>
          <text:p text:style-name="P38">TANH()<text:tab/>61</text:p>
          <text:p text:style-name="P38">TIME$<text:tab/>61</text:p>
          <text:p text:style-name="P38">TIMER<text:tab/>61</text:p>
          <text:p text:style-name="P38">UCASE$()<text:tab/>61</text:p>
          <text:p text:style-name="P38">VAL()<text:tab/>61</text:p>
          <text:p text:style-name="P38">WHILE/WEND <text:tab/>61</text:p>
          <text:p text:style-name="P38">WRITE# <text:tab/>63</text:p>
          <text:p text:style-name="P38">Console <text:tab/>65</text:p>
          <text:p text:style-name="P39">bx1.bas<text:tab/>65</text:p>
          <text:p text:style-name="P39">bx2.bas<text:tab/>67</text:p>
          <text:p text:style-name="P39">bx3.bas<text:tab/>67</text:p>
          <text:p text:style-name="P39">bx4.bas<text:tab/>69</text:p>
          <text:p text:style-name="P39">bx5.bas<text:tab/>69</text:p>
          <text:p text:style-name="P39">bx6.bas<text:tab/>71</text:p>
          <text:p text:style-name="P39">bx7.bas<text:tab/>73</text:p>
          <text:p text:style-name="P39">bx8.bas<text:tab/>73</text:p>
          <text:p text:style-name="P39">bx9.bas<text:tab/>75</text:p>
          <text:p text:style-name="P39">bx10.bas<text:tab/>77</text:p>
          <text:p text:style-name="P39">bx11.bas<text:tab/>79</text:p>
          <text:p text:style-name="P39">bx12.bas<text:tab/>79</text:p>
          <text:p text:style-name="P39">bx13.bas<text:tab/>81</text:p>
          <text:p text:style-name="P39">bx14.bas<text:tab/>83</text:p>
          <text:p text:style-name="P39">bx15.bas<text:tab/>85</text:p>
          <text:p text:style-name="P39">bx16.bas<text:tab/>87</text:p>
          <text:p text:style-name="P39">bx17.bas<text:tab/>89</text:p>
          <text:p text:style-name="P39"><text:soft-page-break/>bx18.bas<text:tab/>91</text:p>
          <text:p text:style-name="P39">bx19.bas<text:tab/>93</text:p>
          <text:p text:style-name="P39">bx20.bas<text:tab/>93</text:p>
          <text:p text:style-name="P39">bx21.bas<text:tab/>95</text:p>
          <text:p text:style-name="P39">bx22.bas<text:tab/>99</text:p>
          <text:p text:style-name="P39">bx23.bas <text:s/>- <text:s/>FOR/NEXT<text:tab/>103</text:p>
          <text:p text:style-name="P39">bx24.bas <text:s/>- <text:s/>POWER/ MODULUS<text:tab/>107</text:p>
          <text:p text:style-name="P39">Bx25.bas <text:s/>- <text:s/>IF/ELSE<text:tab/>109</text:p>
          <text:p text:style-name="P39">bx26.bas <text:s/>- <text:s/>STRING FUNCTIONS <text:tab/>113</text:p>
          <text:p text:style-name="P39">bx27.bas <text:s/>- <text:s/>STRING FUNCTIONS <text:tab/>117</text:p>
          <text:p text:style-name="P39">bx28.bas <text:s/>- <text:s/>STRING FUNCTIONS <text:tab/>117</text:p>
          <text:p text:style-name="P39">bx29.bas <text:s/>- <text:s/>STRING FUNCTIONS <text:tab/>119</text:p>
          <text:p text:style-name="P39">bx30.bas <text:s/>- <text:s/>INKEY$<text:tab/>119</text:p>
          <text:p text:style-name="P39">bx31.bas <text:s/>- <text:s/>INKEY$<text:tab/>121</text:p>
          <text:p text:style-name="P39">bx32.bas <text:s/>- <text:s/>INPUT<text:tab/>121</text:p>
          <text:p text:style-name="P39">bx33.bas <text:s/>- <text:s/>INPUT$<text:tab/>125</text:p>
          <text:p text:style-name="P39">bx34.bas <text:s/>- <text:s/>LINE INPUT<text:tab/>125</text:p>
          <text:p text:style-name="P39">bx35.bas <text:s/>- <text:s/>ALGEBRAIC FUNCTIONS <text:tab/>127</text:p>
          <text:p text:style-name="P39">bx36.bas <text:s/>- <text:s/>ALGEBRAIC FUNCTIONS <text:tab/>131</text:p>
          <text:p text:style-name="P39">bx37.bas <text:s/>- <text:s/>DISK I/O<text:tab/>131</text:p>
          <text:p text:style-name="P39">bx38.bas <text:s/>- <text:s/>OPEN, CLOSE <text:tab/>135</text:p>
          <text:p text:style-name="P39">bx39.bas <text:s/>- <text:s/>OPEN, INPUT, CLOSE <text:tab/>135</text:p>
          <text:p text:style-name="P39">bx40.bas <text:s/>- <text:s/>OPEN, INPUT, CLOSE <text:tab/>137</text:p>
          <text:p text:style-name="P39">bx41.bas <text:s/>- <text:s/>EOF()<text:tab/>139</text:p>
          <text:p text:style-name="P39">Bx42.bas <text:s/>- <text:s/>Write Disk I/O<text:tab/>143</text:p>
          <text:p text:style-name="P39">bx43.bas <text:s/>- <text:s/>Write Disk I/O <text:tab/>145</text:p>
          <text:p text:style-name="P39">bx44.bas <text:s/>- <text:s/>LINE INPUT#<text:tab/>147</text:p>
          <text:p text:style-name="P39">bx45.bas <text:s/>- <text:s/>PRINT#<text:tab/>149</text:p>
          <text:p text:style-name="P39">bx46.bas <text:s/>- <text:s/>RANDOM I/O<text:tab/>151</text:p>
          <text:p text:style-name="P39">bx47.bas <text:s/>- <text:s/>RANDOM I/O<text:tab/>159</text:p>
          <text:p text:style-name="P39">bx48.bas <text:s/>- <text:s/>STRING I/O<text:tab/>161</text:p>
          <text:p text:style-name="P39">bx49.bas <text:s/>- <text:s/>LOC FUNCTIONS <text:tab/>165</text:p>
          <text:p text:style-name="P39">bx50.bas <text:s/>- <text:s/>ARRAYS<text:tab/>167</text:p>
          <text:p text:style-name="P39">bx51.bas <text:s/>- <text:s/>ARRAYS<text:tab/>171</text:p>
          <text:p text:style-name="P39">bx52.bas <text:s/>- <text:s/>ARRAYS<text:tab/>171</text:p>
          <text:p text:style-name="P39">bx53.bas <text:s/>- <text:s/>ERASE ARRAY<text:tab/>173</text:p>
          <text:p text:style-name="P39">bx54.bas <text:s/>– <text:s/>MULTI-DIMENSIONAL ARRAY<text:tab/>175</text:p>
          <text:p text:style-name="P39">bx55.bas <text:s/>– <text:s/>MULTI-DIMENSIONAL ARRAY<text:tab/>177</text:p>
          <text:p text:style-name="P39">bx56.bas <text:s/>- <text:s/>WHILE/WEND<text:tab/>177</text:p>
          <text:p text:style-name="P39">bx57.bas <text:s/>- <text:s/>DO/WHILE<text:tab/>181</text:p>
          <text:p text:style-name="P39">bx58.bas <text:s/>- <text:s/>SWITCH/CASE<text:tab/>183</text:p>
          <text:p text:style-name="P39">bx59.bas <text:s/>- <text:s/>SUB-FUNCTION<text:tab/>187</text:p>
          <text:p text:style-name="P37">Color Chart<text:tab/>203</text:p>
        </text:index-body>
      </text:table-of-content>
      <text:p text:style-name="P1"/>
      <text:p text:style-name="P1"/>
      <text:p text:style-name="P1"/>
      <text:p text:style-name="P1"/>
      <text:p text:style-name="P1"/>
      <text:h text:style-name="Heading_20_1" text:outline-level="1"><text:soft-page-break/>Welcome to CMSbasic:</text:h>
      <text:p text:style-name="P5"/>
      <text:p text:style-name="P24">CMSbasic is a Console Mode 32 bit Scripting Engine and Byte Code Compiler. </text:p>
      <text:p text:style-name="P24"/>
      <text:p text:style-name="P24">The Bxbasic dialect is a subset of the GWBasic, QBasic and QuickBasic_4.5 dialects. </text:p>
      <text:p text:style-name="P1"/>
      <text:h text:style-name="Heading_20_1" text:outline-level="1">How to use CMSbasic:</text:h>
      <text:p text:style-name="P1"/>
      <text:p text:style-name="P23">The <text:span text:style-name="T1">CMSBasic </text:span>components are: </text:p>
      <text:p text:style-name="P1"/>
      <text:h text:style-name="P41" text:outline-level="2">CMSBasic</text:h>
      <text:p text:style-name="P24">A stand-alone scripting engine (interpreter). With the scripting engine, CMSBasic scripts can be executed and tested. A text scripted program, written in the CMSBasic subset of the Basic dialect, using any text editor may be run.</text:p>
      <text:p text:style-name="P6"/>
      <text:h text:style-name="Heading_20_2" text:outline-level="2"/>
      <text:p text:style-name="P6"/>
      <text:p text:style-name="P6"/>
      <text:p text:style-name="P6"/>
      <text:p text:style-name="P31"/>
      <text:h text:style-name="Heading_20_1" text:outline-level="1">General Information</text:h>
      <text:p text:style-name="P6"/>
      <text:p text:style-name="P24">Note: CMSbasic is case sensitive. All statement keywords must appear in all upper-case, Such as: LET, DIM, FOR, etc.</text:p>
      <text:p text:style-name="P24"/>
      <text:p text:style-name="P24">All function names must appear in upper-case. Additionally, there are several string, algebraic and device functions.</text:p>
      <text:p text:style-name="P23"/>
      <text:p text:style-name="P23">CMSBasic is executed via CMS under VM370:</text:p>
      <text:p text:style-name="P23"/>
      <text:p text:style-name="P23"><text:s text:c="8"/>run CMSBASIC ( bx1 basic </text:p>
      <text:p text:style-name="P23"/>
      <text:p text:style-name="P20"><text:span text:style-name="T15">Basic programs are saved in the CMS using the extension of basic. </text:span><text:s text:c="2"/></text:p>
      <text:p text:style-name="P2"/>
      <text:p text:style-name="P1"/>
      <text:p text:style-name="P1"/>
      <text:p text:style-name="P1"/>
      <text:p text:style-name="P30"/>
      <text:h text:style-name="Heading_20_1" text:outline-level="1">Keyword's</text:h>
      <text:p text:style-name="P1"/>
      <text:p text:style-name="P1"/>
      <text:p text:style-name="P19"><text:span text:style-name="T1">Keyword: <text:s text:c="2"/></text:span><text:s text:c="6"/><text:span text:style-name="T1">Description:</text:span></text:p>
      <text:p text:style-name="P19">============ <text:s text:c="4"/><text:span text:style-name="T1">=================================</text:span></text:p>
      <text:h text:style-name="P42" text:outline-level="2">ABS()</text:h>
      <text:p text:style-name="Standard"><text:span text:style-name="T3"><text:s/></text:span><text:s text:c="8"/><text:span text:style-name="T2"><text:s/><text:tab/></text:span><text:span text:style-name="T12">Absolute value of expression.</text:span></text:p>
      <text:p text:style-name="P10"><text:span text:style-name="T14"><text:tab/><text:tab/><text:tab/></text:span><text:span text:style-name="T16">ex:<text:tab/>integer = ABS(integer)</text:span></text:p>
      <text:p text:style-name="P21"/>
      <text:h text:style-name="P42" text:outline-level="2">ACOS()</text:h>
      <text:p text:style-name="Standard"><text:s text:c="5"/><text:tab/><text:tab/><text:span text:style-name="T12">Calculates the arc cosine of number.</text:span></text:p>
      <text:p text:style-name="P34"/>
      <text:p text:style-name="P9">ASC()</text:p>
      <text:p text:style-name="P7"><text:tab/><text:tab/><text:tab/><text:span text:style-name="T13">R</text:span><text:span text:style-name="T9">eturns the ascii code of the first character in <text:tab/><text:tab/><text:tab/>a string.</text:span></text:p>
      <text:p text:style-name="P16"><text:tab/><text:tab/> <text:s text:c="3"/>ex:<text:tab/>integer = ASC(a$)</text:p>
      <text:p text:style-name="P7"/>
      <text:h text:style-name="P42" text:outline-level="2">ASIN(num)</text:h>
      <text:p text:style-name="P8"><text:span text:style-name="T15"><text:tab/><text:tab/><text:tab/></text:span><text:span text:style-name="T13">calculates the arc sine of number</text:span></text:p>
      <text:p text:style-name="P23"><text:tab/><text:tab/><text:tab/>usage:</text:p>
      <text:p text:style-name="P23"><text:s text:c="15"/><text:tab/><text:tab/>MyDouble# = ASIN(double#)</text:p>
      <text:p text:style-name="P23"><text:s text:c="15"/><text:tab/><text:tab/>Print "ASIN("; double#; ")="; MyDouble#</text:p>
      <text:p text:style-name="P22"/>
      <text:h text:style-name="P43" text:outline-level="2">ATN()</text:h>
      <text:p text:style-name="P5"><text:tab/><text:tab/><text:tab/><text:span text:style-name="T5">Return the arc tangent of a number.</text:span></text:p>
      <text:p text:style-name="P11"><text:tab/><text:tab/> <text:s text:c="3"/>ex:<text:tab/>float# = ATN(float#)</text:p>
      <text:p text:style-name="P19"/>
      <text:h text:style-name="P42" text:outline-level="2">ATAN2(n1,n2)</text:h>
      <text:p text:style-name="P1"><text:tab/><text:tab/><text:tab/><text:span text:style-name="T10">calculates the arc tangent of n1/n2</text:span></text:p>
      <text:p text:style-name="P23"><text:tab/><text:tab/><text:tab/>usage:</text:p>
      <text:p text:style-name="P23"><text:s text:c="15"/><text:tab/><text:tab/>MyDouble# = ATAN2(aDouble#, bDouble#)</text:p>
      <text:p text:style-name="P23"><text:s text:c="15"/><text:tab/><text:tab/>Print "ATAN2("; aDouble#; ","; bDouble#; <text:tab/><text:tab/><text:tab/><text:tab/><text:tab/><text:tab/>")=";<text:tab/>MyDouble#</text:p>
      <text:h text:style-name="P42" text:outline-level="2">CEIL(num)</text:h>
      <text:p text:style-name="P1"><text:tab/><text:tab/><text:tab/><text:span text:style-name="T10">calculates the smallest whole number that is not</text:span></text:p>
      <text:p text:style-name="P23"><text:tab/><text:tab/><text:tab/>less than number</text:p>
      <text:p text:style-name="P23"><text:s text:c="7"/><text:tab/><text:tab/>usage:</text:p>
      <text:p text:style-name="P19"><text:soft-page-break/><text:s text:c="15"/><text:tab/><text:tab/><text:span text:style-name="T15">MyDouble# = CEIL(double#)</text:span></text:p>
      <text:p text:style-name="P23"><text:s text:c="15"/><text:tab/><text:tab/>Print "CEIL("; double#; ")="; MyDouble#</text:p>
      <text:h text:style-name="P42" text:outline-level="2">CDBL()</text:h>
      <text:p text:style-name="P1"><text:tab/><text:tab/><text:tab/><text:span text:style-name="T10">Converts a number to double precision.</text:span></text:p>
      <text:p text:style-name="P1"><text:s text:c="7"/><text:tab/><text:tab/>usage:</text:p>
      <text:p text:style-name="P1"><text:s text:c="15"/><text:tab/><text:tab/>double# = CDBL(Integer)</text:p>
      <text:p text:style-name="P1"><text:s text:c="7"/><text:tab/><text:tab/>example:</text:p>
      <text:p text:style-name="P1"><text:s text:c="17"/>Dim intVal = 10</text:p>
      <text:p text:style-name="P1"><text:s text:c="17"/>Dim dblVal# = 0</text:p>
      <text:p text:style-name="P1"><text:s text:c="17"/>dblVal# = CDBL(intVal)</text:p>
      <text:p text:style-name="P1"><text:s text:c="17"/>Print "Double="; dblVal#</text:p>
      <text:p text:style-name="P1"><text:span text:style-name="T10"/></text:p>
      <text:h text:style-name="P42" text:outline-level="2">CHR$()</text:h>
      <text:p text:style-name="P1"><text:tab/><text:tab/><text:tab/><text:span text:style-name="T6">Returns the character corresponding to the ASCII <text:tab/><text:tab/><text:tab/>value of the integer.</text:span></text:p>
      <text:p text:style-name="P11"><text:tab/><text:tab/> <text:s text:c="3"/>ex:<text:tab/>string$ = CHR$(integer)</text:p>
      <text:p text:style-name="P19"/>
      <text:h text:style-name="P45" text:outline-level="2">CINT()</text:h>
      <text:p text:style-name="P1"><text:tab/><text:tab/><text:tab/>converts a floating point number to an integer by <text:tab/><text:tab/><text:tab/>rounding up the fractional portion of the number. </text:p>
      <text:p text:style-name="P1"><text:s text:c="7"/><text:tab/><text:tab/>usage:</text:p>
      <text:p text:style-name="P1"><text:s text:c="15"/><text:tab/><text:tab/>result = CINT(float)</text:p>
      <text:p text:style-name="P1"><text:s text:c="7"/><text:tab/><text:tab/>example:</text:p>
      <text:p text:style-name="P1"><text:s text:c="16"/>Dim float# = 14.9999</text:p>
      <text:p text:style-name="P1"><text:s text:c="16"/>Dim intVal = 0</text:p>
      <text:p text:style-name="P1"><text:s text:c="16"/>intVal = CINT(float#)</text:p>
      <text:p text:style-name="P1"/>
      <text:p text:style-name="P1"><text:tab/><text:tab/><text:tab/>The value of intVal is: 15</text:p>
      <text:p text:style-name="P1"/>
      <text:p text:style-name="P1"><text:span text:style-name="T10"/></text:p>
      <text:h text:style-name="P42" text:outline-level="2">CLEAR</text:h>
      <text:p text:style-name="P36"><text:span text:style-name="T3"><text:tab/><text:tab/><text:tab/></text:span><text:span text:style-name="T4">Sets numeric variables to zero, strings to NULL.</text:span></text:p>
      <text:p text:style-name="P11"><text:tab/><text:tab/> <text:s text:c="3"/>Ex: <text:s/>CLEAR (clears all numeric and string <text:tab/><text:tab/><text:tab/><text:tab/><text:tab/> <text:s text:c="3"/>variables)</text:p>
      <text:p text:style-name="P11"><text:tab/><text:tab/><text:tab/> <text:s/>CLEAR a$, name$, integer%</text:p>
      <text:h text:style-name="P42" text:outline-level="2">CLNG()</text:h>
      <text:p text:style-name="P1"><text:tab/><text:tab/><text:tab/>converts a floating point number to a long <text:tab/><text:tab/><text:tab/><text:tab/>integer by rounding up the fractional portion of <text:tab/><text:tab/><text:tab/>the number. </text:p>
      <text:p text:style-name="P1"><text:s text:c="7"/><text:tab/><text:tab/>usage:</text:p>
      <text:p text:style-name="P1"><text:s text:c="15"/><text:tab/>long% = CLNG(float#)</text:p>
      <text:p text:style-name="P1"><text:s text:c="6"/></text:p>
      <text:p text:style-name="P1"><text:tab/><text:tab/><text:tab/>example:</text:p>
      <text:p text:style-name="P1"><text:soft-page-break/><text:s text:c="15"/><text:tab/>Dim lngVal% = 0</text:p>
      <text:p text:style-name="P1"><text:s text:c="14"/><text:tab/>Dim dblVal# = 32767.55</text:p>
      <text:p text:style-name="P1"><text:s text:c="15"/><text:tab/>lngVal% = CLNG(dblVal#)</text:p>
      <text:p text:style-name="P1"><text:s text:c="15"/><text:tab/>Print "long="; lngVal%</text:p>
      <text:h text:style-name="P42" text:outline-level="2">CLOCK()</text:h>
      <text:p text:style-name="P1"><text:tab/><text:tab/><text:tab/><text:span text:style-name="T10">Number of clock_ticks since program start.</text:span></text:p>
      <text:p text:style-name="P23"><text:tab/><text:tab/><text:tab/>usage:</text:p>
      <text:p text:style-name="P23"><text:s/><text:tab/><text:tab/><text:tab/><text:tab/>number = CLOCK()</text:p>
      <text:h text:style-name="P42" text:outline-level="2">CLOSE</text:h>
      <text:p text:style-name="P1"><text:tab/><text:tab/><text:tab/><text:span text:style-name="T6">Closes access to a disk file. I</text:span></text:p>
      <text:p text:style-name="P11"><text:tab/><text:tab/> <text:s text:c="3"/>ex:<text:tab/>CLOSE #1</text:p>
      <text:p text:style-name="P19"/>
      <text:h text:style-name="P42" text:outline-level="2">COS()</text:h>
      <text:p text:style-name="P1"><text:tab/><text:tab/><text:tab/><text:span text:style-name="T6">Returns the cosine of a floating point number.</text:span></text:p>
      <text:p text:style-name="P11"><text:tab/><text:tab/> <text:s text:c="3"/>ex:<text:tab/>float# = COS(float#)</text:p>
      <text:p text:style-name="P19"/>
      <text:h text:style-name="P46" text:outline-level="2">COSH(num)</text:h>
      <text:p text:style-name="P23"><text:tab/><text:tab/><text:tab/>return hyperbolic cosine of number</text:p>
      <text:p text:style-name="P23"><text:tab/><text:tab/><text:tab/>usage:</text:p>
      <text:p text:style-name="P23"><text:s text:c="15"/><text:tab/><text:tab/>MyDouble# = COSH(double#)</text:p>
      <text:p text:style-name="P23"><text:s text:c="15"/><text:tab/><text:tab/>Print "COSH("; double#; ")="; MyDouble#</text:p>
      <text:h text:style-name="P46" text:outline-level="2">CSNG()</text:h>
      <text:p text:style-name="P1"><text:span text:style-name="T10"><text:tab/><text:tab/><text:tab/></text:span>converts number to single precision, rounding the <text:tab/><text:tab/><text:tab/>number when converting it to single precision.</text:p>
      <text:p text:style-name="P1"><text:s text:c="7"/><text:tab/><text:tab/>usage:</text:p>
      <text:p text:style-name="P1"><text:s text:c="15"/><text:tab/><text:tab/>single! = CSNG(Float#)</text:p>
      <text:p text:style-name="P1"><text:s text:c="7"/><text:tab/><text:tab/>example:</text:p>
      <text:p text:style-name="P1"><text:s text:c="15"/><text:tab/>Dim snglVal! = 0</text:p>
      <text:p text:style-name="P1"><text:s text:c="15"/><text:tab/>Dim dblVal# = .1453885509</text:p>
      <text:p text:style-name="P1"><text:s text:c="15"/><text:tab/>snglVal! = CSNG(dblVal#)</text:p>
      <text:p text:style-name="P23"><text:s text:c="15"/><text:tab/>Print "Single="; snglVal!</text:p>
      <text:h text:style-name="P46" text:outline-level="2">CVD()</text:h>
      <text:p text:style-name="P23"><text:tab/><text:tab/><text:tab/><text:span text:style-name="T7">Converts an 8 byte string to a double precision </text:span><text:span text:style-name="T7"><text:tab/><text:tab/><text:tab/>number. Used to restore numeric data to numeric <text:tab/><text:tab/><text:tab/>form <text:tab/>after a disk read.</text:span></text:p>
      <text:p text:style-name="P16"><text:tab/><text:tab/> <text:s text:c="3"/>ex:<text:tab/>float# = CVD(string)</text:p>
      <text:h text:style-name="P46" text:outline-level="2">CVI()</text:h>
      <text:p text:style-name="P23"><text:tab/><text:tab/><text:tab/><text:span text:style-name="T7">Converts a 4 byte string to an integer number. <text:tab/><text:tab/><text:tab/><text:tab/>Used to restore <text:tab/>numeric data to numeric form <text:tab/><text:tab/><text:tab/><text:tab/>after a disk read.</text:span></text:p>
      <text:p text:style-name="P16"><text:soft-page-break/><text:tab/><text:tab/> <text:s text:c="3"/>ex:<text:tab/>integer% = CVI(string)</text:p>
      <text:h text:style-name="P42" text:outline-level="2">CVS()</text:h>
      <text:p text:style-name="P1"><text:tab/><text:tab/><text:tab/><text:span text:style-name="T6">Converts an 8 byte string to a Single precision <text:tab/><text:tab/><text:tab/>number. Used to <text:tab/>restore numeric data to numeric <text:tab/><text:tab/><text:tab/>form after a disk read.</text:span></text:p>
      <text:p text:style-name="P11"><text:tab/><text:tab/> <text:s text:c="3"/>ex:<text:tab/>float! = CVS(string)</text:p>
      <text:h text:style-name="P42" text:outline-level="2">DATE$</text:h>
      <text:p text:style-name="P1"><text:tab/><text:tab/><text:tab/><text:span text:style-name="T6">This keyword returns the current date in the <text:tab/><text:tab/><text:tab/><text:tab/>format of <text:tab/>MM/DD/YYYY</text:span></text:p>
      <text:p text:style-name="P11"><text:tab/><text:tab/> <text:s text:c="3"/>ex:<text:tab/>d$ = DATE$</text:p>
      <text:p text:style-name="P19"/>
      <text:h text:style-name="P42" text:outline-level="2">DECLARE</text:h>
      <text:p text:style-name="P1"><text:tab/><text:tab/><text:tab/><text:span text:style-name="T10">create a SUB function/routine.</text:span></text:p>
      <text:h text:style-name="P42" text:outline-level="2">DEFAULT</text:h>
      <text:p text:style-name="P1"><text:tab/><text:tab/><text:tab/><text:span text:style-name="T10">switch/case.</text:span></text:p>
      <text:h text:style-name="P42" text:outline-level="2">DIM</text:h>
      <text:p text:style-name="P2"><text:tab/><text:tab/><text:tab/><text:span text:style-name="T8">Declares and dimensions a multi-dimensional string <text:tab/><text:tab/><text:tab/>array. In this release, DIM supports string arrays <text:tab/><text:tab/><text:tab/>only.</text:span></text:p>
      <text:p text:style-name="P16"/>
      <text:p text:style-name="P16"><text:tab/><text:tab/> <text:s text:c="3"/>In this example:</text:p>
      <text:p text:style-name="P16"><text:tab/><text:tab/><text:tab/>DIM string$(3,3,10)</text:p>
      <text:p text:style-name="P16"/>
      <text:p text:style-name="P15"><text:span text:style-name="T15"><text:tab/><text:tab/> <text:s text:c="3"/>the array is an array of 90 string pointers: 3 x 3 x <text:tab/><text:tab/> <text:s text:c="3"/>10 = 90 That is, an array of 90 address pointers and <text:tab/><text:tab/> <text:s text:c="3"/>not 90 characters. <text:s/>The above could be best seen as <text:tab/><text:tab/> <text:s text:c="3"/>3 groups (or tablets), each containing 3 pages, with <text:tab/><text:tab/> <text:s text:c="3"/>each page containing 10 rows for data (or strings). </text:span><text:span text:style-name="T15"><text:tab/><text:tab/> <text:s text:c="3"/>Each array string (or row) is dynamically created</text:span></text:p>
      <text:p text:style-name="P17"><text:tab/> <text:tab/> <text:s text:c="3"/>and populated when it is assigned to.</text:p>
      <text:p text:style-name="P16"/>
      <text:p text:style-name="P16"><text:tab/><text:tab/> <text:s text:c="3"/>In this example:</text:p>
      <text:p text:style-name="P16"><text:tab/><text:tab/><text:tab/>DIM string$(10)</text:p>
      <text:p text:style-name="P16"/>
      <text:p text:style-name="P18"><text:tab/><text:tab/> <text:s text:c="2"/>an array of 10 string address pointers is created. <text:tab/><text:tab/><text:tab/> <text:s text:c="2"/>Each of the 10 strings can be of any desired (within <text:s text:c="8"/><text:tab/><text:tab/> <text:s text:c="2"/>reason) length.</text:p>
      <text:p text:style-name="P17"/>
      <text:p text:style-name="P17"><text:tab/><text:tab/> <text:s text:c="3"/>The following example dimensions an array and <text:tab/><text:tab/><text:tab/> <text:s text:c="3"/>then populates <text:tab/>three array pointers:</text:p>
      <text:p text:style-name="P14"/>
      <text:p text:style-name="P14"><text:tab/><text:tab/> <text:s text:c="3"/><text:span text:style-name="T15">DIM string$(3,3,10)</text:span></text:p>
      <text:p text:style-name="P16"><text:soft-page-break/><text:tab/><text:tab/> <text:s text:c="3"/>string$(1,1,1) = "hello world!"</text:p>
      <text:p text:style-name="P16"><text:tab/><text:tab/> <text:s text:c="3"/>string$(2,2,2) = "This is a test "</text:p>
      <text:p text:style-name="P16"><text:tab/><text:tab/> <text:s text:c="3"/>string$(2,2,3) = "of the emergency broadcast"</text:p>
      <text:p text:style-name="P19"/>
      <text:h text:style-name="P42" text:outline-level="2">DO</text:h>
      <text:p text:style-name="P1"><text:tab/><text:tab/><text:tab/><text:span text:style-name="T10">conditional loop.</text:span></text:p>
      <text:h text:style-name="P42" text:outline-level="2">ELSE</text:h>
      <text:p text:style-name="P1"><text:tab/><text:tab/><text:tab/><text:span text:style-name="T10">default action.</text:span></text:p>
      <text:h text:style-name="P42" text:outline-level="2">ELSEIF</text:h>
      <text:p text:style-name="P1"><text:tab/><text:tab/><text:tab/><text:span text:style-name="T10">alternate condition.</text:span></text:p>
      <text:h text:style-name="P42" text:outline-level="2">END</text:h>
      <text:p text:style-name="P2"><text:tab/><text:tab/><text:tab/><text:span text:style-name="T6">Terminates program execution. Every program must <text:tab/><text:tab/><text:tab/>have at lease one END/STOP/SYSTEM statement. The <text:tab/><text:tab/><text:tab/>END command need not be the last line in the program. <text:tab/><text:tab/><text:tab/>ie: it can be anywhere within the program.</text:span></text:p>
      <text:p text:style-name="P11"/>
      <text:p text:style-name="P11"><text:tab/><text:tab/> <text:s text:c="3"/>IF x = 0 THEN</text:p>
      <text:p text:style-name="P11"><text:tab/><text:tab/><text:tab/>GOTO TheEnd</text:p>
      <text:p text:style-name="P11"><text:tab/><text:tab/> <text:s text:c="3"/>ENDIF</text:p>
      <text:p text:style-name="P11"><text:tab/><text:tab/> <text:s text:c="3"/>...</text:p>
      <text:p text:style-name="P11"><text:tab/> <text:s text:c="5"/>TheEnd:</text:p>
      <text:p text:style-name="P11"><text:tab/><text:tab/> <text:s text:c="3"/>END</text:p>
      <text:p text:style-name="P11"/>
      <text:p text:style-name="P11"><text:tab/><text:tab/> <text:s/>END or STOP or SYSTEM can be used interchangeably.</text:p>
      <text:p text:style-name="P19"/>
      <text:h text:style-name="P42" text:outline-level="2">ENDIF</text:h>
      <text:p text:style-name="P1"><text:tab/><text:tab/><text:tab/><text:span text:style-name="T10">condition terminator.</text:span></text:p>
      <text:h text:style-name="P42" text:outline-level="2">ENDSUB</text:h>
      <text:p text:style-name="P1"><text:tab/><text:tab/><text:tab/><text:span text:style-name="T10">declares the end of a SUB function.</text:span></text:p>
      <text:h text:style-name="P42" text:outline-level="2">EOF()</text:h>
      <text:p text:style-name="P2"><text:tab/><text:tab/><text:tab/><text:span text:style-name="T6">Returns a Boolean TRUE or FALSE based on whether <text:tab/><text:tab/><text:tab/>or not the end-of-file has been reached. Is used <text:tab/><text:tab/><text:tab/>in an "IF/ELSE" construct.</text:span></text:p>
      <text:p text:style-name="P11"/>
      <text:p text:style-name="P11"><text:tab/><text:tab/> <text:s text:c="3"/>ex:<text:tab/>IF EOF(1) THEN</text:p>
      <text:p text:style-name="P11"><text:tab/><text:tab/><text:tab/><text:tab/> <text:s text:c="3"/>GOTO CloseFile</text:p>
      <text:p text:style-name="P11"><text:tab/><text:tab/><text:tab/> <text:s text:c="6"/>ENDIF</text:p>
      <text:p text:style-name="P19"/>
      <text:h text:style-name="P42" text:outline-level="2"><text:soft-page-break/>ERASE</text:h>
      <text:p text:style-name="P1"><text:tab/><text:tab/><text:tab/><text:span text:style-name="T10">erase an array.</text:span></text:p>
      <text:h text:style-name="P42" text:outline-level="2">EXP()</text:h>
      <text:p text:style-name="P1"><text:tab/><text:tab/><text:tab/><text:span text:style-name="T10">returns the natural exponent of number</text:span></text:p>
      <text:p text:style-name="P23"><text:tab/><text:tab/><text:tab/>usage:</text:p>
      <text:p text:style-name="P23"><text:s text:c="15"/><text:tab/><text:tab/>MyDouble# = EXP(double#)</text:p>
      <text:p text:style-name="P23"><text:s text:c="15"/><text:tab/><text:tab/>Print "exponent="; MyDouble#</text:p>
      <text:p text:style-name="P1"><text:tab/><text:tab/><text:tab/></text:p>
      <text:p text:style-name="P1"/>
      <text:h text:style-name="P42" text:outline-level="2">FABS(num)</text:h>
      <text:p text:style-name="P1"><text:tab/><text:tab/><text:tab/><text:span text:style-name="T10">returns the absolute value of a floating point number</text:span></text:p>
      <text:p text:style-name="P23"><text:tab/><text:tab/><text:tab/>usage:</text:p>
      <text:p text:style-name="P23"><text:s text:c="15"/><text:tab/><text:tab/>MyDouble# = FABS(double#)</text:p>
      <text:p text:style-name="P23"><text:s text:c="15"/><text:tab/><text:tab/>Print "FABS("; double#; ")="; MyDouble#</text:p>
      <text:h text:style-name="P42" text:outline-level="2">FIELD</text:h>
      <text:p text:style-name="P2"><text:tab/><text:tab/><text:tab/><text:span text:style-name="T6">Divides a random access file buffer into fields <text:tab/><text:tab/><text:tab/>so that data can be written to disk or read from <text:tab/><text:tab/><text:tab/>disk into memory. Each field is <text:tab/>identified by a <text:tab/><text:tab/><text:tab/>string variable name and is of a specified <text:tab/><text:tab/><text:tab/><text:tab/>length. The length must be an integer constant.</text:span></text:p>
      <text:p text:style-name="P11"/>
      <text:p text:style-name="P11"><text:tab/><text:tab/> <text:s text:c="3"/>ex:<text:tab/>FIELD #1, 10 AS firstname$, </text:p>
      <text:p text:style-name="P11"><text:s text:c="33"/>10 AS lastname$, 1 AS initial$</text:p>
      <text:p text:style-name="P23"/>
      <text:h text:style-name="P42" text:outline-level="2">FLOOR(num)</text:h>
      <text:p text:style-name="P1"><text:tab/><text:tab/><text:tab/><text:span text:style-name="T10">returns a double precision, largest whole number, </text:span></text:p>
      <text:p text:style-name="P23"><text:tab/><text:tab/><text:tab/>less than number</text:p>
      <text:p text:style-name="P23"><text:s text:c="7"/><text:tab/><text:tab/>usage:</text:p>
      <text:p text:style-name="P23"><text:s text:c="15"/><text:tab/><text:tab/>MyDouble# = FLOOR(double#)</text:p>
      <text:p text:style-name="P19"><text:s text:c="15"/><text:tab/><text:tab/><text:span text:style-name="T15">Print "FLOOR("; double#; ")="; MyDouble#</text:span><text:tab/></text:p>
      <text:h text:style-name="P42" text:outline-level="2">FMOD(n1,n2)</text:h>
      <text:p text:style-name="P1"><text:tab/><text:tab/><text:tab/><text:span text:style-name="T10">calculates the floating point remainder of n1 <text:tab/><text:tab/><text:tab/><text:tab/>divided by n2</text:span></text:p>
      <text:p text:style-name="P23"><text:s text:c="7"/><text:tab/><text:tab/>usage:</text:p>
      <text:p text:style-name="P23"><text:s text:c="15"/><text:tab/><text:tab/>MyDouble# = FMOD(aDouble#, bDouble#)</text:p>
      <text:p text:style-name="P23"><text:s text:c="15"/><text:tab/><text:tab/>Print "FMOD("; aDouble#; ","; bDouble#; <text:tab/><text:tab/><text:tab/><text:tab/><text:tab/><text:tab/>")="; MyDouble#<text:tab/><text:tab/></text:p>
      <text:h text:style-name="P47" text:outline-level="2">FOR/NEXT</text:h>
      <text:p text:style-name="P11"><text:tab/><text:tab/> <text:s text:c="3"/>F<text:span text:style-name="T10">OR variable = initial value TO final value STEP <text:tab/><text:tab/><text:tab/> <text:s text:c="3"/>increment NEXT variable</text:span></text:p>
      <text:p text:style-name="P16"><text:soft-page-break/></text:p>
      <text:p text:style-name="P16"><text:tab/><text:tab/> <text:s text:c="3"/>Creates a program loop that will be executed for a <text:tab/><text:tab/><text:tab/> <text:s text:c="3"/>predetermined number of cycles. The value of <text:tab/><text:tab/><text:tab/> <text:s text:c="3"/>'variable' is set to that of 'initial value'. The <text:tab/><text:tab/><text:tab/> <text:s text:c="3"/>value of 'variable' is then incremented after each <text:tab/><text:tab/><text:tab/> <text:s text:c="3"/>cycle by the value of 'increment'.</text:p>
      <text:p text:style-name="P16"/>
      <text:p text:style-name="P16"><text:tab/><text:tab/> <text:s text:c="3"/>In this example, the loop will execute for 15 cycles:</text:p>
      <text:p text:style-name="P16"/>
      <text:p text:style-name="P16"><text:tab/><text:tab/><text:tab/>ex:<text:tab/>FOR x = 1 TO 30 STEP 2</text:p>
      <text:p text:style-name="P16"><text:tab/><text:tab/><text:tab/><text:tab/>' do stuff</text:p>
      <text:p text:style-name="P16"><text:tab/><text:tab/><text:tab/><text:tab/>NEXT</text:p>
      <text:p text:style-name="P16"/>
      <text:p text:style-name="P23"><text:tab/><text:tab/><text:tab/>loop construct (includes: [TO][STEP]).</text:p>
      <text:h text:style-name="P42" text:outline-level="2">FREXP()</text:h>
      <text:p text:style-name="P2"><text:tab/><text:tab/><text:tab/><text:span text:style-name="T10">returns the mantissa of a floating point number <text:tab/><text:tab/><text:tab/>(n1), as a normalized fraction. The power of 2 <text:tab/><text:tab/><text:tab/><text:tab/>exponent of n1 is stored in n2.</text:span></text:p>
      <text:p text:style-name="P1"><text:s text:c="7"/><text:tab/><text:tab/>usage:</text:p>
      <text:p text:style-name="P1"><text:s text:c="15"/><text:tab/>MyDouble# = FREXP(aDouble#, Myint)</text:p>
      <text:p text:style-name="P1"><text:s text:c="15"/><text:tab/>Print "FREXP("; aDouble#; ","; Myint; ")="; <text:tab/><text:tab/><text:tab/><text:tab/>MyDouble#</text:p>
      <text:p text:style-name="P1"><text:s text:c="15"/><text:tab/>Print "Myint="; Myint</text:p>
      <text:p text:style-name="P2"><text:span text:style-name="T10"/></text:p>
      <text:h text:style-name="P42" text:outline-level="2">GET</text:h>
      <text:p text:style-name="P2"><text:tab/><text:tab/><text:tab/><text:span text:style-name="T6">Reads a record from a random access disk file and <text:tab/><text:tab/><text:tab/>places it in the specified buffer. Record is an <text:tab/><text:tab/><text:tab/>integer value. The default <text:tab/>record if none is <text:tab/><text:tab/><text:tab/>specified is the next logical record.</text:span></text:p>
      <text:p text:style-name="P11"/>
      <text:p text:style-name="P11"><text:tab/><text:tab/><text:tab/>ex:<text:tab/>GET #1,ndx</text:p>
      <text:p text:style-name="P23"/>
      <text:h text:style-name="P47" text:outline-level="2">GOSUB/RETURN </text:h>
      <text:p text:style-name="P13"><text:tab/><text:tab/> <text:s text:c="3"/><text:span text:style-name="T15">GOSUB label</text:span></text:p>
      <text:p text:style-name="P11"><text:tab/><text:tab/> <text:s text:c="3"/>RETURN</text:p>
      <text:p text:style-name="P11"/>
      <text:p text:style-name="P13"><text:span text:style-name="T15"><text:tab/><text:tab/> <text:s text:c="3"/>Branches to the subroutine beginning at "label".</text:span> <text:tab/><text:tab/> <text:s text:c="2"/><text:span text:style-name="T15"><text:s/>Every subroutine must end with a RETURN command.</text:span></text:p>
      <text:p text:style-name="P11"/>
      <text:p text:style-name="P11"><text:tab/><text:tab/> <text:s text:c="3"/>GOSUB MyRoutine</text:p>
      <text:p text:style-name="P11"><text:tab/><text:tab/> <text:s text:c="3"/>...</text:p>
      <text:p text:style-name="P11"><text:tab/><text:tab/> <text:s text:c="3"/>...</text:p>
      <text:p text:style-name="P11"><text:tab/> <text:s text:c="7"/>MyRoutine:</text:p>
      <text:p text:style-name="P11"><text:tab/><text:tab/> <text:s text:c="3"/>'do stuff</text:p>
      <text:p text:style-name="P11"><text:tab/><text:tab/> <text:s text:c="3"/>RETURN</text:p>
      <text:h text:style-name="P42" text:outline-level="2"><text:soft-page-break/>GOTO</text:h>
      <text:p text:style-name="P1"><text:tab/><text:tab/><text:tab/><text:span text:style-name="T6">Causes an absolute jump to the program line that <text:tab/><text:tab/><text:tab/>follows "label". There is no returning from a <text:tab/><text:tab/><text:tab/>GOTO.</text:span></text:p>
      <text:p text:style-name="P11"/>
      <text:p text:style-name="P11"><text:tab/><text:tab/> <text:s text:c="3"/>GOTO MyLabel</text:p>
      <text:p text:style-name="P11"><text:tab/><text:tab/> <text:s text:c="3"/>...</text:p>
      <text:p text:style-name="P11"><text:tab/><text:tab/> <text:s text:c="3"/>...</text:p>
      <text:p text:style-name="P11"><text:tab/> <text:s text:c="6"/>MyLabel:</text:p>
      <text:p text:style-name="P11"><text:tab/><text:tab/> <text:s text:c="3"/>'do stuff</text:p>
      <text:h text:style-name="P42" text:outline-level="2">HYPOT(n1,n2)</text:h>
      <text:p text:style-name="P1"><text:tab/><text:tab/><text:tab/><text:span text:style-name="T10">calculates the length of the hypotenuse of a <text:tab/><text:tab/><text:tab/>right triangle, with sides n1 and n2</text:span></text:p>
      <text:p text:style-name="P23"><text:s text:c="7"/><text:tab/><text:tab/>usage:</text:p>
      <text:p text:style-name="P23"><text:s text:c="15"/><text:tab/><text:tab/>MyDouble# = HYPOT(aDouble#, bDouble#)</text:p>
      <text:p text:style-name="P23"><text:s text:c="15"/><text:tab/><text:tab/>Print "HYPOT("; aDouble#; ","; bDouble#; <text:tab/><text:tab/><text:tab/><text:tab/><text:tab/>")="; MyDouble#</text:p>
      <text:h text:style-name="P47" text:outline-level="2">IF/ELSEIF/ELSE/ENDIF </text:h>
      <text:p text:style-name="P11"><text:tab/><text:tab/><text:tab/>IF expression THEN</text:p>
      <text:p text:style-name="P11"><text:tab/><text:tab/><text:tab/><text:tab/>statement</text:p>
      <text:p text:style-name="P11"><text:tab/><text:tab/><text:tab/>ELSEIF expression THEN</text:p>
      <text:p text:style-name="P11"><text:tab/><text:tab/><text:tab/><text:tab/>statement</text:p>
      <text:p text:style-name="P11"><text:tab/><text:tab/><text:tab/>ELSE </text:p>
      <text:p text:style-name="P11"><text:tab/><text:tab/><text:tab/><text:tab/>default</text:p>
      <text:p text:style-name="P11"><text:tab/><text:tab/><text:tab/>ENDIF</text:p>
      <text:p text:style-name="P11"/>
      <text:p text:style-name="P11"><text:tab/><text:tab/><text:tab/>IF/ELSE is a conditional expression construct, <text:tab/><text:tab/><text:tab/><text:tab/>where any number of variables and conditions can <text:tab/><text:tab/><text:tab/>be tested for logical and boolean values. A simple <text:tab/><text:tab/><text:tab/>expression might be:</text:p>
      <text:p text:style-name="P11"/>
      <text:p text:style-name="P11"><text:tab/><text:tab/><text:tab/>IF x = 0 THEN</text:p>
      <text:p text:style-name="P11"><text:tab/><text:tab/><text:tab/><text:tab/>PRINT "x = 0"</text:p>
      <text:p text:style-name="P11"><text:tab/><text:tab/><text:tab/>ENDIF</text:p>
      <text:p text:style-name="P11"/>
      <text:p text:style-name="P11"><text:tab/><text:tab/><text:tab/>A more complex expression might look like:</text:p>
      <text:p text:style-name="P11"/>
      <text:p text:style-name="P11"><text:tab/><text:tab/><text:tab/>IF x &gt;= 0 AND x &lt;= 10 THEN</text:p>
      <text:p text:style-name="P11"><text:s text:c="12"/><text:tab/><text:tab/><text:tab/>PRINT "x=0 to 10",x</text:p>
      <text:p text:style-name="P11"><text:s text:c="4"/><text:tab/><text:tab/><text:tab/>ELSEIF x &gt;= 11 AND x &lt;= 20 THEN</text:p>
      <text:p text:style-name="P11"><text:s text:c="12"/><text:tab/><text:tab/><text:tab/>PRINT "x=11 to 20",x</text:p>
      <text:p text:style-name="P11"><text:s text:c="4"/><text:tab/><text:tab/><text:tab/>ELSEIF x &gt;= 21 AND x &lt;= 30 THEN</text:p>
      <text:p text:style-name="P11"><text:s text:c="12"/><text:tab/><text:tab/><text:tab/>PRINT "x=21 to 30",x</text:p>
      <text:p text:style-name="P11"><text:s text:c="4"/><text:tab/><text:tab/><text:tab/>ELSE </text:p>
      <text:p text:style-name="P11"><text:tab/><text:tab/><text:tab/><text:tab/>PRINT "x != 0 to 30",x</text:p>
      <text:p text:style-name="P11"><text:s text:c="4"/><text:tab/><text:tab/><text:tab/>ENDIF</text:p>
      <text:p text:style-name="P11"><text:soft-page-break/></text:p>
      <text:p text:style-name="P12"><text:tab/><text:span text:style-name="T10">After the initial IF there may be any number of ELSEIF's, but, </text:span></text:p>
      <text:p text:style-name="P17"><text:tab/>there may be only one (1) ELSE and there must always be one(1) </text:p>
      <text:p text:style-name="P17"><text:tab/>(and only one) ENDIF. Additionally, each IF and ELSEIF line </text:p>
      <text:p text:style-name="P17"><text:tab/>must be terminated by a THEN. Expressions may be compounded </text:p>
      <text:p text:style-name="P17"><text:tab/>by the use of AND and OR:</text:p>
      <text:p text:style-name="P16"/>
      <text:p text:style-name="P16"><text:tab/><text:tab/><text:tab/>IF a$ = b$ AND b$ &lt;&gt; c$ OR c$ = d$ THEN</text:p>
      <text:p text:style-name="P16"/>
      <text:p text:style-name="P16"><text:tab/>Logical operators are:</text:p>
      <text:p text:style-name="P16"><text:tab/><text:tab/>=<text:tab/>equal to</text:p>
      <text:p text:style-name="P16"><text:tab/><text:tab/>&lt;<text:tab/>less than</text:p>
      <text:p text:style-name="P16"><text:tab/><text:tab/>&lt;=<text:tab/>less than or equal to</text:p>
      <text:p text:style-name="P16"><text:tab/><text:tab/>&gt;<text:tab/>greater than</text:p>
      <text:p text:style-name="P16"><text:tab/><text:tab/>&gt;=<text:tab/>greater than or equal to</text:p>
      <text:p text:style-name="P25"><text:span text:style-name="T7"><text:tab/><text:tab/>&lt;&gt;<text:tab/>not equal to </text:span>conditional expression.</text:p>
      <text:h text:style-name="P42" text:outline-level="2">INPUT</text:h>
      <text:p text:style-name="P1"><text:tab/><text:tab/><text:tab/><text:span text:style-name="T6">Accepts keyboard input and puts it into any number of <text:tab/><text:tab/><text:tab/>and type of variable. If INPUT is followed by a semi-<text:tab/><text:tab/><text:tab/>colon, as shown here:</text:span></text:p>
      <text:p text:style-name="P11"/>
      <text:p text:style-name="P11"><text:tab/><text:tab/><text:tab/>INPUT ; a$</text:p>
      <text:p text:style-name="P11"/>
      <text:p text:style-name="P11"><text:tab/><text:tab/> <text:s text:c="3"/>the return key will not be echoed to the screen <text:tab/><text:tab/><text:tab/> <text:s text:c="3"/>when it is pressed at the of the input'd data. INPUT <text:tab/><text:tab/> <text:s text:c="3"/>may also be followed by a 'prompt' string, which will <text:tab/><text:tab/> <text:s text:c="3"/>be displayed in front of the input area:</text:p>
      <text:p text:style-name="P11"/>
      <text:p text:style-name="P11"><text:tab/><text:tab/><text:tab/>INPUT ; "Enter your firstname:"; fname$</text:p>
      <text:p text:style-name="P11"/>
      <text:p text:style-name="P11"><text:tab/><text:tab/> <text:s text:c="3"/>Multiple prompts and variables may be entered on the <text:tab/><text:tab/> <text:s text:c="3"/>same INPUT line:</text:p>
      <text:p text:style-name="P11"/>
      <text:p text:style-name="P11"><text:tab/><text:tab/><text:tab/>INPUT ; "Name"; name$, "Age:"; age%, "ID:"; IDno%</text:p>
      <text:h text:style-name="Heading_20_2" text:outline-level="2"><text:span text:style-name="T3">INPUT$()</text:span><text:tab/></text:h>
      <text:p text:style-name="P1"><text:tab/><text:tab/><text:tab/><text:span text:style-name="T6">Accepts data from a sequential access text file and <text:tab/><text:tab/><text:tab/>stores the data in variable(s). Buffer is the file <text:tab/><text:tab/><text:tab/>buffer number.</text:span></text:p>
      <text:p text:style-name="P11"/>
      <text:p text:style-name="P11"><text:tab/><text:tab/><text:tab/>INPUT #1, string$, integer%, float!, double#</text:p>
      <text:h text:style-name="P44" text:outline-level="2"><text:span text:style-name="T17">INT()</text:span></text:h>
      <text:p text:style-name="P1"><text:tab/><text:tab/><text:tab/><text:span text:style-name="T8">Converts number into the largest integer value that <text:tab/><text:tab/><text:tab/>is less then or equal to number.</text:span></text:p>
      <text:p text:style-name="P16"/>
      <text:p text:style-name="P16"><text:tab/><text:tab/><text:tab/>integer% = INT(float#)</text:p>
      <text:p text:style-name="P23"><text:soft-page-break/></text:p>
      <text:h text:style-name="P42" text:outline-level="2">LCASE$()</text:h>
      <text:p text:style-name="P1"><text:tab/><text:tab/><text:tab/><text:span text:style-name="T10">convert upper-case string to lower-case.</text:span></text:p>
      <text:p text:style-name="P23"><text:tab/><text:tab/><text:tab/>usage:</text:p>
      <text:p text:style-name="P23"><text:s text:c="15"/><text:tab/><text:tab/>a$ = LCASE$(str$)</text:p>
      <text:p text:style-name="P23"><text:s text:c="15"/><text:tab/><text:tab/>a$ = LCASE$("UPPERCASE TEXT")</text:p>
      <text:h text:style-name="P42" text:outline-level="2">LDEXP(n1,n2)</text:h>
      <text:p text:style-name="P1"><text:tab/><text:tab/><text:tab/><text:span text:style-name="T10">calculates n1 times 2, raised to the power of n2</text:span></text:p>
      <text:p text:style-name="P23"><text:tab/><text:tab/><text:tab/>usage:</text:p>
      <text:p text:style-name="P23"><text:s text:c="15"/><text:tab/><text:tab/>MyDouble# = LDEXP(aDouble#, Myint)</text:p>
      <text:p text:style-name="P23"><text:s text:c="15"/><text:tab/><text:tab/>Print "LDEXP("; aDouble#; ","; Myint; ")="; <text:tab/><text:tab/><text:tab/><text:tab/><text:tab/><text:tab/>MyDouble#</text:p>
      <text:h text:style-name="P42" text:outline-level="2">LEFT$()</text:h>
      <text:p text:style-name="P1"><text:tab/><text:tab/><text:tab/><text:span text:style-name="T6">A string slicing function. Returns the specified <text:tab/><text:tab/><text:tab/>number of characters from the left portion of string. <text:tab/><text:tab/><text:tab/>Number must be in the range of: 1 to 255.</text:span></text:p>
      <text:p text:style-name="P11"/>
      <text:p text:style-name="P11"><text:tab/><text:tab/><text:tab/>string$ = "hello world!"</text:p>
      <text:p text:style-name="P11"><text:tab/><text:tab/><text:tab/>A$ = LEFT$(string$, 5)</text:p>
      <text:p text:style-name="P1"/>
      <text:h text:style-name="P42" text:outline-level="2">LEN()</text:h>
      <text:p text:style-name="P1"><text:tab/><text:tab/><text:tab/><text:span text:style-name="T8">Returns the number of characters in an ascii zero-<text:tab/><text:tab/><text:tab/>terminated string.</text:span></text:p>
      <text:p text:style-name="P16"/>
      <text:p text:style-name="P25"><text:span text:style-name="T7"><text:tab/><text:tab/><text:tab/>Integer = </text:span>length of string$.</text:p>
      <text:h text:style-name="P42" text:outline-level="2">LET</text:h>
      <text:p text:style-name="P3"><text:tab/><text:tab/> <text:s text:c="3"/><text:span text:style-name="T6">Assigns the value of expression to variable. The LET <text:tab/><text:tab/> <text:s text:c="3"/>keyword is optional. By default, unless indicated <text:tab/><text:tab/><text:tab/> <text:s text:c="3"/>otherwise, program lines are assumed to be LET <text:tab/><text:tab/><text:tab/> <text:s text:c="3"/>statements. Therefore, the use of LET is optional. <text:tab/></text:span><text:span text:style-name="T6"><text:tab/><text:tab/> <text:s text:c="3"/>Assignments may be of any data type. For this reason, </text:span></text:p>
      <text:p text:style-name="P11"><text:tab/><text:tab/> <text:s text:c="3"/>variable names can not be the same as keyword names.</text:p>
      <text:p text:style-name="P11"/>
      <text:p text:style-name="P11"><text:tab/><text:tab/><text:tab/>LET integer% = value</text:p>
      <text:p text:style-name="P11"><text:tab/> <text:s text:c="3"/><text:tab/><text:tab/>integer% = value</text:p>
      <text:p text:style-name="P11"/>
      <text:p text:style-name="P11"><text:tab/><text:tab/> <text:s text:c="3"/>CMSBasic is a strongly typed language. With only one <text:tab/><text:tab/> <text:s text:c="3"/>exception, all variable names must include a data <text:tab/><text:tab/><text:tab/> <text:s text:c="3"/>type specifier, appended to the name. Ordinary <text:tab/><text:tab/><text:tab/> <text:s text:c="3"/>integer variables may optionally use the integer data <text:tab/><text:tab/> <text:s text:c="3"/>type symbol: %. Any variable name encountered without <text:tab/><text:tab/> <text:s text:c="3"/>a data type specifier is assumed to be a simple <text:tab/><text:soft-page-break/><text:tab/><text:tab/> <text:s text:c="3"/>integer.</text:p>
      <text:p text:style-name="P11"><text:tab/></text:p>
      <text:p text:style-name="P11"><text:tab/><text:tab/><text:tab/>variable <text:s/>= integerValue</text:p>
      <text:p text:style-name="P11"><text:tab/><text:tab/><text:tab/>variable% = integerValue</text:p>
      <text:p text:style-name="P11"/>
      <text:p text:style-name="P11"><text:tab/><text:tab/> <text:s text:c="2"/>The data type specifiers are:</text:p>
      <text:p text:style-name="P11"><text:tab/><text:tab/><text:tab/>%<text:tab/>integer</text:p>
      <text:p text:style-name="P11"><text:tab/><text:tab/><text:tab/>!<text:tab/>float</text:p>
      <text:p text:style-name="P11"><text:tab/><text:tab/><text:tab/>#<text:tab/>double float</text:p>
      <text:p text:style-name="P11"><text:tab/><text:tab/><text:tab/>@<text:tab/>long integer</text:p>
      <text:p text:style-name="P11"><text:tab/><text:tab/><text:tab/>$<text:tab/>string</text:p>
      <text:p text:style-name="P11"/>
      <text:p text:style-name="P11"><text:tab/><text:tab/> <text:s text:c="2"/>String assignments can be string to string ssignments, <text:tab/><text:tab/> <text:s text:c="2"/>string plus string and string to array, array to <text:tab/><text:tab/><text:tab/> <text:s text:c="2"/>string assignments.</text:p>
      <text:p text:style-name="P11"/>
      <text:p text:style-name="P11"><text:tab/><text:tab/><text:tab/>A$ = "quoted text string"</text:p>
      <text:p text:style-name="P11"><text:tab/><text:tab/><text:tab/>B$ = A$</text:p>
      <text:p text:style-name="P11"><text:tab/><text:tab/><text:tab/>C$ = A$ + B$</text:p>
      <text:p text:style-name="P11"><text:tab/><text:tab/><text:tab/>array$(1,1,1) = A$</text:p>
      <text:p text:style-name="P11"><text:tab/><text:tab/><text:tab/>data$ = array$(1,1,2)</text:p>
      <text:p text:style-name="P11"/>
      <text:p text:style-name="P11"><text:tab/><text:tab/> <text:s text:c="2"/>Numeric value assignments may be constants:</text:p>
      <text:p text:style-name="P11"/>
      <text:p text:style-name="P11"><text:tab/><text:tab/><text:tab/>integer = 123456</text:p>
      <text:p text:style-name="P11"><text:tab/><text:tab/><text:tab/>double# = 123.456789</text:p>
      <text:p text:style-name="P11"/>
      <text:p text:style-name="P11"><text:tab/><text:tab/> <text:s text:c="2"/>or, variable data:</text:p>
      <text:p text:style-name="P11"/>
      <text:p text:style-name="P11"><text:tab/><text:tab/><text:tab/>integer = varname</text:p>
      <text:p text:style-name="P11"/>
      <text:p text:style-name="P11"><text:tab/><text:tab/> <text:s text:c="2"/>or, complex algebraic expressions:</text:p>
      <text:p text:style-name="P11"/>
      <text:p text:style-name="P11"><text:tab/><text:tab/><text:tab/>double# = (abc * (xyz + width / 3))</text:p>
      <text:p text:style-name="P3"/>
      <text:h text:style-name="P42" text:outline-level="2">LINE INPUT</text:h>
      <text:p text:style-name="P1"><text:tab/><text:tab/><text:tab/><text:span text:style-name="T8">Inputs an entire line of text into a single string <text:tab/><text:tab/><text:tab/>variable, up to 255 characters. LINE INPUT may also <text:tab/><text:tab/><text:tab/>be followed by a 'prompt' string, which will be <text:tab/><text:tab/><text:tab/>displayed in front of the input area:</text:span></text:p>
      <text:p text:style-name="P16"/>
      <text:p text:style-name="P16"><text:tab/><text:tab/><text:tab/>LINE INPUT ; "Enter your firstname:"; fname$</text:p>
      <text:p text:style-name="P16"/>
      <text:p text:style-name="P16"><text:tab/><text:tab/> <text:s text:c="2"/>Input is terminated by pressing the enter key.</text:p>
      <text:p text:style-name="P25"/>
      <text:h text:style-name="P42" text:outline-level="2">LINE INPUT# </text:h>
      <text:p text:style-name="P11"/>
      <text:p text:style-name="P11"><text:soft-page-break/><text:tab/><text:tab/> <text:s text:c="2"/><text:span text:style-name="T10">Inputs an entire line of text from a file, into a <text:tab/><text:tab/><text:tab/> <text:s text:c="2"/>single string variable, up to 255 characters.</text:span></text:p>
      <text:p text:style-name="P16"><text:s/></text:p>
      <text:p text:style-name="P16"><text:tab/><text:tab/><text:tab/>LINE INPUT #1, A$</text:p>
      <text:p text:style-name="P16"/>
      <text:p text:style-name="P16"><text:tab/><text:tab/> <text:s text:c="2"/>Input ends when either 255 characters is read in or a <text:tab/><text:tab/> <text:s text:c="2"/>newline character is encountered.</text:p>
      <text:p text:style-name="P25"/>
      <text:h text:style-name="P42" text:outline-level="2">LOC()</text:h>
      <text:p text:style-name="P1"><text:tab/><text:tab/><text:tab/><text:span text:style-name="T6">Returns the current record position within a random <text:tab/><text:tab/><text:tab/>access file. Buffer is the file buffer number <text:tab/><text:tab/><text:tab/><text:tab/>assigned to the file when it was opened.</text:span></text:p>
      <text:p text:style-name="P11"/>
      <text:p text:style-name="P11"><text:tab/><text:tab/><text:tab/>integer% = LOC(1)</text:p>
      <text:p text:style-name="P11"><text:tab/><text:tab/><text:tab/></text:p>
      <text:h text:style-name="P42" text:outline-level="2">LOF()</text:h>
      <text:p text:style-name="P1"><text:tab/><text:tab/><text:tab/><text:span text:style-name="T6">Returns the length of the previously opened file in <text:tab/><text:tab/><text:tab/>bytes.</text:span></text:p>
      <text:p text:style-name="P11"/>
      <text:p text:style-name="P11"><text:tab/><text:tab/><text:tab/>integer% = LOF(1)</text:p>
      <text:h text:style-name="P42" text:outline-level="2">LOG()</text:h>
      <text:p text:style-name="P1"><text:tab/><text:tab/><text:tab/><text:span text:style-name="T10">returns the natural logarithm of number.</text:span></text:p>
      <text:p text:style-name="P23"><text:s text:c="18"/>usage:</text:p>
      <text:p text:style-name="P23"><text:s text:c="14"/><text:tab/><text:tab/>number = LOG(variable)</text:p>
      <text:p text:style-name="P23"><text:s text:c="14"/><text:tab/><text:tab/>number = LOG(3.14)</text:p>
      <text:h text:style-name="P42" text:outline-level="2">LOG10()</text:h>
      <text:p text:style-name="P1"><text:tab/><text:tab/><text:tab/><text:span text:style-name="T10">returns the logarithm base 10 of number.</text:span></text:p>
      <text:p text:style-name="P23"><text:tab/><text:tab/><text:tab/>usage:</text:p>
      <text:p text:style-name="P23"><text:s text:c="14"/><text:tab/><text:tab/>number = LOG10(variable)</text:p>
      <text:p text:style-name="P23"><text:s text:c="14"/><text:tab/><text:tab/>number = LOG10(99)</text:p>
      <text:h text:style-name="P42" text:outline-level="2">LSET</text:h>
      <text:p text:style-name="P1"><text:tab/><text:tab/><text:tab/><text:span text:style-name="T6">Moves data to the random access buffer and places it <text:tab/><text:tab/><text:tab/>In the field name in preparationn for a PUT command. <text:tab/><text:tab/><text:tab/>Field name is a string variable defined in a FIELD <text:tab/><text:tab/><text:tab/>statement. A file buffer must be FIELD'd before using <text:tab/><text:tab/><text:tab/>LSET. </text:span></text:p>
      <text:p text:style-name="P11"/>
      <text:p text:style-name="P11"><text:tab/><text:tab/><text:tab/>LSET A$ = "text string"</text:p>
      <text:p text:style-name="P11"><text:tab/><text:tab/><text:tab/>LSET B$ = string$</text:p>
      <text:p text:style-name="P11"><text:tab/><text:tab/><text:tab/>LSET C$ = array$(a,b,c)</text:p>
      <text:p text:style-name="P11"/>
      <text:p text:style-name="P11"><text:tab/><text:tab/> <text:s text:c="2"/>LSET left-adjusted the data to the left side of the <text:tab/><text:soft-page-break/><text:tab/><text:tab/> <text:s text:c="2"/>field. IF the data that is being LSET is smaller than <text:tab/><text:tab/> <text:s text:c="2"/>the data buffer field, then the empty space in the <text:tab/><text:tab/><text:tab/> <text:s text:c="2"/>buffer field will be padded with blank spaces. If the <text:tab/><text:tab/> <text:s text:c="2"/>data is larger than the buffer field, then the extra <text:tab/><text:tab/> <text:s text:c="2"/>characters will be truncated (removed).</text:p>
      <text:p text:style-name="P1"/>
      <text:h text:style-name="P42" text:outline-level="2">MID$()</text:h>
      <text:p text:style-name="P1"><text:tab/><text:tab/><text:tab/><text:span text:style-name="T6">Returns the specified number of characters from any <text:tab/><text:tab/><text:tab/>portion of a character string. Start is the starting <text:tab/><text:tab/><text:tab/>point, counting from the left side. Length is the <text:tab/><text:tab/><text:tab/>number of characters to copy. Both number must be in <text:tab/><text:tab/><text:tab/>the range of: 1 to 255 and less than the total length <text:tab/><text:tab/><text:tab/>of string.</text:span></text:p>
      <text:p text:style-name="P11"/>
      <text:p text:style-name="P11"><text:tab/><text:tab/><text:tab/>string$ = "hello world!"</text:p>
      <text:p text:style-name="P11"><text:tab/><text:tab/><text:tab/>a$ = MID$(string$, 7, 5)</text:p>
      <text:h text:style-name="P42" text:outline-level="2">MKD$()</text:h>
      <text:p text:style-name="P1"><text:tab/><text:tab/><text:tab/><text:span text:style-name="T6">Used in combination with the LSET command, to copy a <text:tab/><text:tab/><text:tab/>double precision floating point value into a random <text:tab/><text:tab/><text:tab/>access string buffer. <text:s/>The value is stored in it's <text:tab/><text:tab/><text:tab/>binary form as an 8-byte string. <text:s/>This is the inverse <text:tab/><text:tab/><text:tab/>of the CVD function.</text:span></text:p>
      <text:p text:style-name="P11"/>
      <text:p text:style-name="P11"><text:tab/><text:tab/><text:tab/>LSET a$ = MKD$(double#)</text:p>
      <text:p text:style-name="P11"/>
      <text:h text:style-name="P42" text:outline-level="2">MKI$()</text:h>
      <text:p text:style-name="P1"><text:tab/><text:tab/><text:tab/><text:span text:style-name="T6">Used in combination with the LSET command, to copy an </text:span><text:span text:style-name="T6"><text:tab/><text:tab/><text:tab/>integer value into a random access string buffer. The <text:tab/><text:tab/><text:tab/>value is stored in it's binary form as a 4-byte <text:s/><text:tab/><text:tab/><text:tab/>string for a regular integer and an 8-byte string for <text:tab/><text:tab/><text:tab/>a long integer. This is the inverse of the CVI <text:tab/><text:tab/><text:tab/><text:tab/>function.</text:span></text:p>
      <text:p text:style-name="P11"/>
      <text:p text:style-name="P11"><text:tab/><text:tab/><text:tab/>LSET A$ = MKI$(integer%)</text:p>
      <text:h text:style-name="P42" text:outline-level="2">MKS$()</text:h>
      <text:p text:style-name="P1"><text:tab/><text:tab/><text:tab/><text:span text:style-name="T6">Used in combination with the LSET command, to copy a <text:tab/><text:tab/><text:tab/>single precision floating point value into a random <text:tab/><text:tab/><text:tab/>access string buffer. <text:s/>The value is stored in it's <text:tab/><text:tab/><text:tab/>binary form as an 8-byte string. This is the inverse <text:tab/><text:tab/><text:tab/>of the CVS function.</text:span></text:p>
      <text:p text:style-name="P11"/>
      <text:p text:style-name="P11"><text:tab/><text:tab/><text:tab/>LSET a$ = MKS$(float!)</text:p>
      <text:h text:style-name="P42" text:outline-level="2"><text:soft-page-break/>MODF()</text:h>
      <text:p text:style-name="P1"><text:tab/><text:tab/><text:tab/>MODF(n1,n2): <text:s text:c="3"/>returns the fractional part of <text:tab/><text:tab/><text:tab/><text:tab/><text:tab/><text:tab/>n1, the whole part is stored in <text:tab/><text:tab/><text:tab/><text:tab/><text:tab/><text:tab/>n2</text:p>
      <text:p text:style-name="P1"><text:s text:c="7"/><text:tab/><text:tab/>usage:</text:p>
      <text:p text:style-name="P1"><text:s text:c="17"/>MyD# = MODF(aD#, bDouble#)</text:p>
      <text:p text:style-name="P1"><text:s text:c="17"/>Print "MODF("; aD#; ","; bDouble#; ")="; MyD#</text:p>
      <text:p text:style-name="P1"><text:span text:style-name="T10"><text:s text:c="18"/>Print "bDouble# ="; bDouble#</text:span></text:p>
      <text:h text:style-name="P42" text:outline-level="2">NEXT</text:h>
      <text:p text:style-name="P1"><text:tab/><text:tab/><text:tab/><text:span text:style-name="T6">See: FOR/NEXT</text:span></text:p>
      <text:h text:style-name="P42" text:outline-level="2">OPEN</text:h>
      <text:p text:style-name="P1"><text:tab/><text:tab/><text:tab/><text:span text:style-name="T6">OPEN mode, #buffer, path (sequential <text:tab/><text:tab/><text:tab/><text:tab/><text:tab/><text:tab/><text:tab/><text:tab/><text:tab/><text:tab/>access file)</text:span></text:p>
      <text:p text:style-name="P11"><text:tab/><text:tab/> <text:s text:c="3"/>OPEN mode, #buffer, path, record size<text:tab/>(random access)</text:p>
      <text:p text:style-name="P11"/>
      <text:p text:style-name="P11"><text:tab/><text:tab/> <text:s text:c="3"/>Creates an input/output path for a disk file or <text:tab/><text:tab/><text:tab/> <text:s text:c="3"/>device.</text:p>
      <text:p text:style-name="P11"/>
      <text:p text:style-name="P11"><text:tab/><text:tab/> <text:s text:c="3"/>Mode is: <text:tab/>"O"<text:tab/>output<text:tab/>sequential access (text)</text:p>
      <text:p text:style-name="P11"><text:tab/><text:tab/><text:tab/><text:tab/>"I"<text:tab/>input<text:tab/>sequential access (text)</text:p>
      <text:p text:style-name="P11"><text:tab/><text:tab/><text:tab/><text:tab/>"A"<text:tab/>append<text:tab/>sequential access (text)</text:p>
      <text:p text:style-name="P11"><text:tab/><text:tab/><text:tab/><text:tab/>"R"<text:tab/>random<text:tab/>random access (binary)</text:p>
      <text:p text:style-name="P11"/>
      <text:p text:style-name="P11"><text:tab/><text:tab/> <text:s text:c="2"/>Buffer is: the I/O buffer number and file identifier </text:p>
      <text:p text:style-name="P11"><text:tab/><text:tab/> <text:s text:c="2"/>(handle) to be used for accessing this file. Buffer </text:p>
      <text:p text:style-name="P11"><text:tab/><text:tab/> <text:s text:c="2"/>numbers may be in the range of 1 to 99. Buffer numbers </text:p>
      <text:p text:style-name="P11"><text:tab/><text:tab/> <text:s text:c="2"/>need not be used in any particular order. On startup, </text:p>
      <text:p text:style-name="P11"><text:tab/><text:tab/> <text:s text:c="2"/>CMSBasic creates 99 I/O buffer pointers. The '#' <text:tab/><text:tab/><text:tab/> <text:s text:c="2"/>symbol IS required.</text:p>
      <text:p text:style-name="P11"/>
      <text:p text:style-name="P11"><text:tab/><text:tab/> <text:s text:c="2"/>Path is: the logical path or file name to the device <text:tab/><text:tab/> <text:s text:c="2"/>or disk file.</text:p>
      <text:p text:style-name="P11"/>
      <text:p text:style-name="P11"><text:tab/><text:tab/> <text:s text:c="2"/>Record size is: (random access only) the number of <text:tab/><text:tab/><text:tab/> <text:s text:c="2"/>bytes in the I/O buffer to write to, or read from, the <text:tab/><text:tab/> <text:s text:c="2"/>disk file. Record size should always be specified. If <text:tab/><text:tab/> <text:s text:c="2"/>record size is not specified, the default record size <text:tab/><text:tab/> <text:s text:c="2"/>is set at 256 bytes.</text:p>
      <text:p text:style-name="P11"/>
      <text:p text:style-name="P11"><text:tab/><text:tab/> <text:s text:c="2"/>Sequential Access:</text:p>
      <text:p text:style-name="P11"/>
      <text:p text:style-name="P11"><text:tab/><text:tab/><text:tab/>OPEN "O", #1, "My.txt"</text:p>
      <text:p text:style-name="P11"/>
      <text:p text:style-name="P11"><text:tab/><text:tab/> <text:s text:c="2"/>Creates a new file for output. If My.txt already <text:s/><text:tab/><text:tab/><text:tab/> <text:s text:c="2"/>exists, it will be deleted and overwritten.</text:p>
      <text:p text:style-name="P11"/>
      <text:p text:style-name="P11"><text:soft-page-break/><text:tab/><text:tab/><text:tab/>OPEN "I", #99, filename$</text:p>
      <text:p text:style-name="P11"/>
      <text:p text:style-name="P11"><text:tab/><text:tab/> <text:s text:c="2"/>Opens an existing file, for input.</text:p>
      <text:p text:style-name="P11"><text:tab/></text:p>
      <text:p text:style-name="P11"><text:tab/><text:tab/><text:tab/>OPEN "A", #3, "existing.fil"</text:p>
      <text:p text:style-name="P11"/>
      <text:p text:style-name="P11"><text:tab/><text:tab/> <text:s text:c="2"/>Creates a new file or opens existing file for output. </text:p>
      <text:p text:style-name="P11"><text:tab/><text:tab/> <text:s text:c="2"/>If file exists, new data written to the file will be </text:p>
      <text:p text:style-name="P11"><text:tab/><text:tab/> <text:s text:c="2"/>appended to the end of the file, leaving pre-existing </text:p>
      <text:p text:style-name="P11"><text:tab/><text:tab/> <text:s text:c="2"/>information intact.</text:p>
      <text:p text:style-name="P11"/>
      <text:p text:style-name="P11"><text:tab/><text:tab/><text:tab/>OPEN "O", #1, "LPT1"</text:p>
      <text:p text:style-name="P11"/>
      <text:p text:style-name="P11"><text:tab/><text:tab/> <text:s text:c="2"/>Opens an Output channel to the printer port: LPT1:</text:p>
      <text:p text:style-name="P11"/>
      <text:p text:style-name="P11"><text:tab/><text:tab/> <text:s text:c="2"/>Random Access:</text:p>
      <text:p text:style-name="P11"/>
      <text:p text:style-name="P11"><text:tab/><text:tab/><text:tab/>OPEN "R", #7, "MyData.fil", 30</text:p>
      <text:p text:style-name="P11"/>
      <text:p text:style-name="P11"><text:tab/><text:tab/> <text:s text:c="2"/>Opens and existing or creates a new file, as the case <text:tab/><text:tab/> <text:s text:c="2"/>may be, for both read and write access. Each read or <text:tab/><text:tab/> <text:s text:c="2"/>write action will I/O 30 bytes.</text:p>
      <text:p text:style-name="P11"/>
      <text:p text:style-name="P11"><text:tab/><text:tab/> <text:s text:c="2"/>See: FIELD, LSET, PUT, GET.</text:p>
      <text:h text:style-name="P42" text:outline-level="2">POW()</text:h>
      <text:p text:style-name="P1"><text:tab/><text:tab/><text:tab/><text:span text:style-name="T10">calculates n1 raised to the n2 power.</text:span></text:p>
      <text:h text:style-name="P42" text:outline-level="2">POW10(num)</text:h>
      <text:p text:style-name="P1"><text:tab/><text:tab/><text:tab/><text:span text:style-name="T10">calculates 10 raised to the power of num</text:span></text:p>
      <text:p text:style-name="P23"><text:tab/><text:tab/><text:tab/>usage:</text:p>
      <text:p text:style-name="P23"><text:s text:c="15"/><text:tab/><text:tab/>MyDouble# = POW10(aDouble#)</text:p>
      <text:p text:style-name="P23"><text:s text:c="15"/><text:tab/><text:tab/>Print "POW10("; aDouble#; ")="; MyDouble#</text:p>
      <text:h text:style-name="P42" text:outline-level="2">PRINT</text:h>
      <text:p text:style-name="P1"><text:tab/><text:tab/><text:tab/><text:span text:style-name="T6">Prints numeric or string data to the console screen. <text:tab/><text:tab/><text:tab/>A single PRINT command such as:</text:span></text:p>
      <text:p text:style-name="P10"/>
      <text:p text:style-name="P11"><text:tab/><text:tab/><text:tab/>PRINT</text:p>
      <text:p text:style-name="P11"/>
      <text:p text:style-name="P11"><text:tab/><text:tab/> <text:s text:c="3"/>will print a newline on the screen. A delimiter or <text:tab/><text:tab/><text:tab/> <text:s text:c="3"/>separator must be used between data items. </text:p>
      <text:p text:style-name="P11"><text:tab/><text:tab/> <text:s text:c="3"/>Delimiters may either be a comma ','or a semi-colon <text:tab/><text:tab/> <text:s text:c="3"/>';'. <text:s/>Using a comma after a data item will send a TAB <text:tab/><text:tab/> <text:s text:c="3"/>character to the screen:</text:p>
      <text:p text:style-name="P11"><text:tab/><text:tab/></text:p>
      <text:p text:style-name="P11"><text:tab/><text:tab/><text:tab/>PRINT "hello",</text:p>
      <text:p text:style-name="P11"/>
      <text:p text:style-name="P11"><text:soft-page-break/><text:tab/><text:tab/> <text:s text:c="3"/>Using a semi-colon after or between items will cause <text:tab/><text:tab/> <text:s text:c="3"/>the next item to be printed beside the prior:</text:p>
      <text:p text:style-name="P11"/>
      <text:p text:style-name="P11"><text:tab/><text:tab/><text:tab/>PRINT "hello"; "world!"</text:p>
      <text:p text:style-name="P11"/>
      <text:p text:style-name="P11"><text:tab/><text:tab/> <text:s text:c="3"/>Special ascii characters and non-alpha-numeric <text:tab/><text:tab/><text:tab/> <text:s text:c="3"/>characters may be printed by using the CHR$() <text:tab/><text:tab/><text:tab/> <text:s text:c="3"/>function:</text:p>
      <text:p text:style-name="P11"/>
      <text:p text:style-name="P11"><text:tab/><text:tab/><text:tab/>PRINT CHR$(34); "hello "; world$; CHR$(34)</text:p>
      <text:p text:style-name="P11"/>
      <text:p text:style-name="P11"><text:tab/><text:tab/> <text:s text:c="3"/>the resulting display will read: "hello world"</text:p>
      <text:p text:style-name="P11"/>
      <text:p text:style-name="P11"><text:s text:c="14"/><text:tab/>ascii 34----^ <text:s text:c="10"/>^----ascii 34</text:p>
      <text:p text:style-name="P11"/>
      <text:h text:style-name="P42" text:outline-level="2">PRINT# </text:h>
      <text:p text:style-name="P11"><text:tab/>PRINT #buffer, data</text:p>
      <text:p text:style-name="P11"/>
      <text:p text:style-name="P11"><text:tab/><text:tab/> <text:s text:c="3"/>Write unformatted text to a sequential access file. <text:tab/><text:tab/> <text:s text:c="3"/>It will appear on disk much as it looks on the <text:tab/><text:tab/><text:tab/> <text:s text:c="3"/>screen.</text:p>
      <text:p text:style-name="P11"/>
      <text:p text:style-name="P11"><text:tab/><text:tab/> <text:tab/>PRINT #1, FName$, LName$, Age%</text:p>
      <text:h text:style-name="P42" text:outline-level="2">PUT</text:h>
      <text:p text:style-name="P1"><text:tab/><text:tab/><text:tab/><text:span text:style-name="T6">Writes a record to a random access disk file from the <text:tab/><text:tab/><text:tab/>specified buffer. Record is an integer value. The <text:tab/><text:tab/><text:tab/>default record if none is specified is the next <text:tab/><text:tab/><text:tab/>logical record.</text:span></text:p>
      <text:p text:style-name="P11"/>
      <text:p text:style-name="P11"><text:tab/><text:tab/><text:tab/>PUT #1,ndx</text:p>
      <text:h text:style-name="P42" text:outline-level="2">RAND()</text:h>
      <text:p text:style-name="P1"><text:tab/><text:tab/><text:tab/><text:span text:style-name="T6">Returns a random number, once the random number <text:tab/><text:tab/><text:tab/>generator has been seeded.</text:span></text:p>
      <text:p text:style-name="P11"/>
      <text:p text:style-name="P11"><text:tab/><text:tab/><text:tab/>seed@ = CLOCK()</text:p>
      <text:p text:style-name="P11"><text:tab/><text:tab/><text:tab/>RANDOM seed@</text:p>
      <text:p text:style-name="P11"><text:tab/><text:tab/><text:tab/>randomnumber@ = RAND()</text:p>
      <text:p text:style-name="P1"/>
      <text:h text:style-name="P42" text:outline-level="2">RANDOM</text:h>
      <text:p text:style-name="P1"><text:tab/><text:tab/><text:tab/><text:span text:style-name="T6">Reseeds the random number generator. Should always be <text:tab/><text:tab/><text:tab/>used before using the RAND function. Seed may be any <text:tab/><text:tab/><text:tab/>type of number, integer or floating point.</text:span></text:p>
      <text:p text:style-name="P11"/>
      <text:p text:style-name="P11"><text:tab/><text:tab/><text:tab/>seed% = CLOCK()</text:p>
      <text:p text:style-name="P11"><text:soft-page-break/><text:tab/><text:tab/><text:tab/>RANDOM seed%</text:p>
      <text:p text:style-name="P11"><text:tab/><text:tab/><text:tab/>RANDOM 123.4567</text:p>
      <text:p text:style-name="P11"/>
      <text:h text:style-name="P42" text:outline-level="2">READ# </text:h>
      <text:p text:style-name="P11"><text:tab/><text:tab/> <text:s text:c="2"/>Same as INPUT#. Accepts data from a sequential access <text:tab/><text:tab/> <text:s text:c="2"/>text file and stores the data in variable(s). Buffer <text:tab/><text:tab/> <text:s text:c="2"/>is the file buffer number.</text:p>
      <text:p text:style-name="P11"/>
      <text:p text:style-name="P11"><text:tab/><text:tab/><text:tab/>READ #1, string$, integer%, float!, double#</text:p>
      <text:p text:style-name="P11"/>
      <text:h text:style-name="P42" text:outline-level="2">REM</text:h>
      <text:p text:style-name="P1"><text:tab/><text:tab/><text:tab/><text:span text:style-name="T6">A line comment. An apostrophy(') my be used instead <text:tab/><text:tab/><text:tab/>of the keyword REM.</text:span></text:p>
      <text:p text:style-name="P11"/>
      <text:p text:style-name="P11"><text:tab/><text:tab/><text:tab/>REM<text:tab/>this is a comment and is ignored by the <text:tab/><text:tab/><text:tab/><text:tab/><text:tab/>compiler</text:p>
      <text:p text:style-name="P11"><text:tab/><text:tab/><text:tab/>'<text:tab/>this is a comment and is ignored by the <text:tab/><text:tab/><text:tab/><text:tab/><text:tab/>compiler</text:p>
      <text:h text:style-name="P42" text:outline-level="2">RETURN</text:h>
      <text:p text:style-name="P1"><text:tab/><text:tab/><text:tab/>return from subroutine.</text:p>
      <text:h text:style-name="P42" text:outline-level="2">RIGHT$()</text:h>
      <text:p text:style-name="P1"><text:tab/><text:tab/><text:tab/><text:span text:style-name="T6">Returns the specified number of characters from the <text:tab/><text:tab/><text:tab/>right portion of a character string. Beginning at the <text:tab/><text:tab/><text:tab/>right side, number is the number of characters to <text:tab/><text:tab/><text:tab/>copy. Number must be in the range of: </text:span></text:p>
      <text:p text:style-name="P10"/>
      <text:p text:style-name="P11"><text:tab/><text:tab/><text:tab/>1 to 255 and less than the total length of string.</text:p>
      <text:p text:style-name="P11"/>
      <text:p text:style-name="P11"><text:tab/><text:tab/><text:tab/>string$ = "hello world!"</text:p>
      <text:p text:style-name="P11"><text:tab/><text:tab/><text:tab/>a$ = RIGHT$(string$, 6)</text:p>
      <text:p text:style-name="P1"/>
      <text:h text:style-name="P42" text:outline-level="2">RSET</text:h>
      <text:p text:style-name="P1"><text:tab/><text:tab/><text:tab/><text:span text:style-name="T6">Moves data to the random access buffer and places it <text:tab/><text:tab/><text:tab/>in the field name in preparation for a PUT command. <text:tab/><text:tab/><text:tab/>Field name is a string variable defined in a FIELD <text:tab/><text:tab/><text:tab/>statement. A file buffer must be FIELD'd before using </text:span><text:span text:style-name="T6"><text:tab/><text:tab/><text:tab/>RSET.</text:span></text:p>
      <text:p text:style-name="P11"/>
      <text:p text:style-name="P11"><text:tab/><text:tab/><text:tab/>RSET A$ = "text string"</text:p>
      <text:p text:style-name="P11"><text:tab/><text:tab/><text:tab/>RSET B$ = string$</text:p>
      <text:p text:style-name="P11"><text:tab/><text:tab/><text:tab/>RSET C$ = array$(a,b,c)</text:p>
      <text:p text:style-name="P11"/>
      <text:p text:style-name="P11"><text:soft-page-break/><text:tab/><text:tab/> <text:s text:c="2"/>RSET right-adjusts the data to the right side of the <text:tab/><text:tab/> <text:s text:c="2"/>field. IF the data that is being RSET is smaller than <text:tab/><text:tab/> <text:s text:c="2"/>the data buffer field, then the empty space in the <text:tab/><text:tab/><text:tab/> <text:s text:c="2"/>buffer field will be padded with blank spaces. If the <text:tab/><text:tab/> <text:s text:c="2"/>data is larger than the buffer field, then the extra <text:tab/><text:tab/> <text:s text:c="2"/>characters will be truncated (removed).</text:p>
      <text:p text:style-name="P1"/>
      <text:h text:style-name="P42" text:outline-level="2">SECONDS()</text:h>
      <text:p text:style-name="P1"><text:tab/><text:tab/><text:tab/><text:span text:style-name="T10">calculates number of seconds elapsed since <text:tab/><text:tab/><text:tab/><text:tab/>00:00:00 GMT.</text:span></text:p>
      <text:p text:style-name="P23"/>
      <text:p text:style-name="P23"><text:s text:c="7"/><text:tab/><text:tab/>can be used as a random number seed.</text:p>
      <text:p text:style-name="P23"><text:s text:c="18"/>*note: (not part of Standard Basic)</text:p>
      <text:p text:style-name="P23"><text:s text:c="7"/><text:tab/><text:tab/>usage:</text:p>
      <text:p text:style-name="P23"><text:s text:c="15"/><text:tab/><text:tab/>number% = SECONDS</text:p>
      <text:p text:style-name="P1"/>
      <text:h text:style-name="P42" text:outline-level="2">SGN()</text:h>
      <text:p text:style-name="P1"><text:tab/><text:tab/> <text:s text:c="3"/><text:span text:style-name="T10">determines number's sign. If number is negative, <text:s/></text:span></text:p>
      <text:p text:style-name="P23"><text:s text:c="16"/>returns -1. If number is positive, SGN returns 1. </text:p>
      <text:p text:style-name="P23"><text:s text:c="16"/>If number is zero, SGN returns 0. </text:p>
      <text:p text:style-name="P23"><text:s text:c="7"/><text:tab/> <text:s text:c="3"/>usage:</text:p>
      <text:p text:style-name="P23"><text:s text:c="15"/><text:tab/><text:tab/>sign = SGN(num)</text:p>
      <text:p text:style-name="P23"/>
      <text:p text:style-name="P23"><text:s text:c="7"/><text:tab/> <text:s text:c="2"/>example:</text:p>
      <text:p text:style-name="P23"/>
      <text:p text:style-name="P23"><text:s text:c="15"/>num = -99</text:p>
      <text:p text:style-name="P23"><text:s text:c="15"/>sign = SGN(a)</text:p>
      <text:p text:style-name="P23"/>
      <text:p text:style-name="P23"><text:s text:c="15"/>IF sign = 0 THEN</text:p>
      <text:p text:style-name="P23"><text:s text:c="19"/>PRINT "sign equals zero"</text:p>
      <text:p text:style-name="P23"><text:s text:c="15"/>ELSEIF sign &lt; 0 THEN</text:p>
      <text:p text:style-name="P23"><text:s text:c="19"/>PRINT "sign is negative"</text:p>
      <text:p text:style-name="P23"><text:s text:c="15"/>ELSEIF sign = 1 THEN</text:p>
      <text:p text:style-name="P23"><text:s text:c="19"/>PRINT "sign is positive"</text:p>
      <text:p text:style-name="P23"><text:s text:c="15"/>ENDIF</text:p>
      <text:h text:style-name="P42" text:outline-level="2">SIN()</text:h>
      <text:p text:style-name="P1"><text:tab/><text:tab/><text:tab/><text:span text:style-name="T6">Returns the sine of a number. Number must be in <text:tab/><text:tab/><text:tab/>radians.</text:span></text:p>
      <text:p text:style-name="P11"/>
      <text:p text:style-name="P11"><text:tab/><text:tab/><text:tab/>float# = SIN(float#)</text:p>
      <text:p text:style-name="P1"/>
      <text:h text:style-name="P42" text:outline-level="2">SINH(num)</text:h>
      <text:p text:style-name="P1"><text:tab/><text:tab/><text:tab/><text:span text:style-name="T10">calculates the hyperbolic sine of num</text:span></text:p>
      <text:p text:style-name="P23"><text:tab/><text:tab/><text:tab/>usage:</text:p>
      <text:p text:style-name="P23"><text:soft-page-break/><text:s text:c="15"/><text:tab/><text:tab/>MyDouble# = SINH(aDouble#)</text:p>
      <text:p text:style-name="P23"><text:s text:c="15"/><text:tab/><text:tab/>Print "SINH("; aDouble#; ")="; MyDouble#</text:p>
      <text:p text:style-name="P23"/>
      <text:p text:style-name="P23"/>
      <text:h text:style-name="P42" text:outline-level="2">SPACE$()</text:h>
      <text:p text:style-name="P1"><text:tab/><text:tab/><text:tab/><text:span text:style-name="T6">Returns a string containing number of blank spaces. <text:tab/><text:tab/><text:tab/>Number must be in the range of 1 to 255.</text:span></text:p>
      <text:p text:style-name="P11"/>
      <text:p text:style-name="P11"><text:tab/><text:tab/><text:tab/>A$ = SPACE$(20)</text:p>
      <text:h text:style-name="P42" text:outline-level="2">SQRT()</text:h>
      <text:p text:style-name="P1"><text:tab/><text:tab/><text:tab/><text:span text:style-name="T6">Returns the square root of a number. Number must be <text:tab/><text:tab/><text:tab/>greater than zero.</text:span></text:p>
      <text:p text:style-name="P11"/>
      <text:p text:style-name="P11"><text:tab/><text:tab/><text:tab/>float# = SQRT(float#)</text:p>
      <text:h text:style-name="P42" text:outline-level="2">STOP</text:h>
      <text:p text:style-name="P1"><text:tab/><text:tab/><text:tab/><text:span text:style-name="T6">Terminates program execution. Every program must have <text:tab/><text:tab/><text:tab/>at lease one END/STOP/SYSTEM statement. The STOP <text:tab/><text:tab/><text:tab/>command need not be the last line in the program. ie: <text:tab/><text:tab/><text:tab/>it can be anywhere within the program.</text:span></text:p>
      <text:p text:style-name="P11"/>
      <text:p text:style-name="P11"><text:tab/><text:tab/><text:tab/>IF x = 0 THEN</text:p>
      <text:p text:style-name="P11"><text:tab/><text:tab/><text:tab/><text:tab/>GOTO TheEnd</text:p>
      <text:p text:style-name="P11"><text:tab/><text:tab/><text:tab/>ENDIF</text:p>
      <text:p text:style-name="P11"><text:tab/><text:tab/><text:tab/>...</text:p>
      <text:p text:style-name="P11"><text:tab/><text:tab/>TheEnd:</text:p>
      <text:p text:style-name="P11"><text:tab/><text:tab/><text:tab/>STOP</text:p>
      <text:p text:style-name="P11"/>
      <text:p text:style-name="P11"><text:tab/>END or STOP or SYSTEM can be used interchangeably.</text:p>
      <text:p text:style-name="P11"/>
      <text:h text:style-name="P42" text:outline-level="2">STR$()</text:h>
      <text:p text:style-name="P1"><text:tab/><text:tab/><text:tab/><text:span text:style-name="T6">Converts a numeric value into an ascii character <text:tab/><text:tab/><text:tab/>string. Number may be of any numeric data type.</text:span></text:p>
      <text:p text:style-name="P11"/>
      <text:p text:style-name="P11"><text:tab/><text:tab/><text:tab/>string$ = STR$(99)</text:p>
      <text:p text:style-name="P11"><text:tab/><text:tab/><text:tab/>string$ = STR$(value!)</text:p>
      <text:h text:style-name="P42" text:outline-level="2">STRING$()</text:h>
      <text:p text:style-name="P1"><text:tab/><text:tab/><text:tab/><text:span text:style-name="T6">Returns a string containing the specified number of </text:span><text:span text:style-name="T6"><text:tab/><text:tab/><text:tab/>character. Number must be in the range of 1 to 255. <text:tab/><text:tab/><text:tab/>Character may be any acsii code.</text:span></text:p>
      <text:p text:style-name="P11"/>
      <text:p text:style-name="P11"><text:tab/><text:tab/><text:tab/>a$ = STRING$(10, "A")</text:p>
      <text:p text:style-name="P11"><text:tab/><text:tab/><text:tab/>a$ = STRING$(10, 65)</text:p>
      <text:p text:style-name="P11"><text:soft-page-break/><text:tab/><text:tab/><text:tab/>a$ = STRING$(10, char%)</text:p>
      <text:h text:style-name="P44" text:outline-level="2"><text:span text:style-name="T17">SWITCH</text:span></text:h>
      <text:p text:style-name="P1"><text:tab/><text:tab/><text:tab/>switch/case.</text:p>
      <text:h text:style-name="P42" text:outline-level="2">SYSTEM</text:h>
      <text:p text:style-name="P1"><text:tab/><text:tab/><text:tab/><text:span text:style-name="T6">Terminates program execution. Every program must have </text:span><text:span text:style-name="T6"><text:tab/><text:tab/><text:tab/>at lease one END/STOP/SYSTEM statement. The SYSTEM <text:tab/><text:tab/><text:tab/>command need not be the last line in the program. ie: <text:tab/><text:tab/><text:tab/>it can be anywhere within the program.</text:span></text:p>
      <text:p text:style-name="P11"/>
      <text:p text:style-name="P11"><text:tab/><text:tab/><text:tab/>IF x = 0 THEN</text:p>
      <text:p text:style-name="P11"><text:tab/><text:tab/><text:tab/><text:tab/>GOTO TheEnd</text:p>
      <text:p text:style-name="P11"><text:tab/><text:tab/><text:tab/>ENDIF</text:p>
      <text:p text:style-name="P11"><text:tab/><text:tab/><text:tab/>...</text:p>
      <text:p text:style-name="P11"><text:tab/><text:tab/>TheEnd:</text:p>
      <text:p text:style-name="P11"><text:tab/><text:tab/><text:tab/>SYSTEM</text:p>
      <text:p text:style-name="P11"/>
      <text:p text:style-name="P11"><text:tab/><text:tab/>SYSTEM or STOP or END can be used interchangeably.</text:p>
      <text:h text:style-name="P42" text:outline-level="2">TANH()</text:h>
      <text:p text:style-name="P1"><text:tab/><text:tab/><text:tab/><text:span text:style-name="T10">calculates the hyperbolic tangent of num.</text:span></text:p>
      <text:p text:style-name="P1"><text:s text:c="7"/><text:tab/><text:tab/>usage:</text:p>
      <text:p text:style-name="P1"><text:s text:c="15"/><text:tab/>MyDouble# = TANH(aDouble#)</text:p>
      <text:p text:style-name="P1"><text:s text:c="15"/><text:tab/>Print "TANH("; aDouble#; ")="; MyDouble#</text:p>
      <text:p text:style-name="P1"><text:span text:style-name="T10"/></text:p>
      <text:h text:style-name="P42" text:outline-level="2">TIME$</text:h>
      <text:p text:style-name="P1"><text:tab/><text:tab/><text:tab/><text:span text:style-name="T10">retrieves the current time.</text:span></text:p>
      <text:p text:style-name="P23"><text:tab/><text:tab/><text:tab/>usage:</text:p>
      <text:p text:style-name="P23"><text:s text:c="15"/><text:tab/><text:tab/>mytime$ = TIME$</text:p>
      <text:p text:style-name="P23"><text:s text:c="15"/><text:tab/><text:tab/>PRINT mytime$</text:p>
      <text:h text:style-name="P42" text:outline-level="2">UCASE$()</text:h>
      <text:p text:style-name="P1"><text:tab/><text:tab/><text:tab/><text:span text:style-name="T6">Returns in the target string the upper case <text:tab/><text:tab/><text:tab/><text:tab/>representation of the source string.</text:span></text:p>
      <text:p text:style-name="P11"/>
      <text:p text:style-name="P11"><text:tab/><text:tab/><text:tab/>ex:<text:tab/>string$ = UCASE$(string$)</text:p>
      <text:p text:style-name="P11"><text:s text:c="9"/><text:tab/><text:tab/><text:tab/>a$ <text:s text:c="2"/>= UCASE$(b$)</text:p>
      <text:p text:style-name="P11"><text:s text:c="6"/><text:tab/><text:tab/><text:tab/><text:tab/>b$ = "abc"</text:p>
      <text:p text:style-name="P11"/>
      <text:p text:style-name="P11"><text:s text:c="6"/><text:tab/><text:tab/> <text:s text:c="3"/>After executiong a$ = "ABC"</text:p>
      <text:h text:style-name="P42" text:outline-level="2">VAL()</text:h>
      <text:p text:style-name="P1"><text:s text:c="16"/><text:span text:style-name="T6">Returns the numeric value of string.</text:span></text:p>
      <text:p text:style-name="P11"/>
      <text:p text:style-name="P11"><text:tab/><text:tab/><text:tab/>ex:<text:tab/>value = VAL(number$)</text:p>
      <text:p text:style-name="P11"><text:soft-page-break/><text:tab/><text:tab/><text:tab/><text:tab/>float# = VAL(number$)</text:p>
      <text:p text:style-name="P11"/>
      <text:h text:style-name="P47" text:outline-level="2">WHILE/WEND </text:h>
      <text:p text:style-name="P11"><text:tab/></text:p>
      <text:p text:style-name="P11"><text:tab/><text:tab/> <text:s text:c="2"/>The WHILE/WEND is a loop construct with a logical <text:tab/><text:tab/><text:tab/> <text:s text:c="2"/>expression at the start of the loop. The expression is <text:tab/><text:tab/> <text:s text:c="2"/>examined at the startof each loop cycle.</text:p>
      <text:p text:style-name="P11"/>
      <text:p text:style-name="P11"><text:tab/><text:tab/><text:tab/>ex:<text:tab/>WHILE x &lt; 100</text:p>
      <text:p text:style-name="P11"><text:tab/><text:tab/><text:tab/><text:tab/><text:tab/>x = abc + xyz</text:p>
      <text:p text:style-name="P11"><text:tab/><text:tab/><text:tab/><text:tab/>WEND</text:p>
      <text:h text:style-name="P42" text:outline-level="2">WRITE# </text:h>
      <text:p text:style-name="P11"><text:tab/><text:tab/> <text:s text:c="3"/>Writes data to a sequential access file. Buffer is <text:tab/><text:tab/><text:tab/> <text:s text:c="3"/>the file buffer number.</text:p>
      <text:p text:style-name="P11"/>
      <text:p text:style-name="P11"><text:tab/><text:tab/><text:tab/>Ex: <text:s/>WRITE #1, string$, integer%, float!, double#</text:p>
      <text:p text:style-name="P35"/>
      <text:p text:style-name="P1"/>
      <text:p text:style-name="P1"/>
      <text:p text:style-name="P1"/>
      <text:p text:style-name="P1"/>
      <text:p text:style-name="P1"/>
      <text:p text:style-name="P32"/>
      <text:h text:style-name="P42" text:outline-level="2">Console </text:h>
      <text:p text:style-name="P5"/>
      <text:p text:style-name="P23">Usage examples:</text:p>
      <text:p text:style-name="P23">===============</text:p>
      <text:p text:style-name="P24"/>
      <text:p text:style-name="P24">Here are some 'cut-n-paste' examples that you can try. These programs can be found in the bxb_examples directory.</text:p>
      <text:p text:style-name="P1"/>
      <text:p text:style-name="P1"/>
      <text:h text:style-name="P52" text:outline-level="3">bx1.bas</text:h>
      <text:p text:style-name="P1"/>
      <text:p text:style-name="P23">Line Numbers, REM, CLS, PRINT, BEEP, END:</text:p>
      <text:p text:style-name="P23">====================================</text:p>
      <text:p text:style-name="P23"><text:tab/>In it's most basic from, the program statement looks like this:</text:p>
      <text:p text:style-name="P23"/>
      <text:p text:style-name="P23"><text:tab/>1 REM <text:s/>bx1.bas version 1</text:p>
      <text:p text:style-name="P23"><text:tab/>2 PRINT "hello world!"</text:p>
      <text:p text:style-name="P23"><text:tab/>3 BEEP</text:p>
      <text:p text:style-name="P23"><text:tab/>4 END</text:p>
      <text:p text:style-name="P5"><text:tab/></text:p>
      <text:p text:style-name="P1"/>
      <text:p text:style-name="P23">Line Numbers:</text:p>
      <text:p text:style-name="P23">============</text:p>
      <text:p text:style-name="P24"><text:tab/>Program lines may or may not be numbered. Line numbers have a minimal <text:tab/>practical use and their usage is not recommended, but, their usage is included f<text:tab/>or compatibility. If line numbers are used, the must appear in column #1, the far l<text:tab/>eft side, only. Line numbers will appear here for illustrative purposes only.</text:p>
      <text:p text:style-name="P23"/>
      <text:p text:style-name="P23"><text:tab/>In the above example:</text:p>
      <text:p text:style-name="P23"><text:tab/>REM:<text:tab/><text:tab/>in line 1: is a comment,</text:p>
      <text:p text:style-name="P23"><text:tab/>PRINT:<text:tab/>in line 2: prints a message on the display screen</text:p>
      <text:p text:style-name="P23"><text:tab/>BEEP:<text:tab/><text:tab/>in line 3: sounds a beep on the pc speaker</text:p>
      <text:p text:style-name="P23"><text:tab/>END:<text:tab/><text:tab/>in line 4: terminates the program</text:p>
      <text:p text:style-name="P23"/>
      <text:p text:style-name="P23"/>
      <text:p text:style-name="P23"><text:tab/>PRINT:<text:tab/>The PRINT command takes the form:</text:p>
      <text:p text:style-name="P23"><text:s text:c="15"/><text:tab/> PRINT:<text:tab/>(generates a newline)</text:p>
      <text:p text:style-name="P23"><text:s text:c="8"/><text:tab/><text:tab/>or <text:s text:c="5"/>PRINT "text"</text:p>
      <text:p text:style-name="P23"><text:s text:c="8"/><text:tab/><text:tab/>or <text:s text:c="5"/>PRINT variable</text:p>
      <text:p text:style-name="P23"><text:s text:c="8"/><text:tab/><text:tab/>or <text:s text:c="5"/>PRINT (expression)</text:p>
      <text:p text:style-name="P23"/>
      <text:p text:style-name="P23"><text:tab/>END: <text:s text:c="4"/>Every program must have an END command. </text:p>
      <text:p text:style-name="P23"><text:s text:c="11"/><text:tab/> <text:s text:c="2"/>However, it need not be at the end of the program.</text:p>
      <text:p text:style-name="P40"/>
      <text:h text:style-name="Heading_20_3" text:outline-level="3"><text:soft-page-break/>bx2.bas</text:h>
      <text:p text:style-name="P1"/>
      <text:p text:style-name="P23">GOTO:</text:p>
      <text:p text:style-name="P23">=====</text:p>
      <text:p text:style-name="P23"><text:tab/>In the example below, using the GOTO command:</text:p>
      <text:p text:style-name="P23"><text:s text:c="10"/><text:tab/>line 4: <text:s text:c="7"/><text:tab/>performs an absolute jump to line #8</text:p>
      <text:p text:style-name="P23"><text:s text:c="7"/><text:tab/>line 10: <text:s text:c="7"/><text:tab/>an absolute jump to line #5</text:p>
      <text:p text:style-name="P23"><text:s text:c="10"/><text:tab/>line 7: <text:s text:c="7"/><text:tab/>terminates the program</text:p>
      <text:p text:style-name="P23"/>
      <text:p text:style-name="P23"/>
      <text:p text:style-name="P23"/>
      <text:p text:style-name="P23"><text:tab/>1 REM <text:s/>bx2.bas version 2</text:p>
      <text:p text:style-name="P23"><text:tab/>2 PRINT "hello world!"</text:p>
      <text:p text:style-name="P23"><text:tab/>3 BEEP</text:p>
      <text:p text:style-name="P23"><text:tab/>4 GOTO 8</text:p>
      <text:p text:style-name="P23"><text:tab/>5 PRINT "Back at line #6"</text:p>
      <text:p text:style-name="P23"><text:tab/>6 PRINT "The End."</text:p>
      <text:p text:style-name="P23"><text:tab/>7 END</text:p>
      <text:p text:style-name="P23"><text:tab/>8 PRINT "Now at line #9"</text:p>
      <text:p text:style-name="P23"><text:tab/>9 BEEP</text:p>
      <text:p text:style-name="P23"><text:tab/>10 GOTO 5</text:p>
      <text:p text:style-name="P23"/>
      <text:p text:style-name="P1"/>
      <text:h text:style-name="Heading_20_3" text:outline-level="3">bx3.bas</text:h>
      <text:p text:style-name="P1"/>
      <text:p text:style-name="P23">LET:</text:p>
      <text:p text:style-name="P23">====</text:p>
      <text:p text:style-name="P23"><text:tab/>The LET command has the form:</text:p>
      <text:p text:style-name="P23"><text:s text:c="24"/>LET variable = value</text:p>
      <text:p text:style-name="P23"><text:s text:c="7"/><text:tab/> or <text:s text:c="5"/>LET variable = variable</text:p>
      <text:p text:style-name="P23"><text:s text:c="8"/><text:tab/> or <text:s text:c="5"/>LET variable = "text string"</text:p>
      <text:p text:style-name="P24"><text:tab/></text:p>
      <text:p text:style-name="P23"><text:tab/>In this example, </text:p>
      <text:p text:style-name="P23"><text:s text:c="7"/><text:tab/>line 5:<text:tab/>keyword LET assigns a numeric value to integer <text:tab/><text:tab/><text:tab/><text:tab/><text:tab/>variable: "abc". </text:p>
      <text:p text:style-name="P23"/>
      <text:p text:style-name="P23"><text:tab/>1 REM <text:s/>bx3.bas version 3</text:p>
      <text:p text:style-name="P23"><text:tab/>2 CLS</text:p>
      <text:p text:style-name="P23"><text:tab/>4 PRINT "hello world!"</text:p>
      <text:p text:style-name="P23"><text:tab/>5 BEEP</text:p>
      <text:p text:style-name="P23"><text:tab/>6 LET abc = 100</text:p>
      <text:p text:style-name="P23"><text:tab/>7 PRINT "abc = 100"</text:p>
      <text:p text:style-name="P23"><text:tab/>8 END</text:p>
      <text:p text:style-name="P5"/>
      <text:p text:style-name="P1"/>
      <text:h text:style-name="P52" text:outline-level="3"><text:soft-page-break/>bx4.bas</text:h>
      <text:p text:style-name="P1"/>
      <text:p text:style-name="P24">Variable names are limited to 8 alpha-numeric characters only. No punctuation characters are permitted (at this time). Variables are distinguished into five types:</text:p>
      <text:p text:style-name="P23"/>
      <text:p text:style-name="P23"><text:s text:c="8"/>Symbol:<text:tab/>Type:</text:p>
      <text:p text:style-name="P23"><text:s text:c="10"/>$ <text:s text:c="14"/>character string</text:p>
      <text:p text:style-name="P23"><text:s text:c="10"/># <text:s text:c="14"/>double precision floating point</text:p>
      <text:p text:style-name="P23"><text:s text:c="10"/>! <text:s text:c="15"/>single precision float</text:p>
      <text:p text:style-name="P23"><text:s text:c="10"/>% <text:s text:c="14"/>long integer</text:p>
      <text:p text:style-name="P23"><text:s text:c="9"/>none <text:s text:c="9"/>integer (assumed)</text:p>
      <text:p text:style-name="P23"/>
      <text:p text:style-name="P23">If a variable name has no type specifier, it is assumed to be of type integer.</text:p>
      <text:p text:style-name="P23"/>
      <text:p text:style-name="P23">Here, in:</text:p>
      <text:p text:style-name="P23"><text:tab/><text:tab/>line 12 thru 14: <text:s text:c="7"/>three integer assignments are made.</text:p>
      <text:p text:style-name="P23"><text:s text:c="12"/>line 15: <text:s text:c="7"/>variable 'abc' is re-assigned a new value:</text:p>
      <text:p text:style-name="P23"/>
      <text:p text:style-name="P23">1 REM <text:s/>test.bas version 4</text:p>
      <text:p text:style-name="P23">2 DIM abc = 0, xyz = 0, qwerty = 0</text:p>
      <text:p text:style-name="P23">3 CLS</text:p>
      <text:p text:style-name="P23">4 PRINT "hello world!"</text:p>
      <text:p text:style-name="P23">5 BEEP</text:p>
      <text:p text:style-name="P23">' ...</text:p>
      <text:p text:style-name="P23">12 LET abc = 100</text:p>
      <text:p text:style-name="P23">13 LET xyz = 999</text:p>
      <text:p text:style-name="P23">14 LET qwerty = 12345</text:p>
      <text:p text:style-name="P23">15 LET abc = 32123</text:p>
      <text:p text:style-name="P23">16 END</text:p>
      <text:p text:style-name="P5"/>
      <text:p text:style-name="P1"/>
      <text:p text:style-name="P1"/>
      <text:h text:style-name="P52" text:outline-level="3">bx5.bas</text:h>
      <text:p text:style-name="P1"/>
      <text:p text:style-name="P6">In this next example, variables: abc, xyz and qwerty are assigned values. Then PRINT command is used to display each variable's contents.</text:p>
      <text:p text:style-name="P1"/>
      <text:p text:style-name="P5">1 REM <text:s/>test.bas version 5</text:p>
      <text:p text:style-name="P5">2 CLS</text:p>
      <text:p text:style-name="P5">3 PRINT "hello world!"</text:p>
      <text:p text:style-name="P5">4 LET abc = 100</text:p>
      <text:p text:style-name="P5">5 PRINT abc,</text:p>
      <text:p text:style-name="P5">6 LET xyz = 999</text:p>
      <text:p text:style-name="P5">7 LET qwerty = 12345</text:p>
      <text:p text:style-name="P5"><text:soft-page-break/>8 LET abc = 32123</text:p>
      <text:p text:style-name="P5">9 PRINT xyz,</text:p>
      <text:p text:style-name="P5">10 PRINT qwerty,</text:p>
      <text:p text:style-name="P5">11 PRINT abc</text:p>
      <text:p text:style-name="P5">12 PRINT "The End."</text:p>
      <text:p text:style-name="P5">13 END</text:p>
      <text:p text:style-name="P1"/>
      <text:p text:style-name="P1"/>
      <text:h text:style-name="P52" text:outline-level="3">bx6.bas</text:h>
      <text:p text:style-name="P1"/>
      <text:p text:style-name="P1"/>
      <text:p text:style-name="P1">LOCATE:</text:p>
      <text:p text:style-name="P1">=======</text:p>
      <text:p text:style-name="P1">The LOCATE command has the form:</text:p>
      <text:p text:style-name="P1"/>
      <text:p text:style-name="P1"><text:s text:c="8"/>LOCATE row, column</text:p>
      <text:p text:style-name="P1"/>
      <text:p text:style-name="P1">In lines 4 and 5, variables: row and column are each given a value.</text:p>
      <text:p text:style-name="P1">Then on line 6, the LOCATE command it used to position the cursor,</text:p>
      <text:p text:style-name="P1"><text:s/>at:</text:p>
      <text:p text:style-name="P1"><text:s text:c="12"/>Row: 2</text:p>
      <text:p text:style-name="P1"><text:s text:c="9"/>Column: 10</text:p>
      <text:p text:style-name="P1"/>
      <text:p text:style-name="P1">and again in line 10:</text:p>
      <text:p text:style-name="P1"/>
      <text:p text:style-name="P1"/>
      <text:p text:style-name="P1">1 <text:s/>REM <text:s/>test.bas version 6</text:p>
      <text:p text:style-name="P1">2 <text:s/>CLS</text:p>
      <text:p text:style-name="P1">3 <text:s/>PRINT "hello world!"</text:p>
      <text:p text:style-name="P1">4 <text:s/>LET row = 2</text:p>
      <text:p text:style-name="P1">5 <text:s/>LET column = 10</text:p>
      <text:p text:style-name="P1">6 <text:s/>LOCATE row, column</text:p>
      <text:p text:style-name="P1">7 <text:s/>PRINT "hello world!"</text:p>
      <text:p text:style-name="P1">8 <text:s/>LET row = 4</text:p>
      <text:p text:style-name="P1">9 <text:s/>LET column = 20</text:p>
      <text:p text:style-name="P1">10 LOCATE row, column</text:p>
      <text:p text:style-name="P1">11 PRINT "hello world!"</text:p>
      <text:p text:style-name="P1">12 END</text:p>
      <text:p text:style-name="P1"/>
      <text:p text:style-name="P1">The console mode screen is character based and has the dimensions of 25x80. The upper left corner is row 0, column 0.</text:p>
      <text:p text:style-name="P1"/>
      <text:p text:style-name="P1"/>
      <text:h text:style-name="Heading_20_3" text:outline-level="3">bx7.bas</text:h>
      <text:p text:style-name="P1"/>
      <text:p text:style-name="P1"><text:soft-page-break/>Math Expression Assignments:</text:p>
      <text:p text:style-name="P1">============================</text:p>
      <text:p text:style-name="P1">A variable assignment can be in the form of a mathematical expressions.</text:p>
      <text:p text:style-name="P1">As shown in line 4:</text:p>
      <text:p text:style-name="P1"/>
      <text:p text:style-name="P1"/>
      <text:p text:style-name="P1">1 REM <text:s/>bx7.bas</text:p>
      <text:p text:style-name="P1">2 CLS</text:p>
      <text:p text:style-name="P1">3 PRINT "hello world!"</text:p>
      <text:p text:style-name="P1">4 LET abc = 2 + 2</text:p>
      <text:p text:style-name="P1">5 PRINT abc</text:p>
      <text:p text:style-name="P1">6 END</text:p>
      <text:p text:style-name="P1"/>
      <text:p text:style-name="P1"/>
      <text:h text:style-name="P52" text:outline-level="3">bx8.bas</text:h>
      <text:p text:style-name="P1"/>
      <text:p text:style-name="P1">Complex algebraic expressions can be used in an assignment:</text:p>
      <text:p text:style-name="P1"/>
      <text:p text:style-name="P1"/>
      <text:p text:style-name="P1">1 <text:s/>REM <text:s/>test.bas version 8</text:p>
      <text:p text:style-name="P1">2 <text:s/>CLS</text:p>
      <text:p text:style-name="P1">3 <text:s/>PRINT "hello world!"</text:p>
      <text:p text:style-name="P1">4 <text:s/>LET xylophone = 50</text:p>
      <text:p text:style-name="P1">5 <text:s/>LET yazoo = 100</text:p>
      <text:p text:style-name="P1">6 <text:s/>LET abc = yazoo/xylophone</text:p>
      <text:p text:style-name="P1">7 <text:s/>LET xyz = yazoo/10</text:p>
      <text:p text:style-name="P1">8 <text:s/>LOCATE abc , xyz</text:p>
      <text:p text:style-name="P1">9 <text:s/>PRINT "hello world!"</text:p>
      <text:p text:style-name="P1">10 LET quasar = 2</text:p>
      <text:p text:style-name="P1">11 LET zapp = 4</text:p>
      <text:p text:style-name="P1">12 LET abc = (quasar * quasar * zapp + zapp)/5</text:p>
      <text:p text:style-name="P1">13 LET xyz = ((quasar*quasar)*zapp)+zapp</text:p>
      <text:p text:style-name="P1">14 LOCATE abc, xyz</text:p>
      <text:p text:style-name="P1">15 PRINT "hello world!"</text:p>
      <text:p text:style-name="P1">50 END</text:p>
      <text:p text:style-name="P1"/>
      <text:p text:style-name="P1"/>
      <text:h text:style-name="P52" text:outline-level="3">bx9.bas</text:h>
      <text:p text:style-name="P1"/>
      <text:p text:style-name="P28">Optional: Line Numbers, REM, LET:</text:p>
      <text:p text:style-name="P28">=================================</text:p>
      <text:p text:style-name="P29">As stated previously, line numbers are entirely optional and in most cases un-needed. The only time they may actually be needed is as line labels. Here, even the REM is optional, as well. The REM keyword may be replaced with the apostrophy (') character. Blank or empty lines are ignored by the compiler and often times help to <text:s/>make the source code more readable. Also, the LET <text:soft-page-break/>keyword is optional.</text:p>
      <text:p text:style-name="P1"/>
      <text:p text:style-name="P1"/>
      <text:p text:style-name="P1">' <text:s/>bx9.bas </text:p>
      <text:p text:style-name="P1">'</text:p>
      <text:p text:style-name="P1"><text:s text:c="2"/>CLS</text:p>
      <text:p text:style-name="P1"><text:s text:c="2"/>PRINT "hello world!"</text:p>
      <text:p text:style-name="P1"><text:s text:c="2"/>LET xylophone = 50</text:p>
      <text:p text:style-name="P1"><text:s text:c="2"/>LET yazoo = 100</text:p>
      <text:p text:style-name="P1"><text:s text:c="2"/>LET abc = yazoo/xylophone</text:p>
      <text:p text:style-name="P1"><text:s text:c="2"/>xyz = yazoo/10</text:p>
      <text:p text:style-name="P1"/>
      <text:p text:style-name="P1"><text:s text:c="2"/>LOCATE abc , xyz</text:p>
      <text:p text:style-name="P1"><text:s text:c="2"/>PRINT "hello world!"</text:p>
      <text:p text:style-name="P1">' ------------------------------------------</text:p>
      <text:p text:style-name="P1"><text:s text:c="2"/>quasar = 2</text:p>
      <text:p text:style-name="P1"><text:s text:c="2"/>zapp = 4</text:p>
      <text:p text:style-name="P1"><text:s text:c="2"/>abc = (quasar * quasar * zapp + zapp)/5</text:p>
      <text:p text:style-name="P1"><text:s text:c="2"/>xyz = ((quasar * quasar) * zapp) + zapp</text:p>
      <text:p text:style-name="P1"/>
      <text:p text:style-name="P1"><text:s text:c="2"/>LOCATE abc, xyz</text:p>
      <text:p text:style-name="P1"><text:s text:c="2"/>PRINT "hello world!"</text:p>
      <text:p text:style-name="P1">' ------------------------------------------</text:p>
      <text:p text:style-name="P1"/>
      <text:p text:style-name="P1"><text:s text:c="2"/>PRINT:</text:p>
      <text:p text:style-name="P1"><text:s text:c="2"/>PRINT " 2*(3+4)*5/10 = ";</text:p>
      <text:p text:style-name="P1"><text:s text:c="2"/>abc = 2*(3+4)*5/10</text:p>
      <text:p text:style-name="P1"><text:s text:c="2"/>PRINT abc</text:p>
      <text:p text:style-name="P1"/>
      <text:p text:style-name="P1">TheEnd:</text:p>
      <text:p text:style-name="P1"><text:s text:c="2"/>END</text:p>
      <text:p text:style-name="P1"/>
      <text:p text:style-name="P1"><text:tab/>In the above code, examine the PRINT statements. </text:p>
      <text:p text:style-name="P1"><text:tab/>PRINT has several forms:</text:p>
      <text:p text:style-name="P1"><text:s text:c="8"/>PRINT abc <text:s text:c="14"/>prints variable followed by <text:tab/>newline</text:p>
      <text:p text:style-name="P1"><text:s text:c="8"/>PRINT:<text:tab/> <text:s text:c="15"/>generates a newline</text:p>
      <text:p text:style-name="P1"><text:s text:c="8"/>PRINT "" <text:s text:c="15"/>also a newline</text:p>
      <text:p text:style-name="P1"><text:s text:c="8"/>PRINT a; <text:s text:c="15"/>semi-colon does not send a newline</text:p>
      <text:p text:style-name="P1"><text:s text:c="8"/>PRINT a, <text:s text:c="15"/>comma sends a tab, no newline</text:p>
      <text:p text:style-name="P1"/>
      <text:p text:style-name="P1"/>
      <text:h text:style-name="P52" text:outline-level="3">bx10.bas</text:h>
      <text:p text:style-name="P1"/>
      <text:p text:style-name="P1">BLOCK LABELS:</text:p>
      <text:p text:style-name="P1">=============</text:p>
      <text:p text:style-name="P1">"Block Labels" are preferred over line numbers and give symbolic meaning to a routine or block of code. </text:p>
      <text:p text:style-name="P1"/>
      <text:p text:style-name="P1"><text:soft-page-break/></text:p>
      <text:p text:style-name="P1">' <text:s/>bx10.bas</text:p>
      <text:p text:style-name="P1"><text:s text:c="2"/>CLS</text:p>
      <text:p text:style-name="P1">' <text:s text:c="14"/>now jump to a block label</text:p>
      <text:p text:style-name="P1"><text:s text:c="2"/>GOTO OverThere</text:p>
      <text:p text:style-name="P1">'</text:p>
      <text:p text:style-name="P1">TheBeginning:</text:p>
      <text:p text:style-name="P1"><text:s text:c="2"/>PRINT "We're at The Beginning!"</text:p>
      <text:p text:style-name="P1"><text:s text:c="2"/>GOTO TheEnd</text:p>
      <text:p text:style-name="P1">'</text:p>
      <text:p text:style-name="P1">There:</text:p>
      <text:p text:style-name="P1"><text:s text:c="2"/>PRINT "We're There!"</text:p>
      <text:p text:style-name="P1"><text:s text:c="2"/>GOTO TheBeginning</text:p>
      <text:p text:style-name="P1">'</text:p>
      <text:p text:style-name="P1">JumpBack1:</text:p>
      <text:p text:style-name="P1"><text:s text:c="2"/>PRINT "We Jumped Back 1!"</text:p>
      <text:p text:style-name="P1"><text:s text:c="2"/>GOTO There</text:p>
      <text:p text:style-name="P1">'</text:p>
      <text:p text:style-name="P1">OverThere:</text:p>
      <text:p text:style-name="P1"><text:s text:c="2"/>PRINT "We're Over There!"</text:p>
      <text:p text:style-name="P1"><text:s text:c="2"/>GOTO JumpBack1</text:p>
      <text:p text:style-name="P1">'</text:p>
      <text:p text:style-name="P1">TheEnd:</text:p>
      <text:p text:style-name="P1"><text:s text:c="2"/>END</text:p>
      <text:p text:style-name="P1"/>
      <text:p text:style-name="P1"/>
      <text:p text:style-name="P1">Where used, line Labels or "Block Labels" must start at the far left column, as shown above. </text:p>
      <text:p text:style-name="P1"/>
      <text:p text:style-name="P1">A Label name:</text:p>
      <text:p text:style-name="P1">=============</text:p>
      <text:p text:style-name="P1">* <text:s text:c="7"/>may contain up to 32 alpha-numeric characters,</text:p>
      <text:p text:style-name="P1">* <text:s text:c="7"/>must contain no punctuation characters,</text:p>
      <text:p text:style-name="P1">* <text:s text:c="7"/>must be terminated by a colon (:),</text:p>
      <text:p text:style-name="P1">* <text:s text:c="7"/>is case sensitive, so:<text:tab/>label:</text:p>
      <text:p text:style-name="P1"/>
      <text:p text:style-name="P1"><text:s text:c="9"/>Label:</text:p>
      <text:p text:style-name="P1">and <text:s text:c="5"/>LABEL:</text:p>
      <text:p text:style-name="P1"/>
      <text:p text:style-name="P1">are each unique.</text:p>
      <text:p text:style-name="P1"/>
      <text:p text:style-name="P1">When used with a GOTO statement, the label name is not terminated by the colon. i.e.:</text:p>
      <text:p text:style-name="P1"/>
      <text:p text:style-name="P1"><text:s text:c="8"/>GOTO Label1</text:p>
      <text:p text:style-name="P1"/>
      <text:p text:style-name="P1"/>
      <text:h text:style-name="P52" text:outline-level="3">bx11.bas</text:h>
      <text:p text:style-name="P1"/>
      <text:p text:style-name="P1"/>
      <text:p text:style-name="P1"><text:soft-page-break/>' <text:s/>test.bas version 11</text:p>
      <text:p text:style-name="P1">Start1:</text:p>
      <text:p text:style-name="P1"><text:s text:c="2"/>CLS</text:p>
      <text:p text:style-name="P1"><text:s text:c="2"/>GOTO Jump</text:p>
      <text:p text:style-name="P1">Return:</text:p>
      <text:p text:style-name="P1"><text:s text:c="2"/>GOTO TheEnd</text:p>
      <text:p text:style-name="P1">Jump:</text:p>
      <text:p text:style-name="P1"><text:s text:c="2"/>PRINT "hello world!"</text:p>
      <text:p text:style-name="P1">' ------------</text:p>
      <text:p text:style-name="P1"><text:s text:c="2"/>LET xylophone = 50</text:p>
      <text:p text:style-name="P1"><text:s text:c="2"/>LET yazoo = 100</text:p>
      <text:p text:style-name="P1"><text:s text:c="2"/>LET abc = yazoo/xylophone</text:p>
      <text:p text:style-name="P1"><text:s text:c="2"/>xyz = yazoo/10</text:p>
      <text:p text:style-name="P1"><text:s text:c="2"/>LOCATE abc , xyz</text:p>
      <text:p text:style-name="P1"><text:s text:c="2"/>PRINT "hello world!"</text:p>
      <text:p text:style-name="P1">' ------------------------------------------</text:p>
      <text:p text:style-name="P1"><text:s text:c="2"/>quasar = 2</text:p>
      <text:p text:style-name="P1"><text:s text:c="2"/>zapp = 4</text:p>
      <text:p text:style-name="P1"><text:s text:c="2"/>abc = (quasar * quasar * zapp + zapp)/5</text:p>
      <text:p text:style-name="P1"><text:s text:c="2"/>xyz = ((quasar * quasar) * zapp) + zapp</text:p>
      <text:p text:style-name="P1"><text:s text:c="2"/>LOCATE abc, xyz</text:p>
      <text:p text:style-name="P1"><text:s text:c="2"/>PRINT "hello world!"</text:p>
      <text:p text:style-name="P1">' ------------------------------------------</text:p>
      <text:p text:style-name="P1"><text:s text:c="2"/>PRINT:</text:p>
      <text:p text:style-name="P1"><text:s text:c="2"/>PRINT " 2*(3+4)*5/10 = ";</text:p>
      <text:p text:style-name="P1"><text:s text:c="2"/>abc = 2*(3+4)*5/10</text:p>
      <text:p text:style-name="P1"><text:s text:c="2"/>PRINT abc</text:p>
      <text:p text:style-name="P1"><text:s text:c="2"/>GOTO Return</text:p>
      <text:p text:style-name="P1">TheEnd:</text:p>
      <text:p text:style-name="P1"><text:s text:c="2"/>END</text:p>
      <text:p text:style-name="P1"/>
      <text:p text:style-name="P1"/>
      <text:h text:style-name="P52" text:outline-level="3">bx12.bas</text:h>
      <text:p text:style-name="P1"/>
      <text:p text:style-name="P1"/>
      <text:p text:style-name="P1">CLEAR:</text:p>
      <text:p text:style-name="P1">======</text:p>
      <text:p text:style-name="P1">The CLEAR command has the form:</text:p>
      <text:p text:style-name="P1"/>
      <text:p text:style-name="P1"><text:s text:c="8"/>CLEAR</text:p>
      <text:p text:style-name="P1"/>
      <text:p text:style-name="P1"/>
      <text:p text:style-name="P1">' <text:s/>bx12.bas</text:p>
      <text:p text:style-name="P1">'</text:p>
      <text:p text:style-name="P1">Start1:</text:p>
      <text:p text:style-name="P1"><text:s text:c="2"/>CLS</text:p>
      <text:p text:style-name="P1"><text:s text:c="2"/>PRINT "hello world!"</text:p>
      <text:p text:style-name="P1">' ------------</text:p>
      <text:p text:style-name="P1"><text:s text:c="2"/>LET xylophone# = 50.3</text:p>
      <text:p text:style-name="P1"><text:s text:c="2"/>LET yazoo# = 101.25</text:p>
      <text:p text:style-name="P1"><text:soft-page-break/><text:s text:c="2"/>LET abc = yazoo#/xylophone#</text:p>
      <text:p text:style-name="P1"><text:s text:c="2"/>xyz = yazoo#/10</text:p>
      <text:p text:style-name="P1"><text:s text:c="2"/>quasar = 2</text:p>
      <text:p text:style-name="P1"><text:s text:c="2"/>zapp = 4</text:p>
      <text:p text:style-name="P1"><text:s text:c="2"/>abc = (quasar * quasar * zapp + zapp)/5</text:p>
      <text:p text:style-name="P1"><text:s text:c="2"/>xyz = ((quasar * quasar) * zapp) + zapp</text:p>
      <text:p text:style-name="P1"><text:s text:c="2"/>abc = 2*(3+4)*5/10</text:p>
      <text:p text:style-name="P1">'</text:p>
      <text:p text:style-name="P1"><text:s text:c="2"/>CLEAR</text:p>
      <text:p text:style-name="P1">' ------------------------------------------</text:p>
      <text:p text:style-name="P1">TheEnd:</text:p>
      <text:p text:style-name="P1"><text:s text:c="2"/>END</text:p>
      <text:p text:style-name="P1"/>
      <text:p text:style-name="P20">A CLEAR statement will erase all 'global' variables. If a variable no longer exists, or has previously been erased, the CLEAR command will ignore that fact. It will not cause an error. The CLEAR command has no effect on 'local' variables.</text:p>
      <text:p text:style-name="P1"/>
      <text:p text:style-name="P1"/>
      <text:h text:style-name="P52" text:outline-level="3">bx13.bas</text:h>
      <text:p text:style-name="P1"/>
      <text:p text:style-name="P1">' <text:s/>bx13.bas</text:p>
      <text:p text:style-name="P1">'</text:p>
      <text:p text:style-name="P1">Start1:</text:p>
      <text:p text:style-name="P1"><text:s text:c="2"/>CLS</text:p>
      <text:p text:style-name="P1"><text:s text:c="2"/>PRINT "hello world!"</text:p>
      <text:p text:style-name="P1">' ------------------------------------------</text:p>
      <text:p text:style-name="P1"><text:s text:c="2"/>abc = 11100</text:p>
      <text:p text:style-name="P1"><text:s text:c="2"/>xyz = 32000</text:p>
      <text:p text:style-name="P1"><text:s text:c="2"/>abcl% = 33000</text:p>
      <text:p text:style-name="P1"><text:s text:c="2"/>xyzl% = 99000</text:p>
      <text:p text:style-name="P1"><text:s text:c="2"/>abcf! = 33000.33</text:p>
      <text:p text:style-name="P1"><text:s text:c="2"/>xyzf! = 99000.47</text:p>
      <text:p text:style-name="P1"><text:s text:c="2"/>abcd# = 333000.33</text:p>
      <text:p text:style-name="P1"><text:s text:c="2"/>xyzd# = 999000.47</text:p>
      <text:p text:style-name="P1"><text:s text:c="2"/>test$ = "test"</text:p>
      <text:p text:style-name="P1">'</text:p>
      <text:p text:style-name="P1"><text:s text:c="2"/>CLEAR</text:p>
      <text:p text:style-name="P1">' ------------------------------------------</text:p>
      <text:p text:style-name="P1">TheEnd:</text:p>
      <text:p text:style-name="P1"><text:s text:c="2"/>END</text:p>
      <text:p text:style-name="P1"/>
      <text:p text:style-name="P1"/>
      <text:h text:style-name="P52" text:outline-level="3">bx14.bas</text:h>
      <text:p text:style-name="P1"/>
      <text:p text:style-name="P1"/>
      <text:p text:style-name="P28">NUMERICAL DATA TYPES:</text:p>
      <text:p text:style-name="P28">=====================</text:p>
      <text:p text:style-name="P29"><text:soft-page-break/>**Note: all variable names must be unique, regardless of type.</text:p>
      <text:p text:style-name="P29"/>
      <text:p text:style-name="P29">**Hungarian notation: the term refers to prefixing a variable name with a letter signifier as to the variables type. ie: intiger, long, float, double, string. In cases where two or more variables of different types, share the same name, Hungarian notation can be used. </text:p>
      <text:p text:style-name="P29"><text:s/></text:p>
      <text:p text:style-name="P29">**reverse-Hungarian notation: where the data type signifier is added to the end of the variable name.</text:p>
      <text:p text:style-name="P29"/>
      <text:p text:style-name="P29">Simple integers have a limited range and can not handle fractional or "real" numbers. As shown here, an expression may contain mixed data types. The result will be the destination variable's type.</text:p>
      <text:p text:style-name="P1"/>
      <text:p text:style-name="P1"/>
      <text:p text:style-name="P1">' <text:s/>bx14.bas</text:p>
      <text:p text:style-name="P1">'</text:p>
      <text:p text:style-name="P1"><text:s text:c="2"/>DIM xylophone# = 0, yazoo# = 0, abc = 0</text:p>
      <text:p text:style-name="P1"><text:s text:c="2"/>DIM xyz = 0, quasar = 0, zapp = 0</text:p>
      <text:p text:style-name="P1">'</text:p>
      <text:p text:style-name="P1">Start1:</text:p>
      <text:p text:style-name="P1"><text:s text:c="2"/>CLS</text:p>
      <text:p text:style-name="P1"><text:s text:c="2"/>PRINT "hello world!"</text:p>
      <text:p text:style-name="P1">' ------------</text:p>
      <text:p text:style-name="P1"><text:s text:c="2"/>LET xylophone# = 50.3</text:p>
      <text:p text:style-name="P1"><text:s text:c="2"/>LET yazoo# = 101.25</text:p>
      <text:p text:style-name="P1"><text:s text:c="2"/>LET abc = yazoo#/xylophone#</text:p>
      <text:p text:style-name="P1"><text:s text:c="2"/>xyz = yazoo#/10</text:p>
      <text:p text:style-name="P1"><text:s text:c="2"/>LOCATE abc , xyz</text:p>
      <text:p text:style-name="P1"><text:s text:c="2"/>PRINT "hello world!"</text:p>
      <text:p text:style-name="P1">' ------------------------------------------</text:p>
      <text:p text:style-name="P1"><text:s text:c="2"/>quasar = 2</text:p>
      <text:p text:style-name="P1"><text:s text:c="2"/>zapp = 4</text:p>
      <text:p text:style-name="P1"><text:s text:c="2"/>abc = (quasar * quasar * zapp + zapp)/5</text:p>
      <text:p text:style-name="P1"><text:s text:c="2"/>xyz = ((quasar * quasar) * zapp) + zapp</text:p>
      <text:p text:style-name="P1"><text:s text:c="2"/>LOCATE abc, xyz</text:p>
      <text:p text:style-name="P1"><text:s text:c="2"/>PRINT "hello world!"</text:p>
      <text:p text:style-name="P1">' ------------------------------------------</text:p>
      <text:p text:style-name="P1"><text:s text:c="2"/>PRINT:</text:p>
      <text:p text:style-name="P1"><text:s text:c="2"/>PRINT " 2*(3+4)*5/10 = ";</text:p>
      <text:p text:style-name="P1"><text:s text:c="2"/>abc = 2*(3+4)*5/10</text:p>
      <text:p text:style-name="P1"><text:s text:c="2"/>PRINT abc</text:p>
      <text:p text:style-name="P1">' ------------------------------------------</text:p>
      <text:p text:style-name="P1"><text:s text:c="2"/>PRINT:</text:p>
      <text:p text:style-name="P1"><text:s text:c="2"/>PRINT "xylophone# = ";</text:p>
      <text:p text:style-name="P1"><text:s text:c="2"/>PRINT xylophone#</text:p>
      <text:p text:style-name="P1"><text:s text:c="2"/>PRINT "yazoo# = ";</text:p>
      <text:p text:style-name="P1"><text:s text:c="2"/>PRINT yazoo#</text:p>
      <text:p text:style-name="P1">TheEnd:</text:p>
      <text:p text:style-name="P1"><text:s text:c="2"/>CLEAR</text:p>
      <text:p text:style-name="P1"><text:soft-page-break/><text:s text:c="2"/>END</text:p>
      <text:p text:style-name="P1"/>
      <text:p text:style-name="P1"/>
      <text:p text:style-name="P1"/>
      <text:h text:style-name="P52" text:outline-level="3">bx15.bas</text:h>
      <text:p text:style-name="P1"/>
      <text:p text:style-name="P1">Here are some examples of expressions using different data types.</text:p>
      <text:p text:style-name="P1"/>
      <text:p text:style-name="P1"/>
      <text:p text:style-name="P1">' <text:s/>bx15.bas</text:p>
      <text:p text:style-name="P1">'</text:p>
      <text:p text:style-name="P1">'</text:p>
      <text:p text:style-name="P1">Start1:</text:p>
      <text:p text:style-name="P1"><text:s text:c="2"/>CLS</text:p>
      <text:p text:style-name="P1"><text:s text:c="2"/>PRINT "hello world!"</text:p>
      <text:p text:style-name="P1">' ------------------------------------------double float</text:p>
      <text:p text:style-name="P1"><text:s text:c="2"/>LET xylophone# = 50.3</text:p>
      <text:p text:style-name="P1"><text:s text:c="2"/>LET yazoo# = 101.25</text:p>
      <text:p text:style-name="P1"><text:s text:c="2"/>LET abc = yazoo# / xylophone#</text:p>
      <text:p text:style-name="P1"><text:s text:c="2"/>xyz = yazoo# / 10</text:p>
      <text:p text:style-name="P1"><text:s text:c="2"/>LOCATE abc , xyz</text:p>
      <text:p text:style-name="P1"><text:s text:c="2"/>PRINT "hello world!"</text:p>
      <text:p text:style-name="P1">' ------------------------------------------long integers</text:p>
      <text:p text:style-name="P1"><text:s text:c="2"/>quasar% = 2</text:p>
      <text:p text:style-name="P1"><text:s text:c="2"/>zapp% = 4</text:p>
      <text:p text:style-name="P1"><text:s text:c="2"/>abcl% = (quasar% * quasar% * zapp% + zapp%)/5</text:p>
      <text:p text:style-name="P1"><text:s text:c="2"/>xyzl% = ((quasar% * quasar%) * zapp%) + zapp%</text:p>
      <text:p text:style-name="P1"><text:s text:c="2"/>LOCATE abcl%, xyzl%</text:p>
      <text:p text:style-name="P1"><text:s text:c="2"/>PRINT "hello world!"</text:p>
      <text:p text:style-name="P1">' ------------------------------------------</text:p>
      <text:p text:style-name="P1"><text:s text:c="2"/>PRINT:</text:p>
      <text:p text:style-name="P1"><text:s text:c="2"/>PRINT " 2*(3+4)*5/10 = ";</text:p>
      <text:p text:style-name="P1"><text:s text:c="2"/>abc = 2*(3+4)*5/10</text:p>
      <text:p text:style-name="P1"><text:s text:c="2"/>PRINT abc</text:p>
      <text:p text:style-name="P1">' ------------------------------------------</text:p>
      <text:p text:style-name="P1"><text:s text:c="2"/>PRINT:</text:p>
      <text:p text:style-name="P1"><text:s text:c="2"/>PRINT "xylophone# = ";</text:p>
      <text:p text:style-name="P1"><text:s text:c="2"/>PRINT xylophone#</text:p>
      <text:p text:style-name="P1"><text:s text:c="2"/>PRINT "yazoo# = ";</text:p>
      <text:p text:style-name="P1"><text:s text:c="2"/>PRINT yazoo#</text:p>
      <text:p text:style-name="P1"><text:s text:c="2"/>PRINT:</text:p>
      <text:p text:style-name="P1"><text:s text:c="2"/>PRINT "abcl%=";</text:p>
      <text:p text:style-name="P1"><text:s text:c="2"/>PRINT abcl%</text:p>
      <text:p text:style-name="P1"><text:s text:c="2"/>PRINT "xyzl%=";</text:p>
      <text:p text:style-name="P1"><text:s text:c="2"/>PRINT xyzl%</text:p>
      <text:p text:style-name="P1">' ------------------------------------------</text:p>
      <text:p text:style-name="P1">TheEnd:</text:p>
      <text:p text:style-name="P1"><text:s text:c="2"/>CLEAR</text:p>
      <text:p text:style-name="P1"><text:s text:c="2"/>END</text:p>
      <text:p text:style-name="P1"/>
      <text:p text:style-name="P1"><text:soft-page-break/></text:p>
      <text:h text:style-name="P52" text:outline-level="3">bx16.bas</text:h>
      <text:p text:style-name="P1"/>
      <text:p text:style-name="P1"/>
      <text:p text:style-name="P1">' <text:s/>bx16.bas</text:p>
      <text:p text:style-name="P1">'</text:p>
      <text:p text:style-name="P1">Start1:</text:p>
      <text:p text:style-name="P1"><text:s text:c="2"/>CLS</text:p>
      <text:p text:style-name="P1">' ------------------------------------------</text:p>
      <text:p text:style-name="P1"><text:s text:c="2"/>abc = 11100</text:p>
      <text:p text:style-name="P1"><text:s text:c="2"/>xyz = 32000</text:p>
      <text:p text:style-name="P1"><text:s text:c="2"/>abcl% = 33000</text:p>
      <text:p text:style-name="P1"><text:s text:c="2"/>xyzl% = 99000</text:p>
      <text:p text:style-name="P1"><text:s text:c="2"/>abcf! = 33000.33</text:p>
      <text:p text:style-name="P1"><text:s text:c="2"/>xyzf! = 99000.47</text:p>
      <text:p text:style-name="P1"><text:s text:c="2"/>abcd# = 333000.33</text:p>
      <text:p text:style-name="P1"><text:s text:c="2"/>xyzd# = 999000.47</text:p>
      <text:p text:style-name="P1">'</text:p>
      <text:p text:style-name="P1">' <text:s text:c="18"/>integer</text:p>
      <text:p text:style-name="P1"><text:s text:c="2"/>PRINT:</text:p>
      <text:p text:style-name="P1"><text:s text:c="2"/>PRINT "abc=";</text:p>
      <text:p text:style-name="P1"><text:s text:c="2"/>PRINT abc</text:p>
      <text:p text:style-name="P1"><text:s text:c="2"/>PRINT "xyz=";</text:p>
      <text:p text:style-name="P1"><text:s text:c="2"/>PRINT xyz</text:p>
      <text:p text:style-name="P1">' <text:s text:c="18"/>long</text:p>
      <text:p text:style-name="P1"><text:s text:c="2"/>PRINT "abcl%=";</text:p>
      <text:p text:style-name="P1"><text:s text:c="2"/>PRINT abcl%</text:p>
      <text:p text:style-name="P1"><text:s text:c="2"/>PRINT "xyzl%=";</text:p>
      <text:p text:style-name="P1"><text:s text:c="2"/>PRINT xyzl%</text:p>
      <text:p text:style-name="P1">' <text:s text:c="18"/>float</text:p>
      <text:p text:style-name="P1"><text:s text:c="2"/>PRINT "abcf!=";</text:p>
      <text:p text:style-name="P1"><text:s text:c="2"/>PRINT abcf!</text:p>
      <text:p text:style-name="P1"><text:s text:c="2"/>PRINT "xyzf!=";</text:p>
      <text:p text:style-name="P1"><text:s text:c="2"/>PRINT xyzf!</text:p>
      <text:p text:style-name="P1">' <text:s text:c="18"/>double</text:p>
      <text:p text:style-name="P1"><text:s text:c="2"/>PRINT "abcd#=";</text:p>
      <text:p text:style-name="P1"><text:s text:c="2"/>PRINT abcd#</text:p>
      <text:p text:style-name="P1"><text:s text:c="2"/>PRINT "xyzd#=";</text:p>
      <text:p text:style-name="P1"><text:s text:c="2"/>PRINT xyzd#</text:p>
      <text:p text:style-name="P1">' ------------------------------------------</text:p>
      <text:p text:style-name="P1">TheEnd:</text:p>
      <text:p text:style-name="P1"><text:s text:c="2"/>CLEAR</text:p>
      <text:p text:style-name="P1"><text:s text:c="2"/>END</text:p>
      <text:p text:style-name="P1"/>
      <text:p text:style-name="P1"/>
      <text:h text:style-name="P52" text:outline-level="3">bx17.bas</text:h>
      <text:p text:style-name="P1"/>
      <text:p text:style-name="P1"/>
      <text:p text:style-name="P1"><text:soft-page-break/>' <text:s/>bx17.bas</text:p>
      <text:p text:style-name="P1">'</text:p>
      <text:p text:style-name="P1"><text:s text:c="2"/>xylophone# = 0</text:p>
      <text:p text:style-name="P1"><text:s text:c="2"/>yazoo# = 0</text:p>
      <text:p text:style-name="P1"><text:s text:c="2"/>abc = 0</text:p>
      <text:p text:style-name="P1"><text:s text:c="2"/>xyz = 0</text:p>
      <text:p text:style-name="P1"><text:s text:c="2"/>quasar% = 0</text:p>
      <text:p text:style-name="P1"><text:s text:c="2"/>zapp% = 0</text:p>
      <text:p text:style-name="P1"><text:s text:c="2"/>abcl% = 0</text:p>
      <text:p text:style-name="P1"><text:s text:c="2"/>xyzl% = 0</text:p>
      <text:p text:style-name="P1"><text:s text:c="2"/>abcf! = 0</text:p>
      <text:p text:style-name="P1"><text:s text:c="2"/>xyzf! = 0</text:p>
      <text:p text:style-name="P1"><text:s text:c="2"/>abcd# = 0</text:p>
      <text:p text:style-name="P1"><text:s text:c="2"/>xyzd# = 0</text:p>
      <text:p text:style-name="P1">'</text:p>
      <text:p text:style-name="P1">Start1:</text:p>
      <text:p text:style-name="P1"><text:s text:c="2"/>CLS</text:p>
      <text:p text:style-name="P1"><text:s text:c="2"/>PRINT "hello world!"</text:p>
      <text:p text:style-name="P1">' ------------------------------------------double float</text:p>
      <text:p text:style-name="P1"><text:s text:c="2"/>LET xylophone# = 50.3</text:p>
      <text:p text:style-name="P1"><text:s text:c="2"/>LET yazoo# = 101.25</text:p>
      <text:p text:style-name="P1"><text:s text:c="2"/>LET abc = yazoo# / xylophone#</text:p>
      <text:p text:style-name="P1"><text:s text:c="2"/>xyz = yazoo# / 10</text:p>
      <text:p text:style-name="P1"><text:s text:c="2"/>LOCATE abc , xyz</text:p>
      <text:p text:style-name="P1"><text:s text:c="2"/>PRINT "hello world!"</text:p>
      <text:p text:style-name="P1">' ------------------------------------------long integers</text:p>
      <text:p text:style-name="P1"><text:s text:c="2"/>quasar% = 2</text:p>
      <text:p text:style-name="P1"><text:s text:c="2"/>zapp% = 4</text:p>
      <text:p text:style-name="P1"><text:s text:c="2"/>abcl% = (quasar% * quasar% * zapp% + zapp%)/5</text:p>
      <text:p text:style-name="P1"><text:s text:c="2"/>xyzl% = ((quasar% * quasar%) * zapp%) + zapp%</text:p>
      <text:p text:style-name="P1"><text:s text:c="2"/>LOCATE abcl%, xyzl%</text:p>
      <text:p text:style-name="P1"><text:s text:c="2"/>PRINT "hello world!"</text:p>
      <text:p text:style-name="P1">' ------------------------------------------</text:p>
      <text:p text:style-name="P1"><text:s text:c="2"/>PRINT:</text:p>
      <text:p text:style-name="P1"><text:s text:c="2"/>PRINT " 2*(3+4)*5/10 = ";</text:p>
      <text:p text:style-name="P1"><text:s text:c="2"/>abc = 2*(3+4)*5/10</text:p>
      <text:p text:style-name="P1"><text:s text:c="2"/>PRINT abc</text:p>
      <text:p text:style-name="P1">' ------------------------------------------</text:p>
      <text:p text:style-name="P1"><text:s text:c="2"/>abc = 11100</text:p>
      <text:p text:style-name="P1"><text:s text:c="2"/>xyz = 32000</text:p>
      <text:p text:style-name="P1"><text:s text:c="2"/>abcl% = 33000</text:p>
      <text:p text:style-name="P1"><text:s text:c="2"/>xyzl% = 99000</text:p>
      <text:p text:style-name="P1"><text:s text:c="2"/>abcf! = 33000.33</text:p>
      <text:p text:style-name="P1"><text:s text:c="2"/>xyzf! = 99000.47</text:p>
      <text:p text:style-name="P1"><text:s text:c="2"/>abcd# = 333000.33</text:p>
      <text:p text:style-name="P1"><text:s text:c="2"/>xyzd# = 999000.47</text:p>
      <text:p text:style-name="P1">' <text:s text:c="18"/>integers</text:p>
      <text:p text:style-name="P1"><text:s text:c="2"/>PRINT:</text:p>
      <text:p text:style-name="P1"><text:s text:c="2"/>PRINT "abc=";</text:p>
      <text:p text:style-name="P1"><text:s text:c="2"/>PRINT abc</text:p>
      <text:p text:style-name="P1"><text:s text:c="2"/>PRINT "xyz=";</text:p>
      <text:p text:style-name="P1"><text:s text:c="2"/>PRINT xyz</text:p>
      <text:p text:style-name="P1"><text:soft-page-break/>' <text:s text:c="18"/>long integers</text:p>
      <text:p text:style-name="P1"><text:s text:c="2"/>PRINT "abcl%=";</text:p>
      <text:p text:style-name="P1"><text:s text:c="2"/>PRINT abcl%</text:p>
      <text:p text:style-name="P1"><text:s text:c="2"/>PRINT "xyzl%=";</text:p>
      <text:p text:style-name="P1"><text:s text:c="2"/>PRINT xyzl%</text:p>
      <text:p text:style-name="P1">' <text:s text:c="18"/>float</text:p>
      <text:p text:style-name="P1"><text:s text:c="2"/>PRINT "abcf!=";</text:p>
      <text:p text:style-name="P1"><text:s text:c="2"/>PRINT abcf!</text:p>
      <text:p text:style-name="P1"><text:s text:c="2"/>PRINT "xyzf!=";</text:p>
      <text:p text:style-name="P1"><text:s text:c="2"/>PRINT xyzf!</text:p>
      <text:p text:style-name="P1">' <text:s text:c="18"/>double</text:p>
      <text:p text:style-name="P1"><text:s text:c="2"/>PRINT "abcd#=";</text:p>
      <text:p text:style-name="P1"><text:s text:c="2"/>PRINT abcd#</text:p>
      <text:p text:style-name="P1"><text:s text:c="2"/>PRINT "xyzd#=";</text:p>
      <text:p text:style-name="P1"><text:s text:c="2"/>PRINT xyzd#</text:p>
      <text:p text:style-name="P1">' ------------------------------------------</text:p>
      <text:p text:style-name="P1">TheEnd:</text:p>
      <text:p text:style-name="P1"><text:s text:c="2"/>CLEAR</text:p>
      <text:p text:style-name="P1"><text:s text:c="2"/>END</text:p>
      <text:p text:style-name="P1"/>
      <text:p text:style-name="P1"/>
      <text:h text:style-name="P52" text:outline-level="3">bx18.bas</text:h>
      <text:p text:style-name="P1"/>
      <text:p text:style-name="P1">STRING VARIABLES:</text:p>
      <text:p text:style-name="P1">=================</text:p>
      <text:p text:style-name="P1">String variable assignments may be expressed in several ways. To begin with, a string variable is terminated by the '$' symbol. A string variable may be a single character, no character, or a number of characters, with a maximum of 255 characters.</text:p>
      <text:p text:style-name="P1"/>
      <text:p text:style-name="P1"/>
      <text:p text:style-name="P1">' <text:s/>bx18.bas</text:p>
      <text:p text:style-name="P1">'</text:p>
      <text:p text:style-name="P1"><text:s text:c="2"/>abc$ = ""</text:p>
      <text:p text:style-name="P1"><text:s text:c="2"/>xyz$ = ""</text:p>
      <text:p text:style-name="P1">'</text:p>
      <text:p text:style-name="P1">Start1:</text:p>
      <text:p text:style-name="P1"><text:s text:c="2"/>CLS</text:p>
      <text:p text:style-name="P1"><text:s text:c="2"/>PRINT "hello world!"</text:p>
      <text:p text:style-name="P1"><text:s text:c="2"/>abc$ = "test"</text:p>
      <text:p text:style-name="P1"><text:s text:c="2"/>xyz$ = ""</text:p>
      <text:p text:style-name="P1">' <text:s text:c="2"/>^---------------here, xyz is null, empty!</text:p>
      <text:p text:style-name="P1"><text:s text:c="2"/>END</text:p>
      <text:p text:style-name="P1"/>
      <text:p text:style-name="P1"/>
      <text:h text:style-name="P52" text:outline-level="3">bx19.bas</text:h>
      <text:p text:style-name="P1"/>
      <text:p text:style-name="P1"/>
      <text:p text:style-name="P1"><text:soft-page-break/>' <text:s/>bx19.bas</text:p>
      <text:p text:style-name="P1">'</text:p>
      <text:p text:style-name="P1"><text:s text:c="2"/>abc$ = ""</text:p>
      <text:p text:style-name="P1"><text:s text:c="2"/>xyz$ = ""</text:p>
      <text:p text:style-name="P1"/>
      <text:p text:style-name="P1"><text:s text:c="2"/>CLS</text:p>
      <text:p text:style-name="P1"><text:s text:c="2"/>abc$ = "testing"</text:p>
      <text:p text:style-name="P1"><text:s text:c="2"/>xyz$ = abc$</text:p>
      <text:p text:style-name="P1"><text:s text:c="2"/>PRINT abc$</text:p>
      <text:p text:style-name="P1"><text:s text:c="2"/>PRINT xyz$</text:p>
      <text:p text:style-name="P1">' ------------------------------------------</text:p>
      <text:p text:style-name="P1">TheEnd:</text:p>
      <text:p text:style-name="P1"><text:s text:c="2"/>END</text:p>
      <text:p text:style-name="P1"/>
      <text:p text:style-name="P1"/>
      <text:h text:style-name="P52" text:outline-level="3">bx20.bas</text:h>
      <text:p text:style-name="P1"/>
      <text:p text:style-name="P1">COMPLEX PRINTING:</text:p>
      <text:p text:style-name="P1">=================</text:p>
      <text:p text:style-name="P1">The PRINT statement can be used in complex ways to create the desired display.</text:p>
      <text:p text:style-name="P1"/>
      <text:p text:style-name="P1"/>
      <text:p text:style-name="P1">' <text:s/>bx20.bas</text:p>
      <text:p text:style-name="P1">'</text:p>
      <text:p text:style-name="P1"><text:s text:c="2"/>abc = 0</text:p>
      <text:p text:style-name="P1"><text:s text:c="2"/>xyz = 0</text:p>
      <text:p text:style-name="P1"><text:s text:c="2"/>abcl% = 0</text:p>
      <text:p text:style-name="P1"><text:s text:c="2"/>xyzl% = 0</text:p>
      <text:p text:style-name="P1"><text:s text:c="2"/>abcf! = 0</text:p>
      <text:p text:style-name="P1"><text:s text:c="2"/>xyzf! = 0</text:p>
      <text:p text:style-name="P1"><text:s text:c="2"/>abcd# = 0</text:p>
      <text:p text:style-name="P1"><text:s/>xyzd# = 0</text:p>
      <text:p text:style-name="P1">'</text:p>
      <text:p text:style-name="P1">Start1:</text:p>
      <text:p text:style-name="P1"><text:s text:c="2"/>CLS</text:p>
      <text:p text:style-name="P1"><text:s text:c="2"/>PRINT "hello world!"</text:p>
      <text:p text:style-name="P1">' ------------------------------------------</text:p>
      <text:p text:style-name="P1"><text:s text:c="2"/>abc = 2*(3+4)*5/10</text:p>
      <text:p text:style-name="P1"><text:s text:c="2"/>PRINT "": " 2*(3+4)*5/10 ="; abc</text:p>
      <text:p text:style-name="P1">' ------------------------------------------</text:p>
      <text:p text:style-name="P1"><text:s text:c="2"/>abc = 11100</text:p>
      <text:p text:style-name="P1"><text:s text:c="2"/>xyz = 32000</text:p>
      <text:p text:style-name="P1"><text:s text:c="2"/>abcl% = 33000</text:p>
      <text:p text:style-name="P1"><text:s text:c="2"/>xyzl% = 99000</text:p>
      <text:p text:style-name="P1"><text:s text:c="2"/>abcf! = 33000.33</text:p>
      <text:p text:style-name="P1"><text:s text:c="2"/>xyzf! = 99000.47</text:p>
      <text:p text:style-name="P1"><text:s text:c="2"/>abcd# = 333000.33</text:p>
      <text:p text:style-name="P1"><text:s text:c="2"/>xyzd# = 999000.47</text:p>
      <text:p text:style-name="P1">' <text:s text:c="46"/>integers</text:p>
      <text:p text:style-name="P1"><text:soft-page-break/><text:s text:c="2"/>PRINT "": "abc="; abc: "xyz="; xyz</text:p>
      <text:p text:style-name="P1">' <text:s text:c="46"/>long integers</text:p>
      <text:p text:style-name="P1"><text:s text:c="2"/>PRINT "abcl%="; abcl%: "xyzl%="; xyzl%</text:p>
      <text:p text:style-name="P1">' <text:s text:c="46"/>float</text:p>
      <text:p text:style-name="P1"><text:s text:c="2"/>PRINT "abcf!="; abcf!: "xyzf!="; xyzf!</text:p>
      <text:p text:style-name="P1">' <text:s text:c="46"/>double</text:p>
      <text:p text:style-name="P1"><text:s text:c="2"/>PRINT "abcd#="; abcd#: "xyzd#="; xyzd#</text:p>
      <text:p text:style-name="P1">' ------------------------------------------</text:p>
      <text:p text:style-name="P1">TheEnd:</text:p>
      <text:p text:style-name="P1"><text:s text:c="2"/>CLEAR</text:p>
      <text:p text:style-name="P1"><text:s text:c="2"/>END</text:p>
      <text:p text:style-name="P1"/>
      <text:p text:style-name="P1"/>
      <text:h text:style-name="P52" text:outline-level="3">bx21.bas</text:h>
      <text:p text:style-name="P1"/>
      <text:p text:style-name="P1"/>
      <text:p text:style-name="P1">GOSUB RETURN:</text:p>
      <text:p text:style-name="P1">=============</text:p>
      <text:p text:style-name="P1">Subroutines are the preferred method of program branching. Subroutines allow for a more structured style of programming over the absolute jump of a GOTO statement. Subroutines are identified by a block label and called with the GOSUB command. Each GOSUB command has a matching RETURN command. If you GOSUB, you must RETURN from the subroutine.</text:p>
      <text:p text:style-name="P1"/>
      <text:p text:style-name="P1"/>
      <text:p text:style-name="P1">' <text:s/>bx21.bas</text:p>
      <text:p text:style-name="P1">'</text:p>
      <text:p text:style-name="P1"><text:s text:c="2"/>hello$ = ""</text:p>
      <text:p text:style-name="P1"><text:s text:c="2"/>test$ = ""</text:p>
      <text:p text:style-name="P1"><text:s text:c="2"/>abc = 0</text:p>
      <text:p text:style-name="P1"><text:s text:c="2"/>xyz = 0</text:p>
      <text:p text:style-name="P1"><text:s text:c="2"/>yazoo# = 0</text:p>
      <text:p text:style-name="P1"><text:s text:c="2"/>xylophone# = 0</text:p>
      <text:p text:style-name="P1"><text:s text:c="2"/>quasar% = 0</text:p>
      <text:p text:style-name="P1"><text:s text:c="2"/>zapp% = 0</text:p>
      <text:p text:style-name="P1"><text:s text:c="2"/>abcl% = 0</text:p>
      <text:p text:style-name="P1"><text:s text:c="2"/>xyzl% = 0</text:p>
      <text:p text:style-name="P1"><text:s text:c="2"/>abcf! = 0</text:p>
      <text:p text:style-name="P1"><text:s text:c="2"/>xyzf! = 0</text:p>
      <text:p text:style-name="P1"><text:s text:c="2"/>abcd# = 0</text:p>
      <text:p text:style-name="P1"><text:s text:c="2"/>xyzd# = 0</text:p>
      <text:p text:style-name="P1">'</text:p>
      <text:p text:style-name="P1"><text:s text:c="2"/>GOSUB Start1</text:p>
      <text:p text:style-name="P1"><text:s text:c="2"/>GOSUB DoubleFloat</text:p>
      <text:p text:style-name="P1"><text:s text:c="2"/>GOSUB LongIntegers</text:p>
      <text:p text:style-name="P1"><text:s text:c="2"/>GOSUB RDParser</text:p>
      <text:p text:style-name="P1"><text:s text:c="2"/>GOSUB PrintVars</text:p>
      <text:p text:style-name="P1"><text:s text:c="2"/>GOSUB ClearVars</text:p>
      <text:p text:style-name="P1"><text:s text:c="2"/>GOTO TheEnd</text:p>
      <text:p text:style-name="P1"><text:soft-page-break/>' ------------------------------------------</text:p>
      <text:p text:style-name="P1">Start1:</text:p>
      <text:p text:style-name="P1"><text:s text:c="2"/>CLS</text:p>
      <text:p text:style-name="P1"><text:s text:c="2"/>hello$ = "hello world!"</text:p>
      <text:p text:style-name="P1"><text:s text:c="2"/>PRINT hello$</text:p>
      <text:p text:style-name="P1"><text:s text:c="2"/>RETURN</text:p>
      <text:p text:style-name="P1">' ------------------------------------------double float</text:p>
      <text:p text:style-name="P1">DoubleFloat:</text:p>
      <text:p text:style-name="P1"><text:s text:c="2"/>LET xylophone# = 50.3</text:p>
      <text:p text:style-name="P1"><text:s text:c="2"/>LET yazoo# = 101.25</text:p>
      <text:p text:style-name="P1"><text:s text:c="2"/>LET abc = yazoo# / xylophone#</text:p>
      <text:p text:style-name="P1"><text:s text:c="2"/>xyz = yazoo# / 10</text:p>
      <text:p text:style-name="P1"><text:s text:c="2"/>LOCATE abc , xyz</text:p>
      <text:p text:style-name="P1"><text:s text:c="2"/>PRINT hello$</text:p>
      <text:p text:style-name="P1"><text:s text:c="2"/>RETURN</text:p>
      <text:p text:style-name="P1">' ------------------------------------------long integers</text:p>
      <text:p text:style-name="P1">LongIntegers:</text:p>
      <text:p text:style-name="P1"><text:s text:c="2"/>quasar% = 2</text:p>
      <text:p text:style-name="P1"><text:s text:c="2"/>zapp% = 4</text:p>
      <text:p text:style-name="P1"><text:s text:c="2"/>abcl% = (quasar% * quasar% * zapp% + zapp%)/5</text:p>
      <text:p text:style-name="P1"><text:s text:c="2"/>xyzl% = ((quasar% * quasar%) * zapp%) + zapp%</text:p>
      <text:p text:style-name="P1"><text:s text:c="2"/>LOCATE abcl%, xyzl%</text:p>
      <text:p text:style-name="P1"><text:s text:c="2"/>PRINT hello$</text:p>
      <text:p text:style-name="P1"><text:s text:c="2"/>RETURN</text:p>
      <text:p text:style-name="P1">' ------------------------------------------</text:p>
      <text:p text:style-name="P1">RDParser:</text:p>
      <text:p text:style-name="P1"><text:s text:c="2"/>abc = 2*(3+4)*5/10</text:p>
      <text:p text:style-name="P1"><text:s text:c="2"/>PRINT "": " 2*(3+4)*5/10 ="; abc</text:p>
      <text:p text:style-name="P1"><text:s text:c="2"/>RETURN</text:p>
      <text:p text:style-name="P1">' ------------------------------------------</text:p>
      <text:p text:style-name="P1">PrintVars:</text:p>
      <text:p text:style-name="P1"><text:s text:c="2"/>abc = 11100</text:p>
      <text:p text:style-name="P1"><text:s text:c="2"/>xyz = 32000</text:p>
      <text:p text:style-name="P1"><text:s text:c="2"/>abcl% = 33000</text:p>
      <text:p text:style-name="P1"><text:s text:c="2"/>xyzl% = 99000</text:p>
      <text:p text:style-name="P1"><text:s text:c="2"/>abcf! = 33000.33</text:p>
      <text:p text:style-name="P1"><text:s text:c="2"/>xyzf! = 99000.47</text:p>
      <text:p text:style-name="P1"><text:s text:c="2"/>abcd# = 333000.33</text:p>
      <text:p text:style-name="P1"><text:s text:c="2"/>xyzd# = 999000.47</text:p>
      <text:p text:style-name="P1">' <text:s text:c="41"/>integers</text:p>
      <text:p text:style-name="P1"><text:s text:c="2"/>PRINT "": "abc="; abc: "xyz="; xyz</text:p>
      <text:p text:style-name="P1">' <text:s text:c="41"/>long integers</text:p>
      <text:p text:style-name="P1"><text:s text:c="2"/>PRINT "abcl%="; abcl%: "xyzl%="; xyzl%</text:p>
      <text:p text:style-name="P1">' <text:s text:c="41"/>float</text:p>
      <text:p text:style-name="P1"><text:s text:c="2"/>PRINT "abcf!="; abcf!: "xyzf!="; xyzf!</text:p>
      <text:p text:style-name="P1">' <text:s text:c="41"/>double</text:p>
      <text:p text:style-name="P1"><text:s text:c="2"/>PRINT "abcd#="; abcd#: "xyzd#="; xyzd#</text:p>
      <text:p text:style-name="P1"><text:s text:c="2"/>RETURN</text:p>
      <text:p text:style-name="P1">' ------------------------------------------</text:p>
      <text:p text:style-name="P1">ClearVars:</text:p>
      <text:p text:style-name="P1"><text:s text:c="2"/>test$ = "test"</text:p>
      <text:p text:style-name="P1"><text:s text:c="2"/>CLEAR</text:p>
      <text:p text:style-name="P1"><text:soft-page-break/><text:s text:c="2"/>RETURN</text:p>
      <text:p text:style-name="P1">' ------------------------------------------</text:p>
      <text:p text:style-name="P1">TheEnd:</text:p>
      <text:p text:style-name="P1"><text:s text:c="2"/>END</text:p>
      <text:p text:style-name="P1"/>
      <text:p text:style-name="P1"/>
      <text:h text:style-name="P52" text:outline-level="3">bx22.bas</text:h>
      <text:p text:style-name="P1"/>
      <text:p text:style-name="P1">GOSUB's may be nested. That means that a second GOSUB may be called even before RETURNing from the first subroutine. The second subroutine may even call a third subroutine, etc. As long as there are an equal number of RETURNs as GOSUBs.</text:p>
      <text:p text:style-name="P1"/>
      <text:p text:style-name="P1"/>
      <text:p text:style-name="P1">' <text:s/>bx22.bas</text:p>
      <text:p text:style-name="P1">'</text:p>
      <text:p text:style-name="P1"><text:s text:c="2"/>hello$ = ""</text:p>
      <text:p text:style-name="P1"><text:s text:c="2"/>test$ = ""</text:p>
      <text:p text:style-name="P1"><text:s text:c="2"/>xylophone# = 0</text:p>
      <text:p text:style-name="P1"><text:s text:c="2"/>yazoo# = 0</text:p>
      <text:p text:style-name="P1"><text:s text:c="2"/>abc = 0</text:p>
      <text:p text:style-name="P1"><text:s text:c="2"/>xyz = 0</text:p>
      <text:p text:style-name="P1"><text:s text:c="2"/>quasar% = 0</text:p>
      <text:p text:style-name="P1"><text:s text:c="2"/>zapp% = 0</text:p>
      <text:p text:style-name="P1"><text:s text:c="2"/>abcl% = 0</text:p>
      <text:p text:style-name="P1"><text:s text:c="2"/>xyzl% = 0</text:p>
      <text:p text:style-name="P1"><text:s text:c="2"/>abcf! = 0</text:p>
      <text:p text:style-name="P1"><text:s text:c="2"/>xyzf! = 0</text:p>
      <text:p text:style-name="P1"><text:s text:c="2"/>abcd# = 0</text:p>
      <text:p text:style-name="P1"><text:s text:c="2"/>xyzd# = 0</text:p>
      <text:p text:style-name="P1">'</text:p>
      <text:p text:style-name="P1">'</text:p>
      <text:p text:style-name="P1"><text:s text:c="2"/>GOSUB Start1</text:p>
      <text:p text:style-name="P1"><text:s text:c="2"/>GOTO TheEnd</text:p>
      <text:p text:style-name="P1">' ------------------------------------------</text:p>
      <text:p text:style-name="P1">Start1:</text:p>
      <text:p text:style-name="P1"><text:s text:c="2"/>CLS</text:p>
      <text:p text:style-name="P1"><text:s text:c="2"/>hello$ = "hello world!"</text:p>
      <text:p text:style-name="P1"><text:s text:c="2"/>PRINT hello$</text:p>
      <text:p text:style-name="P1"><text:s text:c="2"/>GOSUB DoubleFloat</text:p>
      <text:p text:style-name="P1"><text:s text:c="2"/>RETURN</text:p>
      <text:p text:style-name="P1">' ------------------------------------------double float</text:p>
      <text:p text:style-name="P1">DoubleFloat:</text:p>
      <text:p text:style-name="P1"><text:s text:c="2"/>LET xylophone# = 50.3</text:p>
      <text:p text:style-name="P1"><text:s text:c="2"/>LET yazoo# = 101.25</text:p>
      <text:p text:style-name="P1"><text:s text:c="2"/>LET abc = yazoo# / xylophone#</text:p>
      <text:p text:style-name="P1"><text:s text:c="2"/>xyz = yazoo# / 10</text:p>
      <text:p text:style-name="P1"><text:s text:c="2"/>LOCATE abc , xyz</text:p>
      <text:p text:style-name="P1"><text:s text:c="2"/>PRINT hello$</text:p>
      <text:p text:style-name="P1"><text:s text:c="2"/>GOSUB LongIntegers</text:p>
      <text:p text:style-name="P1"><text:soft-page-break/><text:s text:c="2"/>RETURN</text:p>
      <text:p text:style-name="P1">' ------------------------------------------long integers</text:p>
      <text:p text:style-name="P1">LongIntegers:</text:p>
      <text:p text:style-name="P1"><text:s text:c="2"/>quasar% = 2</text:p>
      <text:p text:style-name="P1"><text:s text:c="2"/>zapp% = 4</text:p>
      <text:p text:style-name="P1"><text:s text:c="2"/>abcl% = (quasar% * quasar% * zapp% + zapp%)/5</text:p>
      <text:p text:style-name="P1"><text:s text:c="2"/>xyzl% = ((quasar% * quasar%) * zapp%) + zapp%</text:p>
      <text:p text:style-name="P1"><text:s text:c="2"/>LOCATE abcl%, xyzl%</text:p>
      <text:p text:style-name="P1"><text:s text:c="2"/>PRINT hello$</text:p>
      <text:p text:style-name="P1"><text:s text:c="2"/>GOSUB RDParser</text:p>
      <text:p text:style-name="P1"><text:s text:c="2"/>RETURN</text:p>
      <text:p text:style-name="P1">' ------------------------------------------</text:p>
      <text:p text:style-name="P1">RDParser:</text:p>
      <text:p text:style-name="P1"><text:s text:c="2"/>abc = 2*(3+4)*5/10</text:p>
      <text:p text:style-name="P1"><text:s text:c="2"/>PRINT "": " 2*(3+4)*5/10 ="; abc</text:p>
      <text:p text:style-name="P1"><text:s text:c="2"/>GOSUB PrintVars</text:p>
      <text:p text:style-name="P1"><text:s text:c="2"/>RETURN</text:p>
      <text:p text:style-name="P1">' ------------------------------------------</text:p>
      <text:p text:style-name="P1">PrintVars:</text:p>
      <text:p text:style-name="P1"><text:s text:c="2"/>abc = 11100</text:p>
      <text:p text:style-name="P1"><text:s text:c="2"/>xyz = 32000</text:p>
      <text:p text:style-name="P1"><text:s text:c="2"/>abcl% = 33000</text:p>
      <text:p text:style-name="P1"><text:s text:c="2"/>xyzl% = 99000</text:p>
      <text:p text:style-name="P1"><text:s text:c="2"/>abcf! = 33000.33</text:p>
      <text:p text:style-name="P1"><text:s text:c="2"/>xyzf! = 99000.47</text:p>
      <text:p text:style-name="P1"><text:s text:c="2"/>abcd# = 333000.33</text:p>
      <text:p text:style-name="P1"><text:s text:c="2"/>xyzd# = 999000.47</text:p>
      <text:p text:style-name="P1">' <text:s text:c="18"/><text:tab/><text:tab/><text:tab/>integers</text:p>
      <text:p text:style-name="P1"><text:s text:c="2"/>PRINT "": "abc="; abc: "xyz="; xyz</text:p>
      <text:p text:style-name="P1">' <text:s text:c="18"/><text:tab/><text:tab/><text:tab/>long integers</text:p>
      <text:p text:style-name="P1"><text:s text:c="2"/>PRINT "abcl%="; abcl%: "xyzl%="; xyzl%</text:p>
      <text:p text:style-name="P1">' <text:s text:c="18"/><text:tab/><text:tab/><text:tab/>float</text:p>
      <text:p text:style-name="P1"><text:s text:c="2"/>PRINT "abcf!="; abcf!: "xyzf!="; xyzf!</text:p>
      <text:p text:style-name="P1">' <text:s text:c="18"/><text:tab/><text:tab/><text:tab/>double</text:p>
      <text:p text:style-name="P1"><text:s text:c="2"/>PRINT "abcd#="; abcd#: "xyzd#="; xyzd#</text:p>
      <text:p text:style-name="P1"><text:s text:c="2"/>GOSUB ClearVars</text:p>
      <text:p text:style-name="P1"><text:s text:c="2"/>RETURN</text:p>
      <text:p text:style-name="P1">' ------------------------------------------</text:p>
      <text:p text:style-name="P1">ClearVars:</text:p>
      <text:p text:style-name="P1"><text:s text:c="2"/>test$ = "test"</text:p>
      <text:p text:style-name="P1"><text:s text:c="2"/>CLEAR</text:p>
      <text:p text:style-name="P1"><text:s text:c="2"/>RETURN</text:p>
      <text:p text:style-name="P1">' ------------------------------------------</text:p>
      <text:p text:style-name="P1">TheEnd:</text:p>
      <text:p text:style-name="P1"><text:s text:c="2"/>END</text:p>
      <text:p text:style-name="P1"/>
      <text:p text:style-name="P1"/>
      <text:h text:style-name="P52" text:outline-level="3">bx23.bas <text:s/>- <text:s/>FOR/NEXT</text:h>
      <text:p text:style-name="P1"/>
      <text:p text:style-name="P1">FOR NEXT:</text:p>
      <text:p text:style-name="P1"><text:soft-page-break/>=========</text:p>
      <text:p text:style-name="P1">The FOR/NEXT commands allow for the creation of complex loop structures.</text:p>
      <text:p text:style-name="P1"/>
      <text:p text:style-name="P1">The basic syntax is:</text:p>
      <text:p text:style-name="P1"/>
      <text:p text:style-name="P1"><text:s text:c="8"/>FOR (condition, increment)</text:p>
      <text:p text:style-name="P1"><text:s text:c="16"/>program...</text:p>
      <text:p text:style-name="P1"><text:s text:c="8"/>NEXT (increment loop)</text:p>
      <text:p text:style-name="P1"/>
      <text:p text:style-name="P1">The 'conditional expression' and 'increment' take the form of:</text:p>
      <text:p text:style-name="P1"/>
      <text:p text:style-name="P1"><text:s text:c="8"/>variable% = start TO end, STEP increment</text:p>
      <text:p text:style-name="P1"/>
      <text:p text:style-name="P1"><text:s text:c="6"/>variable: <text:s/>is the object of the condition</text:p>
      <text:p text:style-name="P1"><text:s text:c="9"/>start: <text:s/>is the starting value for 'variable'</text:p>
      <text:p text:style-name="P1"><text:s text:c="11"/>end: <text:s/>is the destination for 'variable'</text:p>
      <text:p text:style-name="P1"><text:s text:c="5"/>increment: <text:s/>is the amount by which to increment 'variable'</text:p>
      <text:p text:style-name="P1"/>
      <text:p text:style-name="P1">Where:<text:tab/>FOR x = 1 TO 100 STEP 1</text:p>
      <text:p text:style-name="P1"/>
      <text:p text:style-name="P1"><text:s text:c="4"/>x = 1: <text:s text:c="2"/>Assigns the starting value of 1 to variable 'x'.</text:p>
      <text:p text:style-name="P1"><text:s text:c="13"/>Variable 'x' must be of type: INTEGER.</text:p>
      <text:p text:style-name="P1"><text:s text:c="3"/>TO 100: <text:s text:c="2"/>Sets a desired value of: 100 for 'x'.</text:p>
      <text:p text:style-name="P1"><text:s text:c="3"/>STEP 1: <text:s text:c="2"/>The amount by which to increment.</text:p>
      <text:p text:style-name="P1"><text:s text:c="13"/>If the STEP value were: 3</text:p>
      <text:p text:style-name="P1"><text:s text:c="13"/>'x' would be incremented by 3 after each loop cycle.</text:p>
      <text:p text:style-name="P1"><text:s text:c="13"/>If no STEP value is stated, the default is: 1.</text:p>
      <text:p text:style-name="P1"/>
      <text:p text:style-name="P1">NEXT is little more than a block label, or block delimiter, but, it also keeps track of which variable we need to increment for the next cycle.</text:p>
      <text:p text:style-name="P1"/>
      <text:p text:style-name="P1">FOR/NEXTs may be nested. </text:p>
      <text:p text:style-name="P1">i.e.:</text:p>
      <text:p text:style-name="P1"><text:s text:c="8"/>FOR (cond-1) <text:s text:c="11"/>[outer loop]</text:p>
      <text:p text:style-name="P1"><text:s text:c="12"/>FOR (cond-2) <text:s text:c="7"/>[inner loop]</text:p>
      <text:p text:style-name="P1"><text:s text:c="16"/>program...</text:p>
      <text:p text:style-name="P1"><text:s text:c="12"/>NEXT (inc) <text:s text:c="9"/>[inner loop]</text:p>
      <text:p text:style-name="P1"><text:s text:c="8"/>NEXT (inc) <text:s text:c="13"/>[outer loop]</text:p>
      <text:p text:style-name="P1"/>
      <text:p text:style-name="P1">However, you may not exit an outer loop before exiting an inner loop. An inner loop may be terminated, however. To terminate an inner loop, an IF/ELSE expression can be used to test for a condition and based on the result, object variable can be forced to the destination value. </text:p>
      <text:p text:style-name="P1"/>
      <text:p text:style-name="P1">Example:</text:p>
      <text:p text:style-name="P1"/>
      <text:p text:style-name="P1"><text:s text:c="8"/>FOR x = 1 TO 10</text:p>
      <text:p text:style-name="P1"><text:s text:c="12"/>FOR y = 1 TO 100 <text:s text:c="3"/>......[inner loop]</text:p>
      <text:p text:style-name="P1"><text:s text:c="16"/>IF y = 50 THEN</text:p>
      <text:p text:style-name="P1"><text:soft-page-break/><text:s text:c="20"/>y = 100 <text:s text:c="10"/>[force: y = 100]</text:p>
      <text:p text:style-name="P1"><text:s text:c="16"/>ENDIF</text:p>
      <text:p text:style-name="P1"><text:s text:c="16"/>PRINT CHR$(32);</text:p>
      <text:p text:style-name="P1"><text:s text:c="12"/>NEXT y <text:s text:c="13"/>......[inner loop]</text:p>
      <text:p text:style-name="P1"><text:s text:c="8"/>NEXT x</text:p>
      <text:p text:style-name="P1"/>
      <text:p text:style-name="P1">This will have the desired effect of satisfying the condition:</text:p>
      <text:p text:style-name="P1"><text:s text:c="8"/>FOR y = 1 TO 100</text:p>
      <text:p text:style-name="P1"/>
      <text:p text:style-name="P1"/>
      <text:p text:style-name="P1">' <text:s/>bx23.bas</text:p>
      <text:p text:style-name="P1">'</text:p>
      <text:p text:style-name="P1"><text:s text:c="2"/>x = 0</text:p>
      <text:p text:style-name="P1"><text:s text:c="2"/>y = 0</text:p>
      <text:p text:style-name="P1">'</text:p>
      <text:p text:style-name="P1"><text:s text:c="2"/>CLS</text:p>
      <text:p text:style-name="P1"><text:s text:c="2"/>GOSUB TOP</text:p>
      <text:p text:style-name="P1"><text:s text:c="2"/>GOSUB Center</text:p>
      <text:p text:style-name="P1"><text:s text:c="2"/>GOSUB Bottom</text:p>
      <text:p text:style-name="P1"><text:s text:c="2"/>GOTO TheEnd</text:p>
      <text:p text:style-name="P1">'----------------------</text:p>
      <text:p text:style-name="P1">Center:</text:p>
      <text:p text:style-name="P1"><text:s text:c="2"/>FOR x = 1 TO 5</text:p>
      <text:p text:style-name="P1"><text:s text:c="6"/>PRINT "*";</text:p>
      <text:p text:style-name="P1"><text:s text:c="6"/>FOR y = 1 TO 28</text:p>
      <text:p text:style-name="P1"><text:s text:c="10"/>PRINT " ";</text:p>
      <text:p text:style-name="P1"><text:s text:c="6"/>NEXT y</text:p>
      <text:p text:style-name="P1"><text:s text:c="6"/>PRINT "*":</text:p>
      <text:p text:style-name="P1"><text:s text:c="2"/>NEXT x</text:p>
      <text:p text:style-name="P1"><text:s text:c="2"/>RETURN</text:p>
      <text:p text:style-name="P1">'----------------------</text:p>
      <text:p text:style-name="P1">TOP:</text:p>
      <text:p text:style-name="P1">Bottom:</text:p>
      <text:p text:style-name="P1"><text:s text:c="2"/>FOR x = 1 TO 30</text:p>
      <text:p text:style-name="P1"><text:s text:c="6"/>PRINT "*";</text:p>
      <text:p text:style-name="P1"><text:s text:c="2"/>NEXT x</text:p>
      <text:p text:style-name="P1"><text:s text:c="2"/>PRINT "":</text:p>
      <text:p text:style-name="P1"><text:s text:c="2"/>RETURN</text:p>
      <text:p text:style-name="P1">'----------------------</text:p>
      <text:p text:style-name="P1">TheEnd:</text:p>
      <text:p text:style-name="P1"><text:s text:c="2"/>END</text:p>
      <text:p text:style-name="P1"/>
      <text:p text:style-name="P1"/>
      <text:p text:style-name="P1">This example will generate a box made of stars in the upper left corner of the display, like this:</text:p>
      <text:p text:style-name="P1"/>
      <text:p text:style-name="P1">******************************</text:p>
      <text:p text:style-name="P1">* <text:s text:c="27"/>*</text:p>
      <text:p text:style-name="P1">* <text:s text:c="27"/>*</text:p>
      <text:p text:style-name="P1">* <text:s text:c="27"/>*</text:p>
      <text:p text:style-name="P1">* <text:s text:c="27"/>*</text:p>
      <text:p text:style-name="P1">* <text:s text:c="27"/>*</text:p>
      <text:p text:style-name="P1"><text:soft-page-break/>******************************</text:p>
      <text:p text:style-name="P1"/>
      <text:p text:style-name="P1"/>
      <text:h text:style-name="P52" text:outline-level="3">bx24.bas <text:s/>- <text:s/>POWER/ MODULUS</text:h>
      <text:p text:style-name="P1"/>
      <text:p text:style-name="P1"/>
      <text:p text:style-name="P1">POWER, MODULUS:</text:p>
      <text:p text:style-name="P1">===============</text:p>
      <text:p text:style-name="P1">Besides the numerical operators: +,-,/ and *, Bxbasic also uses the Power symbol: ^ and the Modulo symbol: %. </text:p>
      <text:p text:style-name="P1"/>
      <text:p text:style-name="P1">Power:</text:p>
      <text:p text:style-name="P1">======</text:p>
      <text:p text:style-name="P1">The symbol ^ represents the Power function. The effect is to raise a number to the Power of a second number. </text:p>
      <text:p text:style-name="P1"/>
      <text:p text:style-name="P1">Example:</text:p>
      <text:p text:style-name="P1"><text:s text:c="8"/>result = 10 ^ 2<text:tab/>"result" equals: 10 raised to the <text:tab/><text:tab/><text:tab/><text:tab/><text:tab/>power of 2.</text:p>
      <text:p text:style-name="P1"/>
      <text:p text:style-name="P1"><text:tab/><text:tab/><text:tab/><text:tab/><text:tab/>The product, (100) is assigned to <text:tab/><text:tab/><text:tab/><text:tab/><text:tab/>"result"</text:p>
      <text:p text:style-name="P1"/>
      <text:p text:style-name="P1"/>
      <text:p text:style-name="P1">Modulo:</text:p>
      <text:p text:style-name="P1">=======</text:p>
      <text:p text:style-name="P1">The symbol % represents the Modulus function. The effect is to capture the remainder of a division operation. </text:p>
      <text:p text:style-name="P1"/>
      <text:p text:style-name="P1">Example:</text:p>
      <text:p text:style-name="P1"><text:s text:c="8"/>mod = 10 % 3<text:tab/>"mod" equals the remainder of 10/3.</text:p>
      <text:p text:style-name="P1"/>
      <text:p text:style-name="P1"><text:tab/><text:tab/><text:tab/><text:tab/>The product, (1) is assigned to variable <text:tab/><text:tab/><text:tab/><text:tab/>"mod"</text:p>
      <text:p text:style-name="P1"/>
      <text:p text:style-name="P1"/>
      <text:p text:style-name="P1"/>
      <text:p text:style-name="P1">' <text:s/>bx24.bas`</text:p>
      <text:p text:style-name="P1">'</text:p>
      <text:p text:style-name="P1"><text:s text:c="2"/>power = 0</text:p>
      <text:p text:style-name="P1"><text:s text:c="2"/>ten = 0</text:p>
      <text:p text:style-name="P1"><text:s text:c="2"/>three = 0</text:p>
      <text:p text:style-name="P1"><text:s text:c="2"/>mod = 0</text:p>
      <text:p text:style-name="P1">'</text:p>
      <text:p text:style-name="P1"><text:s text:c="2"/>GOSUB Start1</text:p>
      <text:p text:style-name="P1"><text:s text:c="2"/>END</text:p>
      <text:p text:style-name="P1">' ------------------------------------------</text:p>
      <text:p text:style-name="P1">Start1:</text:p>
      <text:p text:style-name="P1"><text:s text:c="2"/>CLS</text:p>
      <text:p text:style-name="P1"><text:s text:c="2"/>power = 10 ^ 2</text:p>
      <text:p text:style-name="P1"><text:soft-page-break/><text:s text:c="2"/>PRINT "power="; power</text:p>
      <text:p text:style-name="P1">'</text:p>
      <text:p text:style-name="P1"><text:s text:c="2"/>ten = 10</text:p>
      <text:p text:style-name="P1"><text:s text:c="2"/>three = 3</text:p>
      <text:p text:style-name="P1">' <text:s text:c="15"/>we can use the modulus operator: %</text:p>
      <text:p text:style-name="P1"><text:s text:c="2"/>mod = ten % three</text:p>
      <text:p text:style-name="P1"><text:s text:c="2"/>PRINT "mod="; mod</text:p>
      <text:p text:style-name="P1">' <text:s text:c="15"/>or we can use the keyword: MOD </text:p>
      <text:p text:style-name="P1"><text:s text:c="2"/>mod = ten MOD (30 MOD 9)</text:p>
      <text:p text:style-name="P1"><text:s text:c="2"/>PRINT "mod="; mod</text:p>
      <text:p text:style-name="P1"><text:s text:c="2"/>RETURN</text:p>
      <text:p text:style-name="P1"/>
      <text:p text:style-name="P1">The word MOD may be used in place of the % symbol. One word of caution: when used with numeric variables, the % symbol has to</text:p>
      <text:p text:style-name="P1">have a blank space on either side of it, or the variable may be confused as a LONG integer. </text:p>
      <text:p text:style-name="P1"/>
      <text:p text:style-name="P1">i.e.: <text:s text:c="3"/>var1 % var2 <text:s text:c="4"/>correct.</text:p>
      <text:p text:style-name="P1"><text:s text:c="9"/>var1%var2 <text:s text:c="5"/>incorrect!</text:p>
      <text:p text:style-name="P1"/>
      <text:p text:style-name="P1"/>
      <text:h text:style-name="P52" text:outline-level="3">Bx25.bas <text:s/>- <text:s/>IF/ELSE</text:h>
      <text:p text:style-name="P1"/>
      <text:p text:style-name="P1">IF/ELSE:</text:p>
      <text:p text:style-name="P1">========</text:p>
      <text:p text:style-name="P1">The IF/ELSE conditional expression uses the form:</text:p>
      <text:p text:style-name="P1"><text:s text:c="8"/>IF (condition) THEN <text:s text:c="12"/>first condition</text:p>
      <text:p text:style-name="P1"><text:s text:c="16"/>[program...]</text:p>
      <text:p text:style-name="P1"><text:s text:c="8"/>ELSEIF (condition) THEN <text:s text:c="8"/>second condition</text:p>
      <text:p text:style-name="P1"><text:s text:c="16"/>[program...]</text:p>
      <text:p text:style-name="P1"><text:s text:c="8"/>ELSE <text:s text:c="27"/>default action</text:p>
      <text:p text:style-name="P1"><text:s text:c="16"/>[program...]</text:p>
      <text:p text:style-name="P1"><text:s text:c="8"/>ENDIF <text:s text:c="26"/>terminator</text:p>
      <text:p text:style-name="P1"/>
      <text:p text:style-name="P1">In the above, there are two conditional expressions:</text:p>
      <text:p text:style-name="P1"/>
      <text:p text:style-name="P1">Condition #1:</text:p>
      <text:p text:style-name="P1"><text:s text:c="8"/>if condition #1 is TRUE, then:</text:p>
      <text:p text:style-name="P1"><text:s text:c="16"/>[the following action is taken]</text:p>
      <text:p text:style-name="P1"><text:s text:c="16"/>[program resumes at point beyond the ENDIF]</text:p>
      <text:p text:style-name="P1"><text:s text:c="8"/>if condition #1 is FALSE, then:</text:p>
      <text:p text:style-name="P1"><text:s text:c="16"/>[evaluate expression #2]</text:p>
      <text:p text:style-name="P1"><text:tab/></text:p>
      <text:p text:style-name="P1">Condition #2:</text:p>
      <text:p text:style-name="P1"><text:s text:c="8"/>elseif condition #2 is TRUE, then:</text:p>
      <text:p text:style-name="P1"><text:s text:c="16"/>[the following action is taken]</text:p>
      <text:p text:style-name="P1"><text:s text:c="16"/>[program resumes at point beyond the ENDIF]</text:p>
      <text:p text:style-name="P1"><text:s text:c="8"/>elseif condition #2 is FALSE, then:</text:p>
      <text:p text:style-name="P1"><text:s text:c="16"/>[take default action]</text:p>
      <text:p text:style-name="P1"><text:tab/></text:p>
      <text:p text:style-name="P1"><text:soft-page-break/>Default:</text:p>
      <text:p text:style-name="P1"><text:s text:c="8"/>else</text:p>
      <text:p text:style-name="P1"><text:s text:c="12"/>[the following action is taken]</text:p>
      <text:p text:style-name="P1"><text:s text:c="12"/>[program resumes at point beyond the ENDIF]</text:p>
      <text:p text:style-name="P1"><text:s text:c="8"/>endif</text:p>
      <text:p text:style-name="P1"/>
      <text:p text:style-name="P1">The simplest conditional expression might be:</text:p>
      <text:p text:style-name="P1"><text:s text:c="8"/>IF (condition) THEN <text:s text:c="7"/>conditional expression</text:p>
      <text:p text:style-name="P1"><text:s text:c="12"/>[program...]</text:p>
      <text:p text:style-name="P1"><text:s text:c="8"/>ENDIF <text:s text:c="15"/>terminator</text:p>
      <text:p text:style-name="P1"/>
      <text:p text:style-name="P1"><text:tab/><text:tab/>where only one condition is evaluated.</text:p>
      <text:p text:style-name="P1"/>
      <text:p text:style-name="P1">Conditional expressions may also use the Boolean AND/OR operators.</text:p>
      <text:p text:style-name="P1"/>
      <text:p text:style-name="P1">Example:</text:p>
      <text:p text:style-name="P1"><text:s text:c="8"/>IF a = b AND x = y THEN</text:p>
      <text:p text:style-name="P1"><text:s text:c="12"/>...etc.</text:p>
      <text:p text:style-name="P1">or:</text:p>
      <text:p text:style-name="P1"><text:s text:c="8"/>IF a = b OR x = y THEN</text:p>
      <text:p text:style-name="P1"><text:s text:c="12"/>...etc.</text:p>
      <text:p text:style-name="P1"/>
      <text:p text:style-name="P1">These condition operators may be used:</text:p>
      <text:p text:style-name="P1"/>
      <text:p text:style-name="P1"><text:s text:c="5"/>operator <text:s text:c="3"/>description</text:p>
      <text:p text:style-name="P1"><text:s text:c="5"/>======== <text:s text:c="3"/>=========== <text:s text:c="3"/></text:p>
      <text:p text:style-name="P1"><text:s text:c="8"/>= <text:s text:c="7"/>is equal to</text:p>
      <text:p text:style-name="P1"><text:s text:c="8"/>&lt;&gt; <text:s text:c="6"/>is not equal to</text:p>
      <text:p text:style-name="P1"><text:s text:c="8"/>&lt; <text:s text:c="7"/>is less than</text:p>
      <text:p text:style-name="P1"><text:s text:c="8"/>&gt; <text:s text:c="7"/>is greater than</text:p>
      <text:p text:style-name="P1"><text:s text:c="8"/>&lt;= <text:s text:c="6"/>is less or equal to</text:p>
      <text:p text:style-name="P1"><text:s text:c="8"/>&gt;= <text:s text:c="6"/>is greater or equal to</text:p>
      <text:p text:style-name="P1"/>
      <text:p text:style-name="P1"/>
      <text:p text:style-name="P1">' <text:s/>bx25.bas</text:p>
      <text:p text:style-name="P1">'</text:p>
      <text:p text:style-name="P1"><text:s text:c="2"/>CLS</text:p>
      <text:p text:style-name="P1"><text:s text:c="2"/>abc = 99</text:p>
      <text:p text:style-name="P1"><text:s text:c="2"/>xyz = 33</text:p>
      <text:p text:style-name="P1"><text:s text:c="2"/>abcs$ = "test"<text:line-break/> <text:s/>xyzs$ = "testing"</text:p>
      <text:p text:style-name="P1">'</text:p>
      <text:p text:style-name="P1">'</text:p>
      <text:p text:style-name="P1"><text:s text:c="2"/>IF xyzs$ = "testing" AND abc &gt;= xyz THEN </text:p>
      <text:p text:style-name="P1"><text:s text:c="5"/>PRINT "if:expression = true"</text:p>
      <text:p text:style-name="P1"><text:s text:c="2"/>ELSEIF abc &lt;= 100 OR abcs$ &lt;= "hello" THEN</text:p>
      <text:p text:style-name="P1"><text:s text:c="5"/>PRINT "elseif:expression = true"</text:p>
      <text:p text:style-name="P1"><text:s text:c="2"/>ELSE</text:p>
      <text:p text:style-name="P1"><text:s text:c="5"/>PRINT "else:expressions = false"</text:p>
      <text:p text:style-name="P1"><text:s text:c="2"/>ENDIF</text:p>
      <text:p text:style-name="P1"><text:s text:c="2"/>PRINT "done"</text:p>
      <text:p text:style-name="P1"><text:soft-page-break/>' ------------------------------------------</text:p>
      <text:p text:style-name="P1">TheEnd:</text:p>
      <text:p text:style-name="P1"><text:s text:c="2"/>END</text:p>
      <text:p text:style-name="P1"/>
      <text:p text:style-name="P1"/>
      <text:h text:style-name="P52" text:outline-level="3">bx26.bas <text:s/>- <text:s/>STRING FUNCTIONS </text:h>
      <text:p text:style-name="P1"/>
      <text:p text:style-name="P1">STRING FUNCTIONS:</text:p>
      <text:p text:style-name="P1">=================</text:p>
      <text:p text:style-name="P1"><text:s text:c="7"/>Function: <text:s/>Usage:</text:p>
      <text:p text:style-name="P1"><text:s text:c="7"/>========= <text:s/>=============================================</text:p>
      <text:p text:style-name="P1"><text:s text:c="8"/>CHR$() <text:s text:c="3"/>a$ = CHR$(n)</text:p>
      <text:p text:style-name="P1"><text:s text:c="27"/>where: (n) is an ascii value.</text:p>
      <text:p text:style-name="P1"/>
      <text:p text:style-name="P1"><text:s text:c="8"/>LEFT$() <text:s text:c="2"/>a$ = LEFT$(s$,n)</text:p>
      <text:p text:style-name="P1"><text:s text:c="27"/>where: s$ is a string variable name,</text:p>
      <text:p text:style-name="P1"><text:s text:c="27"/>'n' is the number of characters to <text:tab/><text:tab/><text:tab/><text:tab/><text:tab/>copy from the left.</text:p>
      <text:p text:style-name="P1"/>
      <text:p text:style-name="P1"><text:s text:c="8"/>RIGHT$() <text:s/>a$ = RIGHT$(s$,n)</text:p>
      <text:p text:style-name="P1"><text:s text:c="27"/>where: s$ is a string variable name,</text:p>
      <text:p text:style-name="P1"><text:s text:c="27"/>'n' is the number of characters to <text:tab/><text:tab/><text:tab/><text:tab/><text:tab/>copy from the right.</text:p>
      <text:p text:style-name="P1"/>
      <text:p text:style-name="P1"><text:s text:c="8"/>MID$() <text:s text:c="3"/>a$ = MID$(s$,x,n)</text:p>
      <text:p text:style-name="P1"><text:s text:c="27"/>where: s$ is a string variable name,</text:p>
      <text:p text:style-name="P1"><text:s text:c="27"/>'x' is the character starting position</text:p>
      <text:p text:style-name="P1"><text:s text:c="27"/>from the left,</text:p>
      <text:p text:style-name="P1"><text:s text:c="27"/>'n' is the number of characters to <text:tab/><text:tab/><text:tab/><text:tab/><text:tab/>copy.</text:p>
      <text:p text:style-name="P1"/>
      <text:p text:style-name="P1"><text:s text:c="8"/>SPACE$() <text:s/>a$ = SPACE$(n)</text:p>
      <text:p text:style-name="P1"><text:s text:c="27"/>where: 'n' is the number of blank <text:tab/><text:tab/><text:tab/><text:tab/><text:tab/>spaces</text:p>
      <text:p text:style-name="P1"/>
      <text:p text:style-name="P1"><text:s text:c="8"/>STR$() <text:s text:c="3"/>a$ = STR$(n)</text:p>
      <text:p text:style-name="P1"><text:s text:c="27"/>where: 'n' is a numeric value to be </text:p>
      <text:p text:style-name="P1"><text:s text:c="27"/>converted to a character string.</text:p>
      <text:p text:style-name="P1"/>
      <text:p text:style-name="P1"><text:s text:c="8"/>STRING$() a$ = STRING$(n,x)</text:p>
      <text:p text:style-name="P1"><text:s text:c="27"/>where: 'n' is the number of <text:tab/><text:tab/><text:tab/><text:tab/><text:tab/><text:tab/>characters,</text:p>
      <text:p text:style-name="P1"><text:s text:c="27"/>'x' is an ascii value.</text:p>
      <text:p text:style-name="P1"/>
      <text:p text:style-name="P1"><text:s text:c="8"/>UCASE$() <text:s/>a$ = UCASE$(s$)</text:p>
      <text:p text:style-name="P1"><text:s text:c="27"/>where: s$ is a string variable name.</text:p>
      <text:p text:style-name="P1"/>
      <text:p text:style-name="P1"><text:s text:c="8"/>LCASE$() <text:s/>a$ = LCASE$(s$)</text:p>
      <text:p text:style-name="P1"><text:s text:c="27"/>where: s$ is a string variable name.</text:p>
      <text:p text:style-name="P1"/>
      <text:p text:style-name="P1"><text:soft-page-break/></text:p>
      <text:p text:style-name="P1"/>
      <text:p text:style-name="P1">' <text:s/>bx26.bas</text:p>
      <text:p text:style-name="P1">'</text:p>
      <text:p text:style-name="P1"><text:s text:c="2"/>xyzi = 0</text:p>
      <text:p text:style-name="P1"><text:s text:c="2"/>abcs$ = ""</text:p>
      <text:p text:style-name="P1"><text:s text:c="2"/>xyzs$ = ""</text:p>
      <text:p text:style-name="P1">'</text:p>
      <text:p text:style-name="P1">'</text:p>
      <text:p text:style-name="P1"><text:s text:c="2"/>CLS</text:p>
      <text:p text:style-name="P1"><text:s text:c="2"/>xyzi = 42</text:p>
      <text:p text:style-name="P1"><text:s text:c="2"/>abcs$ = CHR$(xyzi)</text:p>
      <text:p text:style-name="P1"><text:s text:c="2"/>PRINT "abcs$ = ";abcs$</text:p>
      <text:p text:style-name="P1">'</text:p>
      <text:p text:style-name="P1"><text:s text:c="2"/>xyzs$ = "testing"</text:p>
      <text:p text:style-name="P1"><text:s text:c="2"/>abcs$ = LEFT$(xyzs$, 4)</text:p>
      <text:p text:style-name="P1"><text:s text:c="2"/>PRINT abcs$</text:p>
      <text:p text:style-name="P1">'</text:p>
      <text:p text:style-name="P1"><text:s text:c="2"/>abcs$ = RIGHT$(xyzs$, 5)</text:p>
      <text:p text:style-name="P1"><text:s text:c="2"/>PRINT abcs$</text:p>
      <text:p text:style-name="P1">'</text:p>
      <text:p text:style-name="P1"><text:s text:c="2"/>abcs$ = MID$(xyzs$, 3, 3)</text:p>
      <text:p text:style-name="P1"><text:s text:c="2"/>PRINT abcs$</text:p>
      <text:p text:style-name="P1">'</text:p>
      <text:p text:style-name="P1"><text:s text:c="2"/>abcs$ = SPACE$(3)</text:p>
      <text:p text:style-name="P1"><text:s text:c="2"/>PRINT "&gt;";abcs$;"&lt;"</text:p>
      <text:p text:style-name="P1">'</text:p>
      <text:p text:style-name="P1"><text:s text:c="2"/>abcs$ = STR$(199)</text:p>
      <text:p text:style-name="P1"><text:s text:c="2"/>PRINT abcs$</text:p>
      <text:p text:style-name="P1">'</text:p>
      <text:p text:style-name="P1"><text:s text:c="2"/>abcs$ = STRING$(10, xyzi)</text:p>
      <text:p text:style-name="P1"><text:s text:c="2"/>PRINT "&gt;";abcs$;"&lt;"</text:p>
      <text:p text:style-name="P1">' ------------------------------------------</text:p>
      <text:p text:style-name="P1">TheEnd:</text:p>
      <text:p text:style-name="P1"><text:s text:c="2"/>END</text:p>
      <text:p text:style-name="P1"/>
      <text:p text:style-name="P1"/>
      <text:h text:style-name="P52" text:outline-level="3">bx27.bas <text:s/>- <text:s/>STRING FUNCTIONS </text:h>
      <text:p text:style-name="P1"/>
      <text:p text:style-name="P1">' <text:s/>bx27.bas</text:p>
      <text:p text:style-name="P1">'</text:p>
      <text:p text:style-name="P1"><text:s text:c="2"/>ixyz = 0</text:p>
      <text:p text:style-name="P1"><text:s text:c="2"/>sxyz$ = ""</text:p>
      <text:p text:style-name="P1"><text:s text:c="2"/>sabc$ = ""</text:p>
      <text:p text:style-name="P1">'</text:p>
      <text:p text:style-name="P1">'</text:p>
      <text:p text:style-name="P1"><text:s text:c="2"/>CLS</text:p>
      <text:p text:style-name="P1"><text:s text:c="2"/>ixyz = 42</text:p>
      <text:p text:style-name="P1"><text:s text:c="2"/>sxyz$ = "testing"</text:p>
      <text:p text:style-name="P1">'</text:p>
      <text:p text:style-name="P1"><text:soft-page-break/><text:s text:c="2"/>sabc$ = LEFT$(sxyz$, 4) + CHR$(ixyz) + RIGHT$(sxyz$, 5) + SPACE$(3)</text:p>
      <text:p text:style-name="P1"><text:s text:c="2"/>sabc$ = sabc$ + MID$(sxyz$, 3, 3) + STR$(-199) + STRING$(10, ixyz)</text:p>
      <text:p text:style-name="P1"/>
      <text:p text:style-name="P1"><text:s text:c="2"/>PRINT sabc$</text:p>
      <text:p text:style-name="P1">'</text:p>
      <text:p text:style-name="P1"><text:s text:c="2"/>sabc$ = CHR$(34) + "Hello" + CHR$(32) + "world!" + CHR$(34)</text:p>
      <text:p text:style-name="P1"><text:s text:c="2"/>PRINT sabc$</text:p>
      <text:p text:style-name="P1">' ------------------------------------------</text:p>
      <text:p text:style-name="P1">TheEnd:</text:p>
      <text:p text:style-name="P1"><text:s text:c="2"/>END</text:p>
      <text:p text:style-name="P1"/>
      <text:p text:style-name="P1"/>
      <text:h text:style-name="P52" text:outline-level="3">bx28.bas <text:s/>- <text:s/>STRING FUNCTIONS </text:h>
      <text:p text:style-name="P1"/>
      <text:p text:style-name="P1"/>
      <text:p text:style-name="P1">' <text:s/>bx28.bas</text:p>
      <text:p text:style-name="P1">'</text:p>
      <text:p text:style-name="P1"><text:s text:c="2"/>abc$ = ""</text:p>
      <text:p text:style-name="P1">'</text:p>
      <text:p text:style-name="P1"><text:s text:c="2"/>CLS</text:p>
      <text:p text:style-name="P1"><text:s text:c="2"/>abc$ = "This is a test of the Emergency Broadcast System"</text:p>
      <text:p text:style-name="P1"><text:s text:c="2"/>PRINT "Test: &gt;"; CHR$(251); "&lt; End Test"</text:p>
      <text:p text:style-name="P1"><text:s text:c="2"/>PRINT "&gt;"; LEFT$(abc$, 14); "&lt;"</text:p>
      <text:p text:style-name="P1"><text:s text:c="2"/>PRINT "&gt;"; RIGHT$(abc$, 26); "&lt;"</text:p>
      <text:p text:style-name="P1"><text:s text:c="2"/>PRINT "&gt;"; MID$(abc$, 23, 19); "&lt;"</text:p>
      <text:p text:style-name="P1"><text:s text:c="2"/>PRINT "&gt;"; SPACE$(10); "&lt;"</text:p>
      <text:p text:style-name="P1"><text:s text:c="2"/>PRINT "&gt;"; STR$(1000); "&lt;"</text:p>
      <text:p text:style-name="P1"><text:s text:c="2"/>PRINT "&gt;"; STRING$(10, 251); "&lt;"</text:p>
      <text:p text:style-name="P1">' ------------------------------------------</text:p>
      <text:p text:style-name="P1">TheEnd:</text:p>
      <text:p text:style-name="P1"><text:s text:c="2"/>END</text:p>
      <text:p text:style-name="P1"/>
      <text:p text:style-name="P1"/>
      <text:h text:style-name="P52" text:outline-level="3">bx29.bas <text:s/>- <text:s/>STRING FUNCTIONS </text:h>
      <text:p text:style-name="P1"/>
      <text:p text:style-name="P1"/>
      <text:p text:style-name="P1">' <text:s/>bx29.bas</text:p>
      <text:p text:style-name="P1">'</text:p>
      <text:p text:style-name="P1"><text:s text:c="2"/>abc = 0</text:p>
      <text:p text:style-name="P1"><text:s text:c="2"/>xyz = 0</text:p>
      <text:p text:style-name="P1">'</text:p>
      <text:p text:style-name="P1"><text:s text:c="2"/>CLS</text:p>
      <text:p text:style-name="P1"><text:s text:c="2"/>PRINT "&gt;"; STR$(1000); "&lt;"</text:p>
      <text:p text:style-name="P1"><text:s text:c="2"/>PRINT "&gt;"; STRING$(10, 251); "&lt;"</text:p>
      <text:p text:style-name="P1"><text:s text:c="2"/>PRINT CHR$(247)</text:p>
      <text:p text:style-name="P1"><text:s text:c="2"/>abc = 10</text:p>
      <text:p text:style-name="P1"><text:soft-page-break/><text:s text:c="2"/>xyz = 3</text:p>
      <text:p text:style-name="P1"><text:s text:c="2"/>PRINT abc * xyz</text:p>
      <text:p text:style-name="P1"><text:s text:c="2"/>PRINT 1 + (abc * xyz)</text:p>
      <text:p text:style-name="P1"><text:s text:c="2"/>PRINT (abc / xyz) * 2</text:p>
      <text:p text:style-name="P1"><text:s text:c="2"/>PRINT 1+(2*5)/3</text:p>
      <text:p text:style-name="P1">' ------------------------------------------</text:p>
      <text:p text:style-name="P1">TheEnd:</text:p>
      <text:p text:style-name="P1"><text:s text:c="2"/>END</text:p>
      <text:p text:style-name="P1"/>
      <text:p text:style-name="P1"/>
      <text:h text:style-name="P52" text:outline-level="3">bx30.bas <text:s/>- <text:s/>INKEY$</text:h>
      <text:p text:style-name="P1"/>
      <text:p text:style-name="P1">INKEY$:</text:p>
      <text:p text:style-name="P1">=======</text:p>
      <text:p text:style-name="P2"><text:span text:style-name="T11">The INKEY$ function captures the character currently entered in the keyboard buffer. INKEY$ has a unique quality that makes it quite different from other types of keyboard input. When INKEY$ is called, it does not wait for the user to strike a key. Instead, after collecting the character, even if there is no character in the buffer, it continues on to the next instruction.</text:span> </text:p>
      <text:p text:style-name="P1"/>
      <text:p text:style-name="P20">INKEY$ is especially well suited for a loop construct or a subroutine call that polls the keyboard buffer.</text:p>
      <text:p text:style-name="P1"/>
      <text:p text:style-name="P1"/>
      <text:p text:style-name="P1">' <text:s/>bx30.bas</text:p>
      <text:p text:style-name="P1">'</text:p>
      <text:p text:style-name="P1"><text:s text:c="2"/>abc$ = ""</text:p>
      <text:p text:style-name="P1">'</text:p>
      <text:p text:style-name="P1"><text:s text:c="2"/>CLS</text:p>
      <text:p text:style-name="P1">Start:</text:p>
      <text:p text:style-name="P1"><text:s text:c="2"/>abc$ = INKEY$</text:p>
      <text:p text:style-name="P1"><text:s text:c="2"/>IF abc$ = "" THEN</text:p>
      <text:p text:style-name="P1"><text:s text:c="4"/>GOTO Start</text:p>
      <text:p text:style-name="P1"><text:s text:c="2"/>ENDIF</text:p>
      <text:p text:style-name="P1"><text:s text:c="2"/>PRINT abc$</text:p>
      <text:p text:style-name="P1">' ------------------------------------------</text:p>
      <text:p text:style-name="P1">TheEnd:</text:p>
      <text:p text:style-name="P1"><text:s text:c="2"/>END</text:p>
      <text:p text:style-name="P1"/>
      <text:p text:style-name="P20">In the above example, INKEY$ is used in a continuous loop, that tests the keyboard buffer for a character. If there is no character, then abc$ will be null, or empty. In that event, program control jumps back up to START: and repeats the loop.</text:p>
      <text:p text:style-name="P1"/>
      <text:p text:style-name="P1"/>
      <text:h text:style-name="P52" text:outline-level="3"><text:soft-page-break/>bx31.bas <text:s/>- <text:s/>INKEY$</text:h>
      <text:p text:style-name="P1"/>
      <text:p text:style-name="P1"/>
      <text:p text:style-name="P1">' <text:s/>bx31.bas</text:p>
      <text:p text:style-name="P1">'</text:p>
      <text:p text:style-name="P1"><text:s text:c="2"/>abc$ = ""</text:p>
      <text:p text:style-name="P1">'</text:p>
      <text:p text:style-name="P1"><text:s text:c="2"/>CLS</text:p>
      <text:p text:style-name="P1"><text:s text:c="2"/>PRINT "Press any key: ";</text:p>
      <text:p text:style-name="P1">Start:</text:p>
      <text:p text:style-name="P1"><text:s text:c="2"/>abc$ = INKEY$</text:p>
      <text:p text:style-name="P1"><text:s text:c="2"/>IF abc$ = "" THEN</text:p>
      <text:p text:style-name="P1"><text:s text:c="4"/>GOTO Start</text:p>
      <text:p text:style-name="P1"><text:s text:c="2"/>ENDIF</text:p>
      <text:p text:style-name="P1"><text:s text:c="2"/>PRINT abc$</text:p>
      <text:p text:style-name="P1">' ------------------------------------------</text:p>
      <text:p text:style-name="P1">TheEnd:</text:p>
      <text:p text:style-name="P1"><text:s text:c="2"/>END</text:p>
      <text:p text:style-name="P1"/>
      <text:p text:style-name="P1"/>
      <text:h text:style-name="P52" text:outline-level="3">bx32.bas <text:s/>- <text:s/>INPUT</text:h>
      <text:p text:style-name="P1"/>
      <text:p text:style-name="P1"/>
      <text:p text:style-name="P19">INPUT:</text:p>
      <text:p text:style-name="P19">======</text:p>
      <text:p text:style-name="P19">The INPUT command accepts standard input from the keyboard. The INPUT command requires a return or newline character to terminate input.</text:p>
      <text:p text:style-name="P1"/>
      <text:p text:style-name="P19">Example:</text:p>
      <text:p text:style-name="P19"><text:s text:c="8"/>INPUT a$ <text:s text:c="7"/>accepts a character string</text:p>
      <text:p text:style-name="P19"><text:s text:c="8"/>INPUT val <text:s text:c="6"/>accepts a numeric value</text:p>
      <text:p text:style-name="P19"/>
      <text:p text:style-name="P20">In this example:</text:p>
      <text:p text:style-name="P20"><text:s text:c="8"/>INPUT ;"First: "; first$; " Last: "; last$:</text:p>
      <text:p text:style-name="P20"/>
      <text:p text:style-name="P20">the display shows:</text:p>
      <text:p text:style-name="P20"><text:s text:c="8"/>First: _</text:p>
      <text:p text:style-name="P20"/>
      <text:p text:style-name="P20">while the cursor waits for the contents of first$ to be entered.</text:p>
      <text:p text:style-name="P20">Which then displays:</text:p>
      <text:p text:style-name="P20"><text:s text:c="8"/>First: Bill Last:_</text:p>
      <text:p text:style-name="P20"/>
      <text:p text:style-name="P20">on the same line, waiting for the contents of last$ to be entered. INPUT, in this example, acts as both an INPUT and a PRINT command. Since the return key is required to end input, by <text:soft-page-break/>placing a semi-colon after the INPUT command, tells Bxbasic not to echo the newline character.</text:p>
      <text:p text:style-name="P20"/>
      <text:p text:style-name="P20">Example:</text:p>
      <text:p text:style-name="P20"><text:s text:c="8"/>INPUT ; "Enter your Name: "; name$</text:p>
      <text:p text:style-name="P20"/>
      <text:p text:style-name="P20">This will have the effect of keeping the cursor on the same line.</text:p>
      <text:p text:style-name="P1"/>
      <text:p text:style-name="P1"/>
      <text:p text:style-name="P1"/>
      <text:p text:style-name="P1">' <text:s/>bx32.bas</text:p>
      <text:p text:style-name="P1">'</text:p>
      <text:p text:style-name="P1"><text:s text:c="2"/>abc$ = ""</text:p>
      <text:p text:style-name="P1"><text:s text:c="2"/>first$ = ""</text:p>
      <text:p text:style-name="P1"><text:s text:c="2"/>init$ = ""</text:p>
      <text:p text:style-name="P1"><text:s text:c="2"/>last$ = ""</text:p>
      <text:p text:style-name="P1"><text:s text:c="2"/>age = 0</text:p>
      <text:p text:style-name="P1"><text:s text:c="2"/>mo = 0</text:p>
      <text:p text:style-name="P1"><text:s text:c="2"/>day = 0</text:p>
      <text:p text:style-name="P1"><text:s text:c="2"/>year% = 0</text:p>
      <text:p text:style-name="P1">'</text:p>
      <text:p text:style-name="P1">'</text:p>
      <text:p text:style-name="P1"><text:s text:c="2"/>CLS</text:p>
      <text:p text:style-name="P1"><text:s text:c="2"/>PRINT "Press any key to begin: ";</text:p>
      <text:p text:style-name="P1">Start:</text:p>
      <text:p text:style-name="P1"><text:s text:c="2"/>abc$ = INKEY$</text:p>
      <text:p text:style-name="P1"><text:s text:c="2"/>IF abc$ = "" THEN</text:p>
      <text:p text:style-name="P1"><text:s text:c="4"/>GOTO Start</text:p>
      <text:p text:style-name="P1"><text:s text:c="2"/>ENDIF</text:p>
      <text:p text:style-name="P1"><text:s text:c="2"/>PRINT abc$</text:p>
      <text:p text:style-name="P1">'</text:p>
      <text:p text:style-name="P1"><text:s text:c="2"/>PRINT "Enter your name:"</text:p>
      <text:p text:style-name="P1"><text:s text:c="2"/>INPUT ;"First: "; first$; " Initial: "; init$; " Last: "; last$:</text:p>
      <text:p text:style-name="P1"><text:s text:c="2"/>PRINT "Enter your age and birth date:"</text:p>
      <text:p text:style-name="P1"><text:s text:c="2"/>INPUT ;"Age: "; age; " Month: "; mo; "/Day: "; day; "/Year: "; year%:</text:p>
      <text:p text:style-name="P1">'</text:p>
      <text:p text:style-name="P1"><text:s text:c="2"/>PRINT first$, init$, last$</text:p>
      <text:p text:style-name="P1"><text:s text:c="2"/>PRINT age, mo, day, year%</text:p>
      <text:p text:style-name="P1">' ------------------------------------------</text:p>
      <text:p text:style-name="P1">TheEnd:</text:p>
      <text:p text:style-name="P1"><text:s text:c="2"/>END</text:p>
      <text:p text:style-name="P1"/>
      <text:p text:style-name="P1"/>
      <text:h text:style-name="P52" text:outline-level="3">bx33.bas <text:s/>- <text:s/>INPUT$</text:h>
      <text:p text:style-name="P1"/>
      <text:p text:style-name="P1"/>
      <text:p text:style-name="P19">INPUT$:</text:p>
      <text:p text:style-name="P19"><text:soft-page-break/>=======</text:p>
      <text:p text:style-name="P27">The INPUT$ function differs from the INPUT command in the way in which it is used. The INPUT$ function is a character string function and is used to input string data, as opposed to numeric data. The characters entered are assigned to a string variable. The INPUT$ function accepts a parameter, in the form of an integer value. That value is the number of characters that</text:p>
      <text:p text:style-name="P27">INPUT$ will accept. </text:p>
      <text:p text:style-name="P1"/>
      <text:p text:style-name="P19">Example:</text:p>
      <text:p text:style-name="P1"><text:s text:c="8"/><text:span text:style-name="T11">a$ = INPUT$(n)<text:tab/>where 'n' is an integer</text:span></text:p>
      <text:p text:style-name="P1"/>
      <text:p text:style-name="P20">Once the total number of characters have been entered, the program moves on to the next instruction. Hitting the return key is not required, but, entering the total number of characters is. An example of where this might be used is in accepting data entry of a known fixed length.</text:p>
      <text:p text:style-name="P1"/>
      <text:p text:style-name="P1"/>
      <text:p text:style-name="P1">' <text:s/>bx33.bas</text:p>
      <text:p text:style-name="P1">'</text:p>
      <text:p text:style-name="P1"><text:s text:c="2"/>abc$ = ""</text:p>
      <text:p text:style-name="P1">'</text:p>
      <text:p text:style-name="P1"><text:s text:c="2"/>CLS</text:p>
      <text:p text:style-name="P1"><text:s text:c="2"/>PRINT "Enter 10 digits"</text:p>
      <text:p text:style-name="P1"><text:s text:c="2"/>abc$ = INPUT$(10)</text:p>
      <text:p text:style-name="P1"><text:s text:c="2"/>PRINT "": abc$</text:p>
      <text:p text:style-name="P1">' ------------------------------------------</text:p>
      <text:p text:style-name="P1">TheEnd:</text:p>
      <text:p text:style-name="P1"><text:s text:c="2"/>END</text:p>
      <text:p text:style-name="P1"/>
      <text:p text:style-name="P1"/>
      <text:p text:style-name="P1"/>
      <text:h text:style-name="P52" text:outline-level="3">bx34.bas <text:s/>- <text:s/>LINE INPUT</text:h>
      <text:p text:style-name="P1"/>
      <text:p text:style-name="P1"/>
      <text:p text:style-name="P23">LINE INPUT:</text:p>
      <text:p text:style-name="P23">===========</text:p>
      <text:p text:style-name="P24">The LINE INPUT command is very similar to the plain INPUT command, except that all the data entered is assigned to a single string variable. Also, LINE INPUT will accept an entire line of text, up to 255 characters and is terminated by a newline character. LINE INPUT can be used much the same way as the INPUT command, with or without a prompt string:</text:p>
      <text:p text:style-name="P23"/>
      <text:p text:style-name="P23">Example:</text:p>
      <text:p text:style-name="P23"><text:s text:c="8"/>LINE INPUT "Enter your: Address, City and State: "; a$</text:p>
      <text:p text:style-name="P23"><text:soft-page-break/>or <text:s text:c="5"/>LINE INPUT a$</text:p>
      <text:p text:style-name="P23"/>
      <text:p text:style-name="P23">The return key terminates input.</text:p>
      <text:p text:style-name="P1"/>
      <text:p text:style-name="P1"/>
      <text:p text:style-name="P1">' <text:s/>bx34.bas</text:p>
      <text:p text:style-name="P1">'</text:p>
      <text:p text:style-name="P1"><text:s text:c="2"/>abc$ = ""</text:p>
      <text:p text:style-name="P1">'</text:p>
      <text:p text:style-name="P1"><text:s text:c="2"/>CLS</text:p>
      <text:p text:style-name="P1"><text:s text:c="2"/>PRINT "1: ";</text:p>
      <text:p text:style-name="P1"><text:s text:c="2"/>LINE INPUT abc$</text:p>
      <text:p text:style-name="P1">' <text:s text:c="10"/>^-----notice no prompt</text:p>
      <text:p text:style-name="P1"><text:s text:c="2"/>PRINT abc$</text:p>
      <text:p text:style-name="P1"><text:s text:c="2"/>LINE INPUT "2:enter a string: "; abc$</text:p>
      <text:p text:style-name="P1"><text:s text:c="2"/>PRINT abc$</text:p>
      <text:p text:style-name="P1"><text:s text:c="2"/>LINE INPUT ;"3:enter a string: "; abc$</text:p>
      <text:p text:style-name="P1">' <text:s text:c="11"/>^------no echo:return</text:p>
      <text:p text:style-name="P1"><text:s text:c="2"/>PRINT abc$</text:p>
      <text:p text:style-name="P1"><text:s text:c="2"/>LINE INPUT ;"4:enter a string: "; abc$,</text:p>
      <text:p text:style-name="P1">' <text:s/>no echo---^ <text:s text:c="8"/>insert tab-------^</text:p>
      <text:p text:style-name="P1"><text:s text:c="2"/>PRINT abc$</text:p>
      <text:p text:style-name="P1">' ------------------------------------------</text:p>
      <text:p text:style-name="P1">TheEnd:</text:p>
      <text:p text:style-name="P1"><text:s text:c="2"/>END</text:p>
      <text:p text:style-name="P1"/>
      <text:p text:style-name="P1"/>
      <text:p text:style-name="P1"/>
      <text:h text:style-name="P52" text:outline-level="3">bx35.bas <text:s/>- <text:s/>ALGEBRAIC FUNCTIONS </text:h>
      <text:p text:style-name="P1"/>
      <text:p text:style-name="P1"/>
      <text:p text:style-name="P19">ALGEBRAIC FUNCTIONS:</text:p>
      <text:p text:style-name="P19">====================</text:p>
      <text:p text:style-name="P19"><text:s text:c="8"/>Function: <text:s text:c="4"/>Usage:</text:p>
      <text:p text:style-name="P19"><text:s text:c="7"/>========== <text:s/>=============================================</text:p>
      <text:p text:style-name="P19"><text:s text:c="8"/>ABS(n)<text:tab/> <text:s text:c="3"/>num% = ABS(number)</text:p>
      <text:p text:style-name="P19"><text:s text:c="24"/>returns the absolute value of a number.</text:p>
      <text:p text:style-name="P19"/>
      <text:p text:style-name="P19"><text:s text:c="8"/>ASC(c$)<text:tab/>num <text:s/>= ASC(char$)</text:p>
      <text:p text:style-name="P19"><text:s text:c="24"/>returns the value of an ascii character.</text:p>
      <text:p text:style-name="P19"/>
      <text:p text:style-name="P19"><text:s text:c="8"/>ATN(n)<text:tab/>num# = ATN(num)</text:p>
      <text:p text:style-name="P19"><text:s text:c="24"/>returns the arctangent of a number.</text:p>
      <text:p text:style-name="P19"/>
      <text:p text:style-name="P19"><text:s text:c="8"/>COS(n)<text:tab/>num# = COS(num)</text:p>
      <text:p text:style-name="P19"><text:s text:c="24"/>returns the cosine of a number.</text:p>
      <text:p text:style-name="P19"/>
      <text:p text:style-name="P19"><text:s text:c="8"/>SIN(n)<text:tab/>num# = SIN(num)</text:p>
      <text:p text:style-name="P19"><text:soft-page-break/><text:s text:c="24"/>returns the sine of a number.</text:p>
      <text:p text:style-name="P19"/>
      <text:p text:style-name="P19"><text:s text:c="8"/>TAN(n)<text:tab/>num# = TAN(num)</text:p>
      <text:p text:style-name="P19"><text:s text:c="24"/>returns the tangent of a number.</text:p>
      <text:p text:style-name="P19"/>
      <text:p text:style-name="P19"><text:s text:c="8"/>SQRT(n)<text:tab/>num# = SQRT(num)</text:p>
      <text:p text:style-name="P19"><text:s text:c="24"/>returns the square root of a number.</text:p>
      <text:p text:style-name="P19"/>
      <text:p text:style-name="P19"><text:s text:c="8"/>INT(n)<text:tab/>num% = INT(num#)</text:p>
      <text:p text:style-name="P19"><text:s text:c="24"/>returns the integer value of a floating <text:tab/><text:tab/><text:tab/><text:tab/> <text:s/>point number.</text:p>
      <text:p text:style-name="P19"/>
      <text:p text:style-name="P19"><text:s text:c="8"/>VAL(s$) num <text:s/>= VAL(str$)</text:p>
      <text:p text:style-name="P19"><text:s text:c="16"/>num <text:s/>= VAL("100")</text:p>
      <text:p text:style-name="P19"><text:s text:c="24"/>returns the value of a numeric string</text:p>
      <text:p text:style-name="P19"><text:s text:c="24"/>in a variable or quoted string.</text:p>
      <text:p text:style-name="P19"/>
      <text:p text:style-name="P19"><text:s text:c="8"/>LOG(n) <text:s/>num <text:s/>= LOG(n)</text:p>
      <text:p text:style-name="P19"><text:s text:c="24"/>returns the natural logarithm of number.</text:p>
      <text:p text:style-name="P19"/>
      <text:p text:style-name="P19"><text:s text:c="8"/>LOG10(n) num = LOG10(n)</text:p>
      <text:p text:style-name="P19"><text:s text:c="24"/>returns the logarithm base 10 of number.</text:p>
      <text:p text:style-name="P19"/>
      <text:p text:style-name="P1"/>
      <text:p text:style-name="P1"/>
      <text:p text:style-name="P1">' <text:s/>bx35.bas</text:p>
      <text:p text:style-name="P1">'</text:p>
      <text:p text:style-name="P1"><text:s text:c="2"/>ixyz = 0</text:p>
      <text:p text:style-name="P1"><text:s text:c="2"/>iabc = 0</text:p>
      <text:p text:style-name="P1"><text:s text:c="2"/>labc! = 0</text:p>
      <text:p text:style-name="P1">'</text:p>
      <text:p text:style-name="P1"><text:s text:c="2"/>CLS</text:p>
      <text:p text:style-name="P1"><text:s text:c="2"/>ixyz = 99</text:p>
      <text:p text:style-name="P1"><text:s text:c="2"/>iabc = ABS(ixyz - 1.75)</text:p>
      <text:p text:style-name="P1"><text:s text:c="2"/>PRINT iabc</text:p>
      <text:p text:style-name="P1"><text:s text:c="2"/>iabc = ASC("A")</text:p>
      <text:p text:style-name="P1"><text:s text:c="2"/>PRINT iabc</text:p>
      <text:p text:style-name="P1"><text:s text:c="2"/>labc! = ATN(ixyz / 3)</text:p>
      <text:p text:style-name="P1"><text:s text:c="2"/>PRINT labc!</text:p>
      <text:p text:style-name="P1"><text:s text:c="2"/>labc! = COS(5.8 * .0174533)</text:p>
      <text:p text:style-name="P1"><text:s text:c="2"/>PRINT labc!</text:p>
      <text:p text:style-name="P1"><text:s text:c="2"/>labc! = SIN(ixyz / 11)</text:p>
      <text:p text:style-name="P1"><text:s text:c="2"/>PRINT labc!</text:p>
      <text:p text:style-name="P1"><text:s text:c="2"/>labc! = TAN(ixyz / 10)</text:p>
      <text:p text:style-name="P1"><text:s text:c="2"/>PRINT labc!</text:p>
      <text:p text:style-name="P1"><text:s text:c="2"/>labc! = SQRT(ixyz)</text:p>
      <text:p text:style-name="P1"><text:s text:c="2"/>PRINT labc!</text:p>
      <text:p text:style-name="P1"><text:s text:c="2"/>iabc = INT(ixyz / 3.1)</text:p>
      <text:p text:style-name="P1"><text:s text:c="2"/>PRINT iabc</text:p>
      <text:p text:style-name="P1"><text:soft-page-break/>' ------------------------------------------</text:p>
      <text:p text:style-name="P1">TheEnd:</text:p>
      <text:p text:style-name="P1"><text:s text:c="2"/>END</text:p>
      <text:p text:style-name="P1"/>
      <text:p text:style-name="P1"/>
      <text:h text:style-name="P52" text:outline-level="3">bx36.bas <text:s/>- <text:s/>ALGEBRAIC FUNCTIONS </text:h>
      <text:p text:style-name="P1"/>
      <text:p text:style-name="P1"/>
      <text:p text:style-name="P1">' <text:s/>bx36.bas</text:p>
      <text:p text:style-name="P1">'</text:p>
      <text:p text:style-name="P1"><text:s text:c="2"/>abc = 10</text:p>
      <text:p text:style-name="P1"><text:s text:c="2"/>xyz = 99</text:p>
      <text:p text:style-name="P1">'</text:p>
      <text:p text:style-name="P1"><text:s text:c="2"/>CLS</text:p>
      <text:p text:style-name="P1">'</text:p>
      <text:p text:style-name="P1"><text:s text:c="2"/>PRINT ABS(xyz - 1.75)</text:p>
      <text:p text:style-name="P1"><text:s text:c="2"/>PRINT ASC("A")</text:p>
      <text:p text:style-name="P1"><text:s text:c="2"/>PRINT ATN(xyz / 3)</text:p>
      <text:p text:style-name="P1"><text:s text:c="2"/>PRINT COS(5.8 * .0174533)</text:p>
      <text:p text:style-name="P1"><text:s text:c="2"/>PRINT SIN(xyz / 11)</text:p>
      <text:p text:style-name="P1"><text:s text:c="2"/>PRINT TAN(xyz / 10)</text:p>
      <text:p text:style-name="P1"><text:s text:c="2"/>PRINT SQRT(xyz)</text:p>
      <text:p text:style-name="P1"><text:s text:c="2"/>PRINT INT(xyz / 3.1)</text:p>
      <text:p text:style-name="P1">' ------------------------------------------</text:p>
      <text:p text:style-name="P1">TheEnd:</text:p>
      <text:p text:style-name="P1"><text:s text:c="2"/>END</text:p>
      <text:p text:style-name="P1"/>
      <text:p text:style-name="P1"/>
      <text:p text:style-name="P1"/>
      <text:p text:style-name="P1"/>
      <text:h text:style-name="P52" text:outline-level="3">bx37.bas <text:s/>- <text:s/>DISK I/O</text:h>
      <text:p text:style-name="P1"/>
      <text:p text:style-name="P1"/>
      <text:p text:style-name="P19">DISK FILE I/O:</text:p>
      <text:p text:style-name="P19">==============</text:p>
      <text:p text:style-name="P23">OPEN, CLOSE:</text:p>
      <text:p text:style-name="P23">============</text:p>
      <text:p text:style-name="P24">File I/O is dependant on the abiliy to OPEN and CLOSE disk files. The OPEN command requires a specific format using three parameters.</text:p>
      <text:p text:style-name="P23"/>
      <text:p text:style-name="P23">i.e.:</text:p>
      <text:p text:style-name="P23"><text:s text:c="8"/>1) I/O Mode</text:p>
      <text:p text:style-name="P23"><text:s text:c="8"/>2) File Handle</text:p>
      <text:p text:style-name="P23"><text:s text:c="8"/>3) Filename/Path</text:p>
      <text:p text:style-name="P19"/>
      <text:p text:style-name="P23">Example:</text:p>
      <text:p text:style-name="P23"><text:s text:c="12"/>OPEN "I", #1, "data.fil"</text:p>
      <text:p text:style-name="P23"><text:s text:c="4"/>I/O Mode------^ <text:s text:c="3"/>^ <text:s text:c="5"/>^-------Filename</text:p>
      <text:p text:style-name="P23"><text:soft-page-break/><text:s text:c="23"/>^-----File Handle</text:p>
      <text:p text:style-name="P23"/>
      <text:p text:style-name="P23">The I/O Modes are:</text:p>
      <text:p text:style-name="P23"/>
      <text:p text:style-name="P23"><text:s text:c="8"/>I = Input <text:s text:c="7"/>read a file</text:p>
      <text:p text:style-name="P23"><text:s text:c="8"/>O = Output <text:s text:c="6"/>create/write to file</text:p>
      <text:p text:style-name="P23"><text:s text:c="8"/>A = Append <text:s text:c="6"/>write to existing file</text:p>
      <text:p text:style-name="P23"/>
      <text:p text:style-name="P23">File Handle numbers can range from 1 to 99.</text:p>
      <text:p text:style-name="P23">The CLOSE command can be used in two ways:</text:p>
      <text:p text:style-name="P23"/>
      <text:p text:style-name="P23"><text:s text:c="8"/>CLOSE <text:s text:c="15"/>close all open files</text:p>
      <text:p text:style-name="P23"><text:s text:c="8"/>CLOSE 1,2,3 <text:s text:c="9"/>close files #1, #2 and #3</text:p>
      <text:p text:style-name="P23"/>
      <text:p text:style-name="P1"/>
      <text:p text:style-name="P24">Before we can run this next program, you will need to create a file named Test.txt. Using Notepad, create an empty file, <text:s/>just hit the return key about three or four times, then save the file to your working directory, naming it "Test.txt", and close it.</text:p>
      <text:p text:style-name="P23"/>
      <text:p text:style-name="P23"/>
      <text:p text:style-name="P23">' <text:s/>bx37.bas</text:p>
      <text:p text:style-name="P23"><text:s text:c="2"/>CLS</text:p>
      <text:p text:style-name="P23">'</text:p>
      <text:p text:style-name="P23"><text:s text:c="2"/>PRINT "Opening Test File"</text:p>
      <text:p text:style-name="P23"><text:s text:c="2"/>OPEN "I", #1, "test.txt"</text:p>
      <text:p text:style-name="P23"><text:s text:c="2"/>CLOSE 1</text:p>
      <text:p text:style-name="P23">' ------------------------------------------</text:p>
      <text:p text:style-name="P23">TheEnd:</text:p>
      <text:p text:style-name="P23"><text:s text:c="2"/>END</text:p>
      <text:p text:style-name="P1"/>
      <text:p text:style-name="P1"/>
      <text:p text:style-name="P1"/>
      <text:p text:style-name="P24">Okay, maybe that wasn't all that impressive, but, it did OPEN Test.txt for Input and then CLOSE it.</text:p>
      <text:p text:style-name="P24"/>
      <text:p text:style-name="P24">In this next example, a character string, filename$, is assigned the file-name information. Either a quoted string, as used in the above, or a string variable may be used for this purpose.</text:p>
      <text:p text:style-name="P1"/>
      <text:p text:style-name="P1"/>
      <text:h text:style-name="P52" text:outline-level="3">bx38.bas <text:s/>- <text:s/>OPEN, CLOSE </text:h>
      <text:p text:style-name="P1"/>
      <text:p text:style-name="P1"/>
      <text:p text:style-name="P1">' <text:s/>bx38.bas</text:p>
      <text:p text:style-name="P1">'</text:p>
      <text:p text:style-name="P1"><text:s text:c="2"/>DIM filename$ = "test.txt"</text:p>
      <text:p text:style-name="P1">'</text:p>
      <text:p text:style-name="P1"><text:s text:c="2"/>CLS</text:p>
      <text:p text:style-name="P1"><text:soft-page-break/>'</text:p>
      <text:p text:style-name="P1"><text:s text:c="2"/>PRINT "Opening Test File"</text:p>
      <text:p text:style-name="P1"><text:s text:c="2"/>OPEN "I", #1, filename$</text:p>
      <text:p text:style-name="P1"><text:s text:c="2"/>CLOSE 1</text:p>
      <text:p text:style-name="P1">' ------------------------------------------</text:p>
      <text:p text:style-name="P1">TheEnd:</text:p>
      <text:p text:style-name="P1"><text:s text:c="2"/>END</text:p>
      <text:p text:style-name="P1"/>
      <text:p text:style-name="P1"/>
      <text:h text:style-name="P52" text:outline-level="3">bx39.bas <text:s/>- <text:s/>OPEN, INPUT, CLOSE </text:h>
      <text:p text:style-name="P1"/>
      <text:p text:style-name="P20">For the next example, copy this line of data to our data file, Test.txt:</text:p>
      <text:p text:style-name="P1"/>
      <text:p text:style-name="P19">"hello world","next string",32000,650000,1.123,3000000.123</text:p>
      <text:p text:style-name="P1"/>
      <text:p text:style-name="P1"/>
      <text:p text:style-name="P20">Make sure this is at the very top line. Also, delete any blank lines that may come after it, so that this is the only thing in Test.txt.</text:p>
      <text:p text:style-name="P1"/>
      <text:p text:style-name="P1"/>
      <text:p text:style-name="P1"/>
      <text:p text:style-name="P1">' <text:s/>bx39.bas</text:p>
      <text:p text:style-name="P1">'</text:p>
      <text:p text:style-name="P1"><text:s text:c="2"/>input$ = ""</text:p>
      <text:p text:style-name="P1"><text:s text:c="2"/>next$ = ""</text:p>
      <text:p text:style-name="P1"><text:s text:c="2"/>valuea = 0</text:p>
      <text:p text:style-name="P1"><text:s text:c="2"/>valueb% = 0</text:p>
      <text:p text:style-name="P1"><text:s text:c="2"/>valuec! = 0</text:p>
      <text:p text:style-name="P1"><text:s text:c="2"/>valued# = 0</text:p>
      <text:p text:style-name="P1">'</text:p>
      <text:p text:style-name="P1"><text:s text:c="2"/>CLS</text:p>
      <text:p text:style-name="P1">'</text:p>
      <text:p text:style-name="P1"><text:s text:c="2"/>PRINT "Opening Test File"</text:p>
      <text:p text:style-name="P1"><text:s text:c="2"/>OPEN "I", #1, "test.txt"</text:p>
      <text:p text:style-name="P1"><text:s text:c="2"/>INPUT#1, input$, next$, valuea, valueb%, valuec!, valued#</text:p>
      <text:p text:style-name="P1"><text:s text:c="2"/>CLOSE 1</text:p>
      <text:p text:style-name="P1"><text:s text:c="2"/>PRINT input$, next$, valuea, valueb%, valuec!, valued#</text:p>
      <text:p text:style-name="P1">' ------------------------------------------</text:p>
      <text:p text:style-name="P1">TheEnd:</text:p>
      <text:p text:style-name="P1"><text:s text:c="2"/>END</text:p>
      <text:p text:style-name="P1"/>
      <text:p text:style-name="P1"/>
      <text:h text:style-name="P52" text:outline-level="3">bx40.bas <text:s/>- <text:s/>OPEN, INPUT, CLOSE </text:h>
      <text:p text:style-name="P1"/>
      <text:p text:style-name="P1"/>
      <text:p text:style-name="P20">When executed, Bxbasic OPENs Test.txt for Input, using Handle #1 <text:soft-page-break/>and INPUTs two string variables and four numeric variables. It then CLOSEs Handle #1 and prints out the information.</text:p>
      <text:p text:style-name="P2"/>
      <text:p text:style-name="P20">Now, let's try something a little more challenging. Copy the following into the data file: Test.txt</text:p>
      <text:p text:style-name="P1"/>
      <text:p text:style-name="P19">"hello world","next string",32000,650000,1.123,3000000.123</text:p>
      <text:p text:style-name="P19">"hello ","world",2000,50000,0.123,5000000.123</text:p>
      <text:p text:style-name="P1"/>
      <text:p text:style-name="P1"/>
      <text:p text:style-name="P1"/>
      <text:p text:style-name="P1">' <text:s/>bx40.bas</text:p>
      <text:p text:style-name="P1">'</text:p>
      <text:p text:style-name="P1"><text:s text:c="2"/>input$ = ""</text:p>
      <text:p text:style-name="P1"><text:s text:c="2"/>next$ = ""</text:p>
      <text:p text:style-name="P1"><text:s text:c="2"/>valuea = 0</text:p>
      <text:p text:style-name="P1"><text:s text:c="2"/>valueb% = 0</text:p>
      <text:p text:style-name="P1"><text:s text:c="2"/>valuec! = 0</text:p>
      <text:p text:style-name="P1"><text:s text:c="2"/>valued# = 0</text:p>
      <text:p text:style-name="P1">'</text:p>
      <text:p text:style-name="P1"><text:s text:c="2"/>CLS</text:p>
      <text:p text:style-name="P1">'</text:p>
      <text:p text:style-name="P1"><text:s text:c="2"/>PRINT "Opening Test File"</text:p>
      <text:p text:style-name="P1"><text:s text:c="2"/>OPEN "I", #1, "test.txt"</text:p>
      <text:p text:style-name="P1"><text:s text:c="2"/>INPUT#1, input$, next$, valuea, valueb%, valuec!, valued#</text:p>
      <text:p text:style-name="P1"><text:s text:c="2"/>PRINT input$, next$, valuea, valueb%, valuec!, valued#</text:p>
      <text:p text:style-name="P1">'</text:p>
      <text:p text:style-name="P1"><text:s text:c="2"/>INPUT#1, input$, next$, valuea, valueb%, valuec!, valued#</text:p>
      <text:p text:style-name="P1"><text:s text:c="2"/>PRINT input$, next$, valuea, valueb%, valuec!, valued#</text:p>
      <text:p text:style-name="P1"><text:s text:c="2"/>CLOSE 1</text:p>
      <text:p text:style-name="P1">' ------------------------------------------</text:p>
      <text:p text:style-name="P1">TheEnd:</text:p>
      <text:p text:style-name="P1"><text:s text:c="2"/>END</text:p>
      <text:p text:style-name="P1"/>
      <text:p text:style-name="P1"/>
      <text:p text:style-name="P1"/>
      <text:p text:style-name="P19">In this example, Bxbasic read-in two seperate lines of data and processed it as before. This is okay, if you only have one or two lines of data to input. In practice though, it's not very practical.</text:p>
      <text:p text:style-name="P1"/>
      <text:p text:style-name="P1"/>
      <text:h text:style-name="P52" text:outline-level="3">bx41.bas <text:s/>- <text:s/>EOF()</text:h>
      <text:p text:style-name="P1"/>
      <text:p text:style-name="P19">EOF():</text:p>
      <text:p text:style-name="P19">======</text:p>
      <text:p text:style-name="P20">If you have a data file that contains twenty lines of data to input, you don't want to code twenty identical lines of INPUT <text:soft-page-break/>instructions. Instead, a more practical application would be to read the data in, in some form of loop.</text:p>
      <text:p text:style-name="P1"><text:s/></text:p>
      <text:p text:style-name="P19">For example:</text:p>
      <text:p text:style-name="P19"/>
      <text:p text:style-name="P19"><text:s text:c="2"/>OPEN "I", #1, "test.txt"</text:p>
      <text:p text:style-name="P19">'</text:p>
      <text:p text:style-name="P19">Start:</text:p>
      <text:p text:style-name="P19"><text:s text:c="2"/>INPUT#1, input$, next$, valuea, valueb%, valuec!, valued#</text:p>
      <text:p text:style-name="P19"><text:s text:c="2"/>PRINT input$, next$, valuea, valueb%, valuec!, valued#</text:p>
      <text:p text:style-name="P19"><text:s text:c="2"/>GOTO Start</text:p>
      <text:p text:style-name="P19"><text:s text:c="2"/>...</text:p>
      <text:p text:style-name="P1"/>
      <text:p text:style-name="P20">Here, the program loops through the data file, inputing each line of data. <text:s/>There is one major problem with this though. The code above forms a continuous loop that would end in an error or program crash.</text:p>
      <text:p text:style-name="P20"/>
      <text:p text:style-name="P20">It has to do with the fact that when the program gets to the end of the file, it just tries to keep on reading. This is not a good thing. The solution is to have a means of detecting when we have reached the end of the file and terminate the process before it does any harm. That is where EOF comes in.</text:p>
      <text:p text:style-name="P1"/>
      <text:p text:style-name="P20">EOF is a file or device function. The sole purpose is to detect the End-Of-File. Using the sample code from above, all we need to do is to add a condition test to the loop, that will test for End-Of-File. </text:p>
      <text:p text:style-name="P1"/>
      <text:p text:style-name="P19">Like this:</text:p>
      <text:p text:style-name="P19"/>
      <text:p text:style-name="P19"><text:s text:c="2"/>OPEN "I", #1, "test.txt"</text:p>
      <text:p text:style-name="P19">'</text:p>
      <text:p text:style-name="P19">Start:</text:p>
      <text:p text:style-name="P19"><text:s text:c="2"/>IF EOF(1) THEN</text:p>
      <text:p text:style-name="P19"><text:s text:c="5"/>GOTO Finish</text:p>
      <text:p text:style-name="P19"><text:s text:c="2"/>ENDIF</text:p>
      <text:p text:style-name="P19"><text:s text:c="2"/>INPUT#1, input$, next$, valuea, valueb%, valuec!, valued#</text:p>
      <text:p text:style-name="P19"><text:s text:c="2"/>PRINT input$, next$, valuea, valueb%, valuec!, valued#</text:p>
      <text:p text:style-name="P19"><text:s text:c="2"/>GOTO Start</text:p>
      <text:p text:style-name="P19">Finish:</text:p>
      <text:p text:style-name="P19"><text:s text:c="2"/>CLOSE 1</text:p>
      <text:p text:style-name="P1"/>
      <text:p text:style-name="P20">In this example, we keep looping, reading-in data, until we detect an End-Of-File condition. Then we stop trying to read.</text:p>
      <text:p text:style-name="P20"/>
      <text:p text:style-name="P20"><text:soft-page-break/>Here is a Test.bas that we can try it on. <text:s/>Before we can test this out, we need to modify Test.txt. Copy the following</text:p>
      <text:p text:style-name="P20">into Test.txt:</text:p>
      <text:p text:style-name="P1"/>
      <text:p text:style-name="P19">"hello world","next string", 32000, 650000, 1.123, 3000000.123</text:p>
      <text:p text:style-name="P19">"hello ","world", 2000, 50000, 0.123, 5000000.123</text:p>
      <text:p text:style-name="P19">"hello world","next string", 32000, 650000, 1.123, 3000000.123</text:p>
      <text:p text:style-name="P19"/>
      <text:p text:style-name="P19">Save and close it. Now execute it.</text:p>
      <text:p text:style-name="P1"/>
      <text:p text:style-name="P1"/>
      <text:p text:style-name="P1">' <text:s/>bx41.bas</text:p>
      <text:p text:style-name="P1">'</text:p>
      <text:p text:style-name="P1"><text:s text:c="2"/>input$ = ""</text:p>
      <text:p text:style-name="P1"><text:s text:c="2"/>next$ = ""</text:p>
      <text:p text:style-name="P1"><text:s text:c="2"/>valuea = 0</text:p>
      <text:p text:style-name="P1"><text:s text:c="2"/>valueb% = 0</text:p>
      <text:p text:style-name="P1"><text:s text:c="2"/>valuec! = 0</text:p>
      <text:p text:style-name="P1"><text:s text:c="2"/>valued# = 0</text:p>
      <text:p text:style-name="P1">'</text:p>
      <text:p text:style-name="P1"><text:s text:c="2"/>CLS</text:p>
      <text:p text:style-name="P1"><text:s text:c="2"/>PRINT "Opening Test File"</text:p>
      <text:p text:style-name="P1"><text:s text:c="2"/>OPEN "I", #1, "test.txt"</text:p>
      <text:p text:style-name="P1">'</text:p>
      <text:p text:style-name="P1">Start:</text:p>
      <text:p text:style-name="P1"><text:s text:c="2"/>IF EOF(1) THEN</text:p>
      <text:p text:style-name="P1"><text:s text:c="5"/>GOTO Finish</text:p>
      <text:p text:style-name="P1"><text:s text:c="2"/>ENDIF</text:p>
      <text:p text:style-name="P1"><text:s text:c="2"/>INPUT#1, input$, next$, valuea, valueb%, valuec!, valued#</text:p>
      <text:p text:style-name="P1">'</text:p>
      <text:p text:style-name="P1"><text:s text:c="2"/>IF input$="" THEN</text:p>
      <text:p text:style-name="P1"><text:s text:c="5"/>GOTO Start</text:p>
      <text:p text:style-name="P1"><text:s text:c="2"/>ENDIF</text:p>
      <text:p text:style-name="P1"><text:s text:c="2"/>PRINT input$, next$, valuea, valueb%, valuec!, valued#</text:p>
      <text:p text:style-name="P1"><text:s text:c="2"/>GOTO Start</text:p>
      <text:p text:style-name="P1">'</text:p>
      <text:p text:style-name="P1">Finish:</text:p>
      <text:p text:style-name="P1"><text:s text:c="2"/>CLOSE 1</text:p>
      <text:p text:style-name="P1">' ------------------------------------------</text:p>
      <text:p text:style-name="P1">TheEnd:</text:p>
      <text:p text:style-name="P1"><text:s text:c="2"/>END</text:p>
      <text:p text:style-name="P1"/>
      <text:p text:style-name="P1"/>
      <text:p text:style-name="P1"/>
      <text:p text:style-name="P20">In line 11, is another status test. There, it is testing for the </text:p>
      <text:p text:style-name="P20">possibility of a mis-read, where a read attempt was made but for some reason it was unable to. In this case, it loops back up to see if it has reached the End-Of-File.</text:p>
      <text:p text:style-name="P1"/>
      <text:p text:style-name="P1"/>
      <text:h text:style-name="P52" text:outline-level="3"><text:soft-page-break/>Bx42.bas <text:s/>- <text:s/>Write Disk I/O</text:h>
      <text:p text:style-name="P1"/>
      <text:p text:style-name="P1"/>
      <text:p text:style-name="P19">WRITE:</text:p>
      <text:p text:style-name="P19">======</text:p>
      <text:p text:style-name="P20">Inputing data is only half of file I/O. The other half is WRITEing data to a disk file. The WRITE command looks identical to the INPUT command. In fact, the WRITE command is the mirror image of the INPUT command. Except that the data flows in the opposite direction.</text:p>
      <text:p text:style-name="P20"/>
      <text:p text:style-name="P20">Here is an example where we open a second file for OUTPUT and WRITE to it the data we have INPUT from the first file. Notice that the data written out need not be in the same order as was read-in.</text:p>
      <text:p text:style-name="P1"/>
      <text:p text:style-name="P1"/>
      <text:p text:style-name="P1">' <text:s/>bx42.bas</text:p>
      <text:p text:style-name="P1">'</text:p>
      <text:p text:style-name="P1"><text:s text:c="2"/>nput$ = ""</text:p>
      <text:p text:style-name="P1"><text:s text:c="2"/>next$ = ""</text:p>
      <text:p text:style-name="P1"><text:s text:c="2"/>valuea = 0</text:p>
      <text:p text:style-name="P1"><text:s text:c="2"/>valueb% = 0</text:p>
      <text:p text:style-name="P1"><text:s text:c="2"/>valuec! = 0</text:p>
      <text:p text:style-name="P1"><text:s text:c="2"/>valued# = 0</text:p>
      <text:p text:style-name="P1">'</text:p>
      <text:p text:style-name="P1"><text:s text:c="2"/>CLS</text:p>
      <text:p text:style-name="P1">'</text:p>
      <text:p text:style-name="P1"><text:s text:c="2"/>PRINT "Opening Test File"</text:p>
      <text:p text:style-name="P1"><text:s text:c="2"/>OPEN "I", #1, "test.txt"</text:p>
      <text:p text:style-name="P1">'</text:p>
      <text:p text:style-name="P1"><text:s text:c="2"/>OPEN "O", #2, "test2.txt"</text:p>
      <text:p text:style-name="P1">'</text:p>
      <text:p text:style-name="P1">Start:</text:p>
      <text:p text:style-name="P1"><text:s text:c="2"/>IF EOF(1) THEN</text:p>
      <text:p text:style-name="P1"><text:s text:c="5"/>GOTO Finish</text:p>
      <text:p text:style-name="P1"><text:s text:c="2"/>ENDIF</text:p>
      <text:p text:style-name="P1"><text:s text:c="2"/>INPUT#1, input$, next$, valuea, valueb%, valuec!, valued#</text:p>
      <text:p text:style-name="P1"><text:s text:c="2"/>IF input$="" THEN</text:p>
      <text:p text:style-name="P1"><text:s text:c="5"/>GOTO Start</text:p>
      <text:p text:style-name="P1"><text:s text:c="2"/>ENDIF</text:p>
      <text:p text:style-name="P1"><text:s text:c="2"/>PRINT input$, next$, valuea, valueb%, valuec!, valued#</text:p>
      <text:p text:style-name="P1">'</text:p>
      <text:p text:style-name="P1"><text:s text:c="2"/>WRITE#2, valued#, valuec!, valueb%, valuea, next$, input$</text:p>
      <text:p text:style-name="P1">' ..................write data in reversed order!</text:p>
      <text:p text:style-name="P1"><text:s text:c="2"/>GOTO Start</text:p>
      <text:p text:style-name="P1">'</text:p>
      <text:p text:style-name="P1">Finish:</text:p>
      <text:p text:style-name="P1"><text:s text:c="2"/>CLOSE 1, 2</text:p>
      <text:p text:style-name="P1"><text:soft-page-break/>' ------------------------------------------</text:p>
      <text:p text:style-name="P1">TheEnd:</text:p>
      <text:p text:style-name="P1"><text:s text:c="2"/>END</text:p>
      <text:p text:style-name="P1"/>
      <text:p text:style-name="P1"/>
      <text:p text:style-name="P1">Compile and execute the above Test.bas and then examine the contents of Test2.txt.</text:p>
      <text:p text:style-name="P1"/>
      <text:p text:style-name="P1"/>
      <text:h text:style-name="P52" text:outline-level="3">bx43.bas <text:s/>- <text:s/>Write Disk I/O </text:h>
      <text:p text:style-name="P1"/>
      <text:p text:style-name="P1"/>
      <text:p text:style-name="P1">' <text:s/>bx43.bas</text:p>
      <text:p text:style-name="P1">'</text:p>
      <text:p text:style-name="P1"><text:s text:c="2"/>input$ = ""</text:p>
      <text:p text:style-name="P1"><text:s text:c="2"/>next$ = ""</text:p>
      <text:p text:style-name="P1"><text:s text:c="2"/>valuea = 0</text:p>
      <text:p text:style-name="P1"><text:s text:c="2"/>valueb% = 0</text:p>
      <text:p text:style-name="P1"><text:s text:c="2"/>valuec! = 0</text:p>
      <text:p text:style-name="P1"><text:s text:c="2"/>valued# = 0</text:p>
      <text:p text:style-name="P1">'</text:p>
      <text:p text:style-name="P1"><text:s text:c="2"/>CLS</text:p>
      <text:p text:style-name="P1">'</text:p>
      <text:p text:style-name="P1"><text:s text:c="2"/>PRINT "Opening Test File"</text:p>
      <text:p text:style-name="P1"><text:s text:c="2"/>OPEN "I", #1, "test.txt"</text:p>
      <text:p text:style-name="P1">'</text:p>
      <text:p text:style-name="P1"><text:s text:c="2"/>OPEN "A", #2, "test2.txt"</text:p>
      <text:p text:style-name="P1">'</text:p>
      <text:p text:style-name="P1">Start:</text:p>
      <text:p text:style-name="P1"><text:s text:c="2"/>IF EOF(1) THEN</text:p>
      <text:p text:style-name="P1"><text:s text:c="5"/>GOTO Finish</text:p>
      <text:p text:style-name="P1"><text:s text:c="2"/>ENDIF</text:p>
      <text:p text:style-name="P1">'</text:p>
      <text:p text:style-name="P1"><text:s text:c="2"/>INPUT#1, input$, next$, valuea, valueb%, valuec!, valued#</text:p>
      <text:p text:style-name="P1">'</text:p>
      <text:p text:style-name="P1"><text:s text:c="2"/>IF input$="" THEN</text:p>
      <text:p text:style-name="P1"><text:s text:c="5"/>GOTO Start</text:p>
      <text:p text:style-name="P1"><text:s text:c="2"/>ENDIF</text:p>
      <text:p text:style-name="P1">'</text:p>
      <text:p text:style-name="P1"><text:s text:c="2"/>PRINT input$, next$, valuea, valueb%, valuec!, valued#</text:p>
      <text:p text:style-name="P1"><text:s text:c="2"/>WRITE#2, input$, next$, valuea, valueb%, valuec!, valued#</text:p>
      <text:p text:style-name="P1">'</text:p>
      <text:p text:style-name="P1"><text:s text:c="2"/>GOTO Start</text:p>
      <text:p text:style-name="P1">'</text:p>
      <text:p text:style-name="P1">Finish:</text:p>
      <text:p text:style-name="P1"><text:s text:c="2"/>CLOSE 1, 2</text:p>
      <text:p text:style-name="P1">' ------------------------------------------</text:p>
      <text:p text:style-name="P1">TheEnd:</text:p>
      <text:p text:style-name="P1"><text:s text:c="2"/>END</text:p>
      <text:p text:style-name="P1"/>
      <text:p text:style-name="P1"><text:soft-page-break/></text:p>
      <text:p text:style-name="P19">Is there going to be anything different in the result?. After executing it, examine Test2.txt.</text:p>
      <text:p text:style-name="P1"/>
      <text:p text:style-name="P1"/>
      <text:h text:style-name="P52" text:outline-level="3">bx44.bas <text:s/>- <text:s/>LINE INPUT#</text:h>
      <text:p text:style-name="P1"/>
      <text:p text:style-name="P1"/>
      <text:p text:style-name="P19">LINE INPUT#:</text:p>
      <text:p text:style-name="P19">============</text:p>
      <text:p text:style-name="P20">Just as we can use the LINE INPUT command to enter an entire line of text from the keyboard, we can also us it to INPUT an entire line of data from a disk file. An entire line of data, up to 255 characters, terminated by a newline character, can be read in to a single string variable.</text:p>
      <text:p text:style-name="P20"/>
      <text:p text:style-name="P20">Before we try this, delete everything currently in Test.txt and copy this new informaion into Test.txt:</text:p>
      <text:p text:style-name="P1"/>
      <text:p text:style-name="P1">hello world, next string, 32000, 650000, 1.123, 3000000.123</text:p>
      <text:p text:style-name="P1">hello , world, 2000, 50000, 0.123, 5000000.123</text:p>
      <text:p text:style-name="P1">hello world, next string, 32000, 650000, 1.123, 3000000.123</text:p>
      <text:p text:style-name="P1"/>
      <text:p text:style-name="P1"/>
      <text:p text:style-name="P20">Notice that there are no "quotes" surrounding either of the lines of text. Now try this Test.bas:</text:p>
      <text:p text:style-name="P1"/>
      <text:p text:style-name="P1"/>
      <text:p text:style-name="P1"/>
      <text:p text:style-name="P1">' <text:s/>bx44.bas</text:p>
      <text:p text:style-name="P1">'</text:p>
      <text:p text:style-name="P1"><text:s text:c="2"/>input$= ""</text:p>
      <text:p text:style-name="P1">'</text:p>
      <text:p text:style-name="P1"><text:s text:c="2"/>CLS</text:p>
      <text:p text:style-name="P1">'</text:p>
      <text:p text:style-name="P1"><text:s text:c="2"/>PRINT "Opening Test File"</text:p>
      <text:p text:style-name="P1"><text:s text:c="2"/>OPEN "I", #1, "test.txt"</text:p>
      <text:p text:style-name="P1">'</text:p>
      <text:p text:style-name="P1">Start:</text:p>
      <text:p text:style-name="P1"><text:s text:c="2"/>IF EOF(1) THEN</text:p>
      <text:p text:style-name="P1"><text:s text:c="5"/>GOTO Finish</text:p>
      <text:p text:style-name="P1"><text:s text:c="2"/>ENDIF</text:p>
      <text:p text:style-name="P1"><text:s text:c="2"/>LINE INPUT#1, input$</text:p>
      <text:p text:style-name="P1">'</text:p>
      <text:p text:style-name="P1"><text:s text:c="2"/>IF input$="" THEN</text:p>
      <text:p text:style-name="P1"><text:s text:c="5"/>GOTO Start</text:p>
      <text:p text:style-name="P1"><text:s text:c="2"/>ENDIF</text:p>
      <text:p text:style-name="P1"><text:s text:c="2"/>PRINT input$</text:p>
      <text:p text:style-name="P1"><text:soft-page-break/>'</text:p>
      <text:p text:style-name="P1"><text:s text:c="2"/>GOTO Start</text:p>
      <text:p text:style-name="P1">'</text:p>
      <text:p text:style-name="P1">Finish:</text:p>
      <text:p text:style-name="P1"><text:s text:c="2"/>CLOSE 1, 2</text:p>
      <text:p text:style-name="P1">' ------------------------------------------</text:p>
      <text:p text:style-name="P1">TheEnd:</text:p>
      <text:p text:style-name="P1"><text:s text:c="2"/>END</text:p>
      <text:p text:style-name="P1"/>
      <text:p text:style-name="P1"/>
      <text:p text:style-name="P1"/>
      <text:h text:style-name="P52" text:outline-level="3">bx45.bas <text:s/>- <text:s/>PRINT#</text:h>
      <text:p text:style-name="P1"/>
      <text:p text:style-name="P1"/>
      <text:p text:style-name="P19">PRINT#:</text:p>
      <text:p text:style-name="P19">=======</text:p>
      <text:p text:style-name="P20">The function that mirrors LINE INPUT, oddly enough is not LINE WRITE, but, PRINT#. We are using the PRINT command and the hash-mark (#) indicates that we are PRINTing to a device.</text:p>
      <text:p text:style-name="P20"/>
      <text:p text:style-name="P20">Try this Test.bas and then examine Test2.txt:</text:p>
      <text:p text:style-name="P1"/>
      <text:p text:style-name="P1"/>
      <text:p text:style-name="P1"/>
      <text:p text:style-name="P1">' <text:s/>bx45.bas</text:p>
      <text:p text:style-name="P1">'</text:p>
      <text:p text:style-name="P1"><text:s text:c="2"/>input$ = ""</text:p>
      <text:p text:style-name="P1">'</text:p>
      <text:p text:style-name="P1"><text:s text:c="2"/>CLS</text:p>
      <text:p text:style-name="P1">'</text:p>
      <text:p text:style-name="P1"><text:s text:c="2"/>PRINT "Opening Test File"</text:p>
      <text:p text:style-name="P1"><text:s text:c="2"/>OPEN "I", #1, "test.txt"</text:p>
      <text:p text:style-name="P1"><text:s text:c="2"/>OPEN "O", #2, "test2.txt"</text:p>
      <text:p text:style-name="P1">'</text:p>
      <text:p text:style-name="P1">Start:</text:p>
      <text:p text:style-name="P1"><text:s text:c="2"/>IF EOF(1) THEN</text:p>
      <text:p text:style-name="P1"><text:s text:c="5"/>GOTO Finish</text:p>
      <text:p text:style-name="P1"><text:s text:c="2"/>ENDIF</text:p>
      <text:p text:style-name="P1"><text:s text:c="2"/>LINE INPUT#1, input$</text:p>
      <text:p text:style-name="P1">'</text:p>
      <text:p text:style-name="P1"><text:s text:c="2"/>IF input$="" THEN</text:p>
      <text:p text:style-name="P1"><text:s text:c="5"/>GOTO Start</text:p>
      <text:p text:style-name="P1"><text:s text:c="2"/>ENDIF</text:p>
      <text:p text:style-name="P1"><text:s text:c="2"/>PRINT input$</text:p>
      <text:p text:style-name="P1"><text:s text:c="2"/>PRINT#2, input$</text:p>
      <text:p text:style-name="P1"><text:s text:c="2"/>GOTO Start</text:p>
      <text:p text:style-name="P1">'</text:p>
      <text:p text:style-name="P1">Finish:</text:p>
      <text:p text:style-name="P1"><text:s text:c="2"/>CLOSE 1, 2</text:p>
      <text:p text:style-name="P1"><text:soft-page-break/>' ------------------------------------------</text:p>
      <text:p text:style-name="P1">TheEnd:</text:p>
      <text:p text:style-name="P1"><text:s text:c="2"/>END</text:p>
      <text:p text:style-name="P1"/>
      <text:p text:style-name="P1"/>
      <text:p text:style-name="P1"/>
      <text:h text:style-name="P52" text:outline-level="3">bx46.bas <text:s/>- <text:s/>RANDOM I/O</text:h>
      <text:p text:style-name="P1"/>
      <text:p text:style-name="P1"/>
      <text:p text:style-name="P1">RANDOM I/O:</text:p>
      <text:p text:style-name="P1">===========</text:p>
      <text:p text:style-name="P20">An additional method of disk I/O is called Random Access. Unlike sequential file access, which requires that disk file data be accessed sequentially, from beginning to end, Random access allows individual records to be written or read from a disk file in any desired order. Generally, in a random access file, records have a fixed length, with a predetermined number of characters or bytes. There by allowing records to be stored with each record having a known distance from the beginning of the file. </text:p>
      <text:p text:style-name="P20"/>
      <text:p text:style-name="P20">For instance, assume for a moment that a database will contain an unknown number of records, but, that each record will have a fixed length of one hundred ascii characters. </text:p>
      <text:p text:style-name="P1"/>
      <text:p text:style-name="P23">Example:</text:p>
      <text:p text:style-name="P23"/>
      <text:p text:style-name="P23"><text:s text:c="6"/>first name:[ <text:s text:c="14"/>] = 15 characters</text:p>
      <text:p text:style-name="P23"><text:s text:c="7"/>last name:[ <text:s text:c="14"/>] = 15 characters</text:p>
      <text:p text:style-name="P23"><text:s text:c="9"/>address:[ <text:s text:c="14"/>] = 30 characters</text:p>
      <text:p text:style-name="P23"><text:s text:c="5"/>information:[ <text:s text:c="19"/>] = 20 characters</text:p>
      <text:p text:style-name="P23"><text:s text:c="5"/>information:[ <text:s text:c="19"/>] = 20 characters</text:p>
      <text:p text:style-name="P1"/>
      <text:p text:style-name="P20">The record consists of the clients: name, address and information, for a total of 100 characters.</text:p>
      <text:p text:style-name="P20"/>
      <text:p text:style-name="P20">If this record were to be stored as record number one, then record number two would be stored beginning one hundred bytes away from the beginning of the file. You would say that record number two has an offset of one hundred bytes. Record number three would begin two hundred bytes from the start of the file and therefore have an offset of two hundred bytes.</text:p>
      <text:p text:style-name="P20"/>
      <text:p text:style-name="P20">A disk file of this description, opened for random access, would have the ability to read-in or write-out data using a disk buffer one hundred bytes in length. Reading in or writing out information one hundred bytes at a time, beginning at a <text:soft-page-break/>calculated offset for a particular record.</text:p>
      <text:p text:style-name="P1"/>
      <text:p text:style-name="P20">Since a random access file has the ability to read or write individual records without disturbing the surrounding records, it need not be opened strictly for INPUT or for OUTPUT. Once a random access file is opened, it may be both read from and written to, at the same time.</text:p>
      <text:p text:style-name="P20"/>
      <text:p text:style-name="P20">Opening a random access file is no different from opening a sequential access file, with the exception that an "R" is used for the mode specifier and the filename/path is followed by the record length.</text:p>
      <text:p text:style-name="P20"><text:s/></text:p>
      <text:p text:style-name="P1"><text:tab/><text:span text:style-name="T11">i.e.:</text:span></text:p>
      <text:p text:style-name="P19"><text:s text:c="4"/><text:tab/><text:tab/>OPEN "R", #1, "test.txt", 50</text:p>
      <text:p text:style-name="P1"/>
      <text:p text:style-name="P20">The record length indicates the number of bytes the buffer will read or write for each record and will be used to calculate the offsets for each record.</text:p>
      <text:p text:style-name="P1"/>
      <text:p text:style-name="P20">There are five commands that are used when dealing with random access files;</text:p>
      <text:p text:style-name="P1"/>
      <text:p text:style-name="P1"><text:tab/><text:tab/><text:span text:style-name="T11">FIELD, LSET, RSET, PUT and GET.</text:span></text:p>
      <text:p text:style-name="P1"/>
      <text:p text:style-name="P20">FIELD: divides the I/O buffer into it's individual parts or strings of information that will comprise the record. Using the above example data:</text:p>
      <text:p text:style-name="P1"/>
      <text:p text:style-name="P1"><text:s text:c="6"/><text:span text:style-name="T11">first name: = 15 characters</text:span></text:p>
      <text:p text:style-name="P19"><text:s text:c="7"/>last name: = 15 characters</text:p>
      <text:p text:style-name="P19"><text:s text:c="9"/>address: = 30 characters</text:p>
      <text:p text:style-name="P19"><text:s text:c="5"/>information: = 20 characters</text:p>
      <text:p text:style-name="P19"><text:s text:c="5"/>information: = 20 characters</text:p>
      <text:p text:style-name="P1"/>
      <text:p text:style-name="P19">the I/O buffer will be divided up like this:</text:p>
      <text:p text:style-name="P1"/>
      <text:p text:style-name="P1"><text:s/><text:span text:style-name="T11"><text:s text:c="18"/>I/O BUFFER</text:span></text:p>
      <text:p text:style-name="P19"><text:s text:c="18"/>------------</text:p>
      <text:p text:style-name="P19"><text:s text:c="2"/>[first$ <text:s text:c="3"/>][last$ <text:s text:c="4"/>][address$ <text:s/>][info1$ <text:s text:c="3"/>][info2$ <text:s text:c="3"/>]</text:p>
      <text:p text:style-name="P19"><text:s text:c="2"/>( 15 chars )( 15 chars )( 30 chars )( 20 chars )( 20 chars )</text:p>
      <text:p text:style-name="P1"/>
      <text:p text:style-name="P1"/>
      <text:p text:style-name="P19">The usage for the FIELD command is:</text:p>
      <text:p text:style-name="P19"/>
      <text:p text:style-name="P19"><text:s text:c="8"/>FIELD #1, 15 AS F$, 15 AS L$, 30 AS A$, 20 AS I1$, (etc...)</text:p>
      <text:p text:style-name="P1"><text:soft-page-break/></text:p>
      <text:p text:style-name="P1"/>
      <text:p text:style-name="P20">LSET/RSET: are abbreviations for Left-Set and Right-Set. </text:p>
      <text:p text:style-name="P20">In the event that the data contained in a particular string is too short, for instance if first$ only contains five characters and not all fifteen, LSET or RSET may be used to add padding, (blank spaces) to fill in the required length. </text:p>
      <text:p text:style-name="P20"/>
      <text:p text:style-name="P20">The difference between LSET and RSET is that: LSET pushes the existing string information to the far left of the string</text:p>
      <text:p text:style-name="P20">and adds any required padding to the right of the data. </text:p>
      <text:p text:style-name="P20"/>
      <text:p text:style-name="P20">RSET pushes the existing string information to the far right of the string and adds any required padding to the left of the data.</text:p>
      <text:p text:style-name="P1"/>
      <text:p text:style-name="P19">Example:</text:p>
      <text:p text:style-name="P19"><text:s text:c="8"/>First$ = "Fred"</text:p>
      <text:p text:style-name="P19"><text:s text:c="8"/>LSET [Fred...........]</text:p>
      <text:p text:style-name="P19"><text:s text:c="8"/>RSET [...........Fred]</text:p>
      <text:p text:style-name="P1"/>
      <text:p text:style-name="P20">LSET and RSET guarantee that each data string is the proper length when put into the buffer before writing it to the file.</text:p>
      <text:p text:style-name="P1"/>
      <text:p text:style-name="P19">Usage for LSET and RSET are:</text:p>
      <text:p text:style-name="P1"/>
      <text:p text:style-name="P1"><text:s text:c="8"/><text:span text:style-name="T11">LSET F$ = first$</text:span></text:p>
      <text:p text:style-name="P19"><text:s text:c="8"/>LSET L$ = last$</text:p>
      <text:p text:style-name="P19"><text:s text:c="8"/>LSET A$ = address$</text:p>
      <text:p text:style-name="P19"><text:s text:c="8"/>RSET I1$ = info1$</text:p>
      <text:p text:style-name="P19"><text:s text:c="8"/>RSET I2$ = info2$</text:p>
      <text:p text:style-name="P1"/>
      <text:p text:style-name="P20">As a result of the LSET or RSET commands, the data is set to the proper lengths and placed into the I/O buffer.</text:p>
      <text:p text:style-name="P1"/>
      <text:p text:style-name="P19">PUT: is the command to write the buffer to the file.</text:p>
      <text:p text:style-name="P19">The usage is:</text:p>
      <text:p text:style-name="P1"/>
      <text:p text:style-name="P1"><text:s text:c="8"/><text:span text:style-name="T11">PUT 1,(record #)</text:span></text:p>
      <text:p text:style-name="P19"><text:s text:c="8"/>PUT 1, 99</text:p>
      <text:p text:style-name="P19"><text:s text:c="8"/>PUT 1, rec% <text:s text:c="2"/>(where rec% is a long integer variable)</text:p>
      <text:p text:style-name="P1"/>
      <text:p text:style-name="P19">GET: is the command to read-in a file record into the buffer.</text:p>
      <text:p text:style-name="P19">Usage is:</text:p>
      <text:p text:style-name="P19"/>
      <text:p text:style-name="P19"><text:s text:c="8"/>GET 1,(record #)</text:p>
      <text:p text:style-name="P19"><text:s text:c="8"/>GET 1, 99</text:p>
      <text:p text:style-name="P19"><text:s text:c="8"/>GET 1, rec% <text:s text:c="2"/>(where rec% is a long integer variable)</text:p>
      <text:p text:style-name="P1"><text:soft-page-break/></text:p>
      <text:p text:style-name="P1"/>
      <text:p text:style-name="P19">Here is an example of using the above random access commands:</text:p>
      <text:p text:style-name="P19">(*** First, delete test.txt.***)</text:p>
      <text:p text:style-name="P1"/>
      <text:p text:style-name="P1"/>
      <text:p text:style-name="P1">' <text:s/>bx46.bas</text:p>
      <text:p text:style-name="P1">'</text:p>
      <text:p text:style-name="P1"><text:s text:c="3"/>q$ = ""</text:p>
      <text:p text:style-name="P1"><text:s text:c="3"/>x$ = ""</text:p>
      <text:p text:style-name="P1"><text:s text:c="3"/>y$ = ""</text:p>
      <text:p text:style-name="P1"><text:s text:c="3"/>z$ = ""</text:p>
      <text:p text:style-name="P1"><text:s text:c="3"/>w$ = ""</text:p>
      <text:p text:style-name="P1"><text:s text:c="3"/>A$ = ""</text:p>
      <text:p text:style-name="P1"><text:s text:c="3"/>B$ = ""</text:p>
      <text:p text:style-name="P1"><text:s text:c="3"/>C$ = ""</text:p>
      <text:p text:style-name="P1"><text:s text:c="3"/>D$ = ""</text:p>
      <text:p text:style-name="P1"><text:s text:c="3"/>E$ = ""</text:p>
      <text:p text:style-name="P1">'</text:p>
      <text:p text:style-name="P1"><text:s text:c="3"/>CLS</text:p>
      <text:p text:style-name="P1">'</text:p>
      <text:p text:style-name="P1"><text:s text:c="3"/>q$ = "This"</text:p>
      <text:p text:style-name="P1"><text:s text:c="3"/>x$ = "is"</text:p>
      <text:p text:style-name="P1"><text:s text:c="3"/>y$ = "a"</text:p>
      <text:p text:style-name="P1"><text:s text:c="3"/>z$ = "test"</text:p>
      <text:p text:style-name="P1"><text:s text:c="3"/>w$ = "record"</text:p>
      <text:p text:style-name="P1">'</text:p>
      <text:p text:style-name="P1"><text:s text:c="3"/>OPEN "R", #1, "test.txt", 50</text:p>
      <text:p text:style-name="P1"><text:s text:c="3"/>FIELD #1, 10 AS A$, 10 AS B$, 10 AS C$, 10 AS D$, 10 AS E$</text:p>
      <text:p text:style-name="P1"><text:s text:c="3"/>LSET A$ = q$</text:p>
      <text:p text:style-name="P1"><text:s text:c="3"/>LSET B$ = x$</text:p>
      <text:p text:style-name="P1"><text:s text:c="3"/>LSET C$ = y$</text:p>
      <text:p text:style-name="P1"><text:s text:c="3"/>LSET D$ = z$</text:p>
      <text:p text:style-name="P1"><text:s text:c="3"/>RSET E$ = w$</text:p>
      <text:p text:style-name="P1"><text:s text:c="3"/>PUT 1, 1</text:p>
      <text:p text:style-name="P1"><text:s text:c="3"/>CLOSE 1</text:p>
      <text:p text:style-name="P1">' ------------------------------------------</text:p>
      <text:p text:style-name="P1">TheEnd:</text:p>
      <text:p text:style-name="P1"><text:s text:c="2"/>END</text:p>
      <text:p text:style-name="P1"/>
      <text:p text:style-name="P19">Examine file: "test.txt".</text:p>
      <text:p text:style-name="P19">Now change the record number in the PUT statement to read:</text:p>
      <text:p text:style-name="P19"/>
      <text:p text:style-name="P19"><text:tab/>PUT 1, 2</text:p>
      <text:p text:style-name="P19"/>
      <text:p text:style-name="P19">execute Test.bas and again, examine "test.txt".</text:p>
      <text:p text:style-name="P19"/>
      <text:p text:style-name="P1"/>
      <text:h text:style-name="P52" text:outline-level="3"><text:soft-page-break/>bx47.bas <text:s/>- <text:s/>RANDOM I/O</text:h>
      <text:p text:style-name="P1"/>
      <text:p text:style-name="P1"/>
      <text:p text:style-name="P1">' <text:s/>bx47.bas</text:p>
      <text:p text:style-name="P1">'</text:p>
      <text:p text:style-name="P1"><text:s text:c="3"/>q$ = ""</text:p>
      <text:p text:style-name="P1"><text:s text:c="3"/>x$ = ""</text:p>
      <text:p text:style-name="P1"><text:s text:c="3"/>y$ = ""</text:p>
      <text:p text:style-name="P1"><text:s text:c="3"/>z$ = ""</text:p>
      <text:p text:style-name="P1"><text:s text:c="3"/>w$ = ""</text:p>
      <text:p text:style-name="P1"><text:s text:c="3"/>A$ = ""</text:p>
      <text:p text:style-name="P1"><text:s text:c="3"/>B$ = ""</text:p>
      <text:p text:style-name="P1"><text:s text:c="3"/>C$ = ""</text:p>
      <text:p text:style-name="P1"><text:s text:c="3"/>D$ = ""</text:p>
      <text:p text:style-name="P1"><text:s text:c="3"/>E$ = ""</text:p>
      <text:p text:style-name="P1"><text:s text:c="3"/>rec% = 0</text:p>
      <text:p text:style-name="P1"><text:s text:c="3"/>xx = 0</text:p>
      <text:p text:style-name="P1">'</text:p>
      <text:p text:style-name="P1"><text:s text:c="4"/>CLS</text:p>
      <text:p text:style-name="P1"><text:s text:c="4"/>'</text:p>
      <text:p text:style-name="P1"><text:s text:c="4"/>q$ = "This"</text:p>
      <text:p text:style-name="P1"><text:s text:c="4"/>x$ = "is"</text:p>
      <text:p text:style-name="P1"><text:s text:c="4"/>y$ = "a"</text:p>
      <text:p text:style-name="P1"><text:s text:c="4"/>z$ = "test"</text:p>
      <text:p text:style-name="P1"><text:s text:c="4"/>w$ = "record"</text:p>
      <text:p text:style-name="P1"><text:s text:c="4"/>rec% = 1</text:p>
      <text:p text:style-name="P1">'</text:p>
      <text:p text:style-name="P1"><text:s text:c="4"/>OPEN "R", #1, "test.txt", 50</text:p>
      <text:p text:style-name="P1"><text:s text:c="4"/>FIELD #1, 10 AS A$, 10 AS B$, 10 AS C$, 10 AS D$, 10 AS E$</text:p>
      <text:p text:style-name="P1"><text:s text:c="4"/>FOR xx = 1 TO 5 STEP 1</text:p>
      <text:p text:style-name="P1"><text:s text:c="8"/>LSET A$ = q$</text:p>
      <text:p text:style-name="P1"><text:s text:c="8"/>LSET B$ = x$</text:p>
      <text:p text:style-name="P1"><text:s text:c="8"/>LSET C$ = y$</text:p>
      <text:p text:style-name="P1"><text:s text:c="8"/>LSET D$ = z$</text:p>
      <text:p text:style-name="P1"><text:s text:c="8"/>RSET E$ = w$</text:p>
      <text:p text:style-name="P1"><text:s text:c="8"/>'</text:p>
      <text:p text:style-name="P1"><text:s text:c="8"/>PUT 1, rec%</text:p>
      <text:p text:style-name="P1"><text:s text:c="8"/>rec% = rec% + 1</text:p>
      <text:p text:style-name="P1"><text:s text:c="4"/>NEXT xx</text:p>
      <text:p text:style-name="P1"><text:s text:c="4"/>CLOSE 1</text:p>
      <text:p text:style-name="P1">'</text:p>
      <text:p text:style-name="P1"><text:s text:c="4"/>CLEAR</text:p>
      <text:p text:style-name="P1"><text:s text:c="4"/>DIM A$ = "", B$ = "", C$ = "", D$ = "", E$ = ""</text:p>
      <text:p text:style-name="P1">'</text:p>
      <text:p text:style-name="P1"><text:s text:c="4"/>OPEN "R", #1, "test.txt", 50</text:p>
      <text:p text:style-name="P1"><text:s text:c="4"/>FIELD <text:s/>1, 10 AS A$, 10 AS B$, 10 AS C$, 10 AS D$, 10 AS E$</text:p>
      <text:p text:style-name="P1"><text:s text:c="4"/>GET 1, 2</text:p>
      <text:p text:style-name="P1">'</text:p>
      <text:p text:style-name="P1"><text:s text:c="4"/>PRINT A$</text:p>
      <text:p text:style-name="P1"><text:s text:c="4"/>PRINT B$</text:p>
      <text:p text:style-name="P1"><text:s text:c="4"/>PRINT C$</text:p>
      <text:p text:style-name="P1"><text:soft-page-break/><text:s text:c="4"/>PRINT D$</text:p>
      <text:p text:style-name="P1"><text:s text:c="4"/>PRINT E$</text:p>
      <text:p text:style-name="P1"><text:s text:c="4"/>CLOSE 1</text:p>
      <text:p text:style-name="P1">' ------------------------------------------</text:p>
      <text:p text:style-name="P1">TheEnd:</text:p>
      <text:p text:style-name="P1"><text:s text:c="2"/>END</text:p>
      <text:p text:style-name="P1"/>
      <text:p text:style-name="P1"/>
      <text:p text:style-name="P1"/>
      <text:h text:style-name="P52" text:outline-level="3">bx48.bas <text:s/>- <text:s/>STRING I/O</text:h>
      <text:p text:style-name="P1"/>
      <text:p text:style-name="P1"/>
      <text:p text:style-name="P1"/>
      <text:p text:style-name="P1">I/O STRING FUNCTIONS:</text:p>
      <text:p text:style-name="P1">=====================</text:p>
      <text:p text:style-name="P20">As you've seen in the above, when reading from or writing to a random I/O file, the buffer is made up of fixed length strings. You may be wondering how then do we read or write numeric information, such as floating point numbers or the results of a calculation. This is accomplished with the "make" and "convert" functions.</text:p>
      <text:p text:style-name="P1"/>
      <text:p text:style-name="P19">The make functions are:</text:p>
      <text:p text:style-name="P19"/>
      <text:p text:style-name="P19"><text:s text:c="8"/>MKD$() = make a double float into a string</text:p>
      <text:p text:style-name="P19"><text:s text:c="8"/>MKS$() = make a single float into a string</text:p>
      <text:p text:style-name="P1"><text:s text:c="7"/><text:span text:style-name="T11"><text:s/>MKI$() = make an integer into a string</text:span></text:p>
      <text:p text:style-name="P19"/>
      <text:p text:style-name="P19">and are used for writing data to a file.</text:p>
      <text:p text:style-name="P19">The usage would be:</text:p>
      <text:p text:style-name="P19"><text:s text:c="8"/>A$ = MKD$(double#)</text:p>
      <text:p text:style-name="P19"><text:s text:c="8"/>B$ = MKS$(single!)</text:p>
      <text:p text:style-name="P19"><text:s text:c="8"/>C$ = MKI$(integer%) or (integer)</text:p>
      <text:p text:style-name="P19"/>
      <text:p text:style-name="P19"/>
      <text:p text:style-name="P19">The convert functions are:</text:p>
      <text:p text:style-name="P19"><text:s text:c="8"/>CVD() = convert a string into a double float</text:p>
      <text:p text:style-name="P19"><text:s text:c="8"/>CVS() = convert a string into a single float</text:p>
      <text:p text:style-name="P19"><text:s text:c="8"/>CVI() = convert a string into an integer</text:p>
      <text:p text:style-name="P1"/>
      <text:p text:style-name="P19">The usage would be:</text:p>
      <text:p text:style-name="P19"><text:s text:c="8"/>double# <text:s/>= CVD(A$)</text:p>
      <text:p text:style-name="P19"><text:s text:c="8"/>single! <text:s/>= CVS(B$)</text:p>
      <text:p text:style-name="P19"><text:s text:c="8"/>integer% = CVI(C$)</text:p>
      <text:p text:style-name="P1"/>
      <text:p text:style-name="P1"/>
      <text:p text:style-name="P1">' <text:s/>test.bas version 48</text:p>
      <text:p text:style-name="P1"><text:soft-page-break/>'</text:p>
      <text:p text:style-name="P1"><text:s text:c="3"/>a# = 0</text:p>
      <text:p text:style-name="P1"><text:s text:c="3"/>b! = 0</text:p>
      <text:p text:style-name="P1"><text:s text:c="3"/>c% = 0</text:p>
      <text:p text:style-name="P1"><text:s text:c="3"/>d = 0</text:p>
      <text:p text:style-name="P1"><text:s text:c="3"/>rec% = 0</text:p>
      <text:p text:style-name="P1"><text:s text:c="3"/>ndx = 0</text:p>
      <text:p text:style-name="P1"><text:s text:c="3"/>q$ = ""</text:p>
      <text:p text:style-name="P1"><text:s text:c="3"/>x$ = ""</text:p>
      <text:p text:style-name="P1"><text:s text:c="3"/>y$ = ""</text:p>
      <text:p text:style-name="P1"><text:s text:c="3"/>z$ = ""</text:p>
      <text:p text:style-name="P1"><text:s text:c="3"/>w$ = ""</text:p>
      <text:p text:style-name="P1"><text:s text:c="3"/>A$ = ""</text:p>
      <text:p text:style-name="P1"><text:s text:c="3"/>B$ = ""<text:line-break/> <text:s text:c="2"/>C$ = ""</text:p>
      <text:p text:style-name="P1"><text:s text:c="3"/>D$ = ""</text:p>
      <text:p text:style-name="P1"><text:s text:c="3"/>E$ = ""</text:p>
      <text:p text:style-name="P1">'</text:p>
      <text:p text:style-name="P1"><text:s text:c="4"/>CLS</text:p>
      <text:p text:style-name="P1"><text:s text:c="4"/>a#=1.012345</text:p>
      <text:p text:style-name="P1"><text:s text:c="4"/>b!=123.456</text:p>
      <text:p text:style-name="P1"><text:s text:c="4"/>c%=123456</text:p>
      <text:p text:style-name="P1"><text:s text:c="4"/>d = 12345</text:p>
      <text:p text:style-name="P1">'</text:p>
      <text:p text:style-name="P1"><text:s text:c="4"/>q$ = MKI$(d)</text:p>
      <text:p text:style-name="P1"><text:s text:c="4"/>x$ = MKI$(c%)</text:p>
      <text:p text:style-name="P1"><text:s text:c="4"/>y$ = MKS$(b!)</text:p>
      <text:p text:style-name="P1"><text:s text:c="4"/>z$ = MKD$(a#)</text:p>
      <text:p text:style-name="P1"><text:s text:c="4"/>w$ = "end"</text:p>
      <text:p text:style-name="P1"><text:s text:c="4"/>rec% = 1</text:p>
      <text:p text:style-name="P1">'</text:p>
      <text:p text:style-name="P1"><text:s text:c="4"/>OPEN "R", #1, "test.txt", 50</text:p>
      <text:p text:style-name="P1"><text:s text:c="4"/>FIELD #1, 10 AS A$, 10 AS B$, 10 AS C$, 10 AS D$, 10 AS E$</text:p>
      <text:p text:style-name="P1"><text:s text:c="4"/>FOR ndx = 1 TO 5 STEP 1</text:p>
      <text:p text:style-name="P1"><text:s text:c="8"/>LSET A$ = q$</text:p>
      <text:p text:style-name="P1"><text:s text:c="8"/>LSET B$ = x$</text:p>
      <text:p text:style-name="P1"><text:s text:c="8"/>LSET C$ = y$</text:p>
      <text:p text:style-name="P1"><text:s text:c="8"/>LSET D$ = z$</text:p>
      <text:p text:style-name="P1"><text:s text:c="8"/>RSET E$ = w$</text:p>
      <text:p text:style-name="P1"><text:s text:c="8"/>PUT 1, rec%</text:p>
      <text:p text:style-name="P1"><text:s text:c="8"/>rec% = rec% + 1</text:p>
      <text:p text:style-name="P1"><text:s text:c="4"/>NEXT ndx</text:p>
      <text:p text:style-name="P1"><text:s text:c="4"/>CLOSE 1</text:p>
      <text:p text:style-name="P1">'</text:p>
      <text:p text:style-name="P1"><text:s text:c="4"/>CLEAR</text:p>
      <text:p text:style-name="P1"><text:s text:c="4"/>a# = 0</text:p>
      <text:p text:style-name="P1"><text:s text:c="4"/>b! = 0</text:p>
      <text:p text:style-name="P1"><text:s text:c="4"/>c% = 0</text:p>
      <text:p text:style-name="P1"><text:s text:c="4"/>d = 0</text:p>
      <text:p text:style-name="P1"><text:s text:c="4"/>A$ = ""</text:p>
      <text:p text:style-name="P1"><text:s text:c="4"/>B$ = ""</text:p>
      <text:p text:style-name="P1"><text:s text:c="4"/>C$ = ""</text:p>
      <text:p text:style-name="P1"><text:soft-page-break/><text:s text:c="4"/>D$ = ""</text:p>
      <text:p text:style-name="P1"><text:s text:c="4"/>E$ = ""</text:p>
      <text:p text:style-name="P1">'</text:p>
      <text:p text:style-name="P1"><text:s text:c="4"/>OPEN "R", #1, "test.txt", 50</text:p>
      <text:p text:style-name="P1"><text:s text:c="4"/>FIELD <text:s/>1, 10 AS A$, 10 AS B$, 10 AS C$, 10 AS D$, 10 AS E$</text:p>
      <text:p text:style-name="P1"><text:s text:c="4"/>GET 1, 2</text:p>
      <text:p text:style-name="P1">'</text:p>
      <text:p text:style-name="P1"><text:s text:c="4"/>a# = CVD(D$)</text:p>
      <text:p text:style-name="P1"><text:s text:c="4"/>b! = CVS(C$)</text:p>
      <text:p text:style-name="P1"><text:s text:c="4"/>c% = CVI(B$)</text:p>
      <text:p text:style-name="P1"><text:s text:c="4"/>d = <text:s/>CVI(A$)</text:p>
      <text:p text:style-name="P1"><text:s text:c="4"/>PRINT "a#="; a#</text:p>
      <text:p text:style-name="P1"><text:s text:c="4"/>PRINT "b!="; b!</text:p>
      <text:p text:style-name="P1"><text:s text:c="4"/>PRINT "c%="; c%</text:p>
      <text:p text:style-name="P1"><text:s text:c="4"/>PRINT "d ="; d</text:p>
      <text:p text:style-name="P1"><text:s text:c="4"/>CLOSE 1</text:p>
      <text:p text:style-name="P1">' ------------------------------------------</text:p>
      <text:p text:style-name="P1">TheEnd:</text:p>
      <text:p text:style-name="P1"><text:s text:c="2"/>END</text:p>
      <text:p text:style-name="P1"/>
      <text:p text:style-name="P1"/>
      <text:p text:style-name="P1"/>
      <text:p text:style-name="P19">Some other useful functions are:</text:p>
      <text:p text:style-name="P19"><text:s text:c="8"/>LOC() = returns the offset pointer within the current <text:tab/><text:tab/><text:tab/>file</text:p>
      <text:p text:style-name="P19"><text:s text:c="8"/>LOF() = returns the length, in bytes, of the current file</text:p>
      <text:p text:style-name="P19"><text:s text:c="8"/>LEN() = returns the length of a string variable</text:p>
      <text:p text:style-name="P1"/>
      <text:p text:style-name="P19">Usages would be:</text:p>
      <text:p text:style-name="P19"><text:s text:c="8"/>pointer% = LOC(buffer)</text:p>
      <text:p text:style-name="P19"><text:s text:c="12"/>len% = LOF(buffer)</text:p>
      <text:p text:style-name="P19"><text:s text:c="13"/>len = LEN(mystring$)</text:p>
      <text:p text:style-name="P1"/>
      <text:p text:style-name="P1"/>
      <text:h text:style-name="P52" text:outline-level="3">bx49.bas <text:s/>- <text:s/>LOC FUNCTIONS </text:h>
      <text:p text:style-name="P1"/>
      <text:p text:style-name="P1">' <text:s/>bx49.bas</text:p>
      <text:p text:style-name="P1">'</text:p>
      <text:p text:style-name="P1"><text:s text:c="3"/>a# = 0</text:p>
      <text:p text:style-name="P1"><text:s text:c="3"/>b! = 0</text:p>
      <text:p text:style-name="P1"><text:s text:c="3"/>c% = 0</text:p>
      <text:p text:style-name="P1"><text:s text:c="3"/>d = 0</text:p>
      <text:p text:style-name="P1"><text:s text:c="3"/>pointer% = 0</text:p>
      <text:p text:style-name="P1"><text:s text:c="3"/>len% = 0</text:p>
      <text:p text:style-name="P1"><text:s text:c="3"/>A$ = ""</text:p>
      <text:p text:style-name="P1"><text:s text:c="3"/>B$ = ""</text:p>
      <text:p text:style-name="P1"><text:s text:c="3"/>C$ = ""</text:p>
      <text:p text:style-name="P1"><text:s text:c="3"/>D$ = ""</text:p>
      <text:p text:style-name="P1"><text:s text:c="3"/>E$ = ""</text:p>
      <text:p text:style-name="P1"><text:soft-page-break/>'</text:p>
      <text:p text:style-name="P1"><text:s text:c="4"/>CLS</text:p>
      <text:p text:style-name="P1">'</text:p>
      <text:p text:style-name="P1"><text:s text:c="4"/>OPEN "R", #1, "test.txt", 50</text:p>
      <text:p text:style-name="P1"><text:s text:c="4"/>FIELD <text:s/>1, 10 AS A$, 10 AS B$, 10 AS C$, 10 AS D$, 10 AS E$</text:p>
      <text:p text:style-name="P1"><text:s text:c="4"/>GET 1, 2</text:p>
      <text:p text:style-name="P1">'</text:p>
      <text:p text:style-name="P1"><text:s text:c="4"/>pointer% = LOC(1)</text:p>
      <text:p text:style-name="P1"><text:s text:c="4"/>PRINT "offset="; pointer%</text:p>
      <text:p text:style-name="P1"><text:s text:c="4"/>len% = LOF(1)</text:p>
      <text:p text:style-name="P1"><text:s text:c="4"/>PRINT "length="; len%</text:p>
      <text:p text:style-name="P1"><text:s text:c="4"/>len% = LEN(A$)</text:p>
      <text:p text:style-name="P1"><text:s text:c="4"/>PRINT "len A$="; len%</text:p>
      <text:p text:style-name="P1">'</text:p>
      <text:p text:style-name="P1"><text:s text:c="4"/>a# = CVD(D$)</text:p>
      <text:p text:style-name="P1"><text:s text:c="4"/>b! = CVS(C$)</text:p>
      <text:p text:style-name="P1"><text:s text:c="4"/>c% = CVI(B$)</text:p>
      <text:p text:style-name="P1"><text:s text:c="4"/>d = <text:s/>CVI(A$)</text:p>
      <text:p text:style-name="P1"><text:s text:c="4"/>PRINT "a#="; a#</text:p>
      <text:p text:style-name="P1"><text:s text:c="4"/>PRINT "b!="; b!</text:p>
      <text:p text:style-name="P1"><text:s text:c="4"/>PRINT "c%="; c%</text:p>
      <text:p text:style-name="P1"><text:s text:c="4"/>PRINT "d ="; d</text:p>
      <text:p text:style-name="P1"><text:s text:c="4"/>CLOSE 1</text:p>
      <text:p text:style-name="P1">' ------------------------------------------</text:p>
      <text:p text:style-name="P1">TheEnd:</text:p>
      <text:p text:style-name="P1"><text:s text:c="2"/>END</text:p>
      <text:p text:style-name="P1"/>
      <text:p text:style-name="P1"/>
      <text:h text:style-name="P52" text:outline-level="3">bx50.bas <text:s/>- <text:s/>ARRAYS</text:h>
      <text:p text:style-name="P1"/>
      <text:p text:style-name="P19">ARRAYS:</text:p>
      <text:p text:style-name="P19">=======</text:p>
      <text:p text:style-name="P19">Multi-dimensional arrays can be created, resized and destroyed with the following commands:</text:p>
      <text:p text:style-name="P19"/>
      <text:p text:style-name="P19"><text:s text:c="10"/>DIM: <text:s text:c="7"/>dimension an array</text:p>
      <text:p text:style-name="P19"><text:s text:c="8"/>REDIM: <text:s text:c="7"/>redimension (resize) an array</text:p>
      <text:p text:style-name="P19"><text:s text:c="8"/>ERASE: <text:s text:c="7"/>erase an array</text:p>
      <text:p text:style-name="P1"/>
      <text:p text:style-name="P19">The syntax for DIM is as follows:</text:p>
      <text:p text:style-name="P19"/>
      <text:p text:style-name="P19"><text:s text:c="8"/>DIM MyLong%(10,10) <text:s text:c="6"/>: creates a two dimensional <text:tab/><text:tab/><text:tab/><text:tab/><text:tab/><text:tab/> <text:s/>array of long-integers</text:p>
      <text:p text:style-name="P19"><text:s text:c="23"/></text:p>
      <text:p text:style-name="P19"><text:s text:c="8"/>DIM MyFloat!(10,10) <text:s text:c="5"/>: creates a two dimensional <text:tab/><text:tab/><text:tab/><text:tab/><text:tab/><text:tab/> <text:s/>array of single precision</text:p>
      <text:p text:style-name="P19"><text:s text:c="35"/></text:p>
      <text:p text:style-name="P19"><text:s text:c="8"/>DIM MyDouble#(10,10) <text:s text:c="4"/>: creates a two dimensional <text:soft-page-break/><text:tab/><text:tab/><text:tab/><text:tab/><text:tab/><text:tab/> <text:s/>array of double precision</text:p>
      <text:p text:style-name="P1"><text:s text:c="35"/></text:p>
      <text:p text:style-name="P1"/>
      <text:p text:style-name="P19">The syntax for REDIM is as follows:</text:p>
      <text:p text:style-name="P19"/>
      <text:p text:style-name="P19"><text:s text:c="8"/>DIM MyValue%(1) <text:s text:c="10"/>: creates a single dimension <text:tab/><text:tab/><text:tab/><text:tab/><text:tab/><text:tab/> <text:s text:c="2"/>integer array</text:p>
      <text:p text:style-name="P19"/>
      <text:p text:style-name="P19"><text:s text:c="8"/>REDIM MyValue%(2,2) <text:s text:c="6"/>: redimensions array to a two <text:tab/><text:tab/><text:tab/><text:tab/><text:tab/><text:tab/> <text:s text:c="2"/>dimension array</text:p>
      <text:p text:style-name="P19"><text:s text:c="36"/></text:p>
      <text:p text:style-name="P1"/>
      <text:p text:style-name="P19">The syntax for ERASE is as follows:</text:p>
      <text:p text:style-name="P19"/>
      <text:p text:style-name="P19"><text:s text:c="8"/>ERASE MyValue% <text:s text:c="11"/>: removes array space from <text:tab/><text:tab/><text:tab/><text:tab/><text:tab/><text:tab/> <text:s text:c="3"/>memory</text:p>
      <text:p text:style-name="P19"/>
      <text:p text:style-name="P19"/>
      <text:p text:style-name="P19"><text:span text:style-name="T1">*Note:</text:span> Arrays have global scope.</text:p>
      <text:p text:style-name="P19"/>
      <text:p text:style-name="P1"/>
      <text:p text:style-name="P1">' <text:s/>bx50.bas</text:p>
      <text:p text:style-name="P1">'</text:p>
      <text:p text:style-name="P1">' <text:s text:c="16"/>create single dimension array</text:p>
      <text:p text:style-name="P1"><text:s text:c="2"/>DIM MyArray%(5)</text:p>
      <text:p text:style-name="P1">'</text:p>
      <text:p text:style-name="P1"><text:s text:c="2"/>CLS</text:p>
      <text:p text:style-name="P1">'</text:p>
      <text:p text:style-name="P1"><text:s text:c="2"/>MyArray%(1) = 10</text:p>
      <text:p text:style-name="P1"><text:s text:c="2"/>MyArray%(2) = 20</text:p>
      <text:p text:style-name="P1"><text:s text:c="2"/>MyArray%(3) = 30</text:p>
      <text:p text:style-name="P1"><text:s text:c="2"/>MyArray%(4) = 40</text:p>
      <text:p text:style-name="P1"><text:s text:c="2"/>MyArray%(5) = 50</text:p>
      <text:p text:style-name="P1">'</text:p>
      <text:p text:style-name="P1"><text:s text:c="2"/>PRINT MyArray%(1)</text:p>
      <text:p text:style-name="P1"><text:s text:c="2"/>PRINT MyArray%(2)</text:p>
      <text:p text:style-name="P1"><text:s text:c="2"/>PRINT MyArray%(3)</text:p>
      <text:p text:style-name="P1"><text:s text:c="2"/>PRINT MyArray%(4)</text:p>
      <text:p text:style-name="P1"><text:s text:c="2"/>PRINT MyArray%(5)</text:p>
      <text:p text:style-name="P1">'</text:p>
      <text:p text:style-name="P1">' ------------------------------------------</text:p>
      <text:p text:style-name="P1">TheEnd:</text:p>
      <text:p text:style-name="P1"><text:s text:c="2"/>END</text:p>
      <text:p text:style-name="P1"/>
      <text:p text:style-name="P1"/>
      <text:h text:style-name="P52" text:outline-level="3">bx51.bas <text:s/>- <text:s/>ARRAYS</text:h>
      <text:p text:style-name="P1"/>
      <text:p text:style-name="P1">' <text:s/>bx51.bas</text:p>
      <text:p text:style-name="P1"><text:soft-page-break/>'</text:p>
      <text:p text:style-name="P1">' <text:s text:c="16"/>create single dimension array</text:p>
      <text:p text:style-name="P1"><text:s text:c="2"/>DIM MyArray%(5)</text:p>
      <text:p text:style-name="P1"><text:s text:c="2"/>value = 0</text:p>
      <text:p text:style-name="P1">'</text:p>
      <text:p text:style-name="P1"><text:s text:c="2"/>CLS</text:p>
      <text:p text:style-name="P1">'</text:p>
      <text:p text:style-name="P1"><text:s text:c="2"/>MyArray%(1) = 10</text:p>
      <text:p text:style-name="P1"><text:s text:c="2"/>MyArray%(2) = 20</text:p>
      <text:p text:style-name="P1"><text:s text:c="2"/>MyArray%(3) = 30</text:p>
      <text:p text:style-name="P1"><text:s text:c="2"/>MyArray%(4) = 40</text:p>
      <text:p text:style-name="P1"><text:s text:c="2"/>MyArray%(5) = 50</text:p>
      <text:p text:style-name="P1">'</text:p>
      <text:p text:style-name="P1"><text:s text:c="2"/>PRINT MyArray%(1)</text:p>
      <text:p text:style-name="P1"><text:s text:c="2"/>PRINT MyArray%(2)</text:p>
      <text:p text:style-name="P1"><text:s text:c="2"/>PRINT MyArray%(3)</text:p>
      <text:p text:style-name="P1"><text:s text:c="2"/>PRINT MyArray%(4)</text:p>
      <text:p text:style-name="P1"><text:s text:c="2"/>PRINT MyArray%(5)</text:p>
      <text:p text:style-name="P1">'</text:p>
      <text:p text:style-name="P1"><text:s text:c="2"/>value = MyArray%(1) + MyArray%(2)</text:p>
      <text:p text:style-name="P1">'</text:p>
      <text:p text:style-name="P1"><text:s text:c="2"/>PRINT</text:p>
      <text:p text:style-name="P1"><text:s text:c="2"/>PRINT value</text:p>
      <text:p text:style-name="P1">'</text:p>
      <text:p text:style-name="P1">' ------------------------------------------</text:p>
      <text:p text:style-name="P1">TheEnd:</text:p>
      <text:p text:style-name="P1"><text:s text:c="2"/>END</text:p>
      <text:p text:style-name="P1"/>
      <text:p text:style-name="P1"/>
      <text:p text:style-name="P1"/>
      <text:h text:style-name="P52" text:outline-level="3">bx52.bas <text:s/>- <text:s/>ARRAYS</text:h>
      <text:p text:style-name="P1"/>
      <text:p text:style-name="P1"/>
      <text:p text:style-name="P1">' <text:s/>test.bas version 52</text:p>
      <text:p text:style-name="P1">'</text:p>
      <text:p text:style-name="P1"><text:s text:c="2"/>value = 0</text:p>
      <text:p text:style-name="P1">' <text:s text:c="16"/>create single dimension array</text:p>
      <text:p text:style-name="P1"><text:s text:c="2"/>DIM MyArray%(1)</text:p>
      <text:p text:style-name="P1">'</text:p>
      <text:p text:style-name="P1"><text:s text:c="2"/>CLS</text:p>
      <text:p text:style-name="P1"><text:s text:c="2"/>MyArray%(1) = 99</text:p>
      <text:p text:style-name="P1">'</text:p>
      <text:p text:style-name="P1"><text:s text:c="2"/>PRINT MyArray%(1)</text:p>
      <text:p text:style-name="P1"><text:s text:c="2"/>PRINT</text:p>
      <text:p text:style-name="P1">'</text:p>
      <text:p text:style-name="P1">' <text:s text:c="16"/>redimension single dimension array</text:p>
      <text:p text:style-name="P1"><text:s text:c="2"/>REDIM MyArray%(5)</text:p>
      <text:p text:style-name="P1">'</text:p>
      <text:p text:style-name="P1"><text:s text:c="2"/>MyArray%(1) = 10</text:p>
      <text:p text:style-name="P1"><text:s text:c="2"/>MyArray%(2) = 20</text:p>
      <text:p text:style-name="P1"><text:soft-page-break/><text:s text:c="2"/>MyArray%(3) = 30</text:p>
      <text:p text:style-name="P1"><text:s text:c="2"/>MyArray%(4) = 40</text:p>
      <text:p text:style-name="P1"><text:s text:c="2"/>MyArray%(5) = 50</text:p>
      <text:p text:style-name="P1">'</text:p>
      <text:p text:style-name="P1"><text:s text:c="2"/>PRINT MyArray%(1)</text:p>
      <text:p text:style-name="P1"><text:s text:c="2"/>PRINT MyArray%(2)</text:p>
      <text:p text:style-name="P1"><text:s text:c="2"/>PRINT MyArray%(3)</text:p>
      <text:p text:style-name="P1"><text:s text:c="2"/>PRINT MyArray%(4)</text:p>
      <text:p text:style-name="P1"><text:s text:c="2"/>PRINT MyArray%(5)</text:p>
      <text:p text:style-name="P1">'</text:p>
      <text:p text:style-name="P1"><text:s text:c="2"/>value = MyArray%(1) + MyArray%(2)</text:p>
      <text:p text:style-name="P1">'</text:p>
      <text:p text:style-name="P1"><text:s text:c="2"/>PRINT</text:p>
      <text:p text:style-name="P1"><text:s text:c="2"/>PRINT value</text:p>
      <text:p text:style-name="P1">'</text:p>
      <text:p text:style-name="P1"><text:s text:c="2"/>ERASE MyArray%()</text:p>
      <text:p text:style-name="P1">'</text:p>
      <text:p text:style-name="P1">' ------------------------------------------</text:p>
      <text:p text:style-name="P1">TheEnd:</text:p>
      <text:p text:style-name="P1"><text:s text:c="2"/>END</text:p>
      <text:p text:style-name="P1"/>
      <text:p text:style-name="P1"/>
      <text:p text:style-name="P1"/>
      <text:p text:style-name="P1"/>
      <text:p text:style-name="P19">When using ERASE, how do you know the memory space is freed?</text:p>
      <text:p text:style-name="P19">Try this next example:</text:p>
      <text:p text:style-name="P1"/>
      <text:h text:style-name="P52" text:outline-level="3">bx53.bas <text:s/>- <text:s/>ERASE ARRAY</text:h>
      <text:p text:style-name="P1"/>
      <text:p text:style-name="P1"/>
      <text:p text:style-name="P1">' <text:s/>test.bas version 53</text:p>
      <text:p text:style-name="P1">'</text:p>
      <text:p text:style-name="P1"><text:s text:c="2"/>DIM MyArray%(1)</text:p>
      <text:p text:style-name="P1">'</text:p>
      <text:p text:style-name="P1"><text:s text:c="2"/>CLS</text:p>
      <text:p text:style-name="P1"><text:s text:c="2"/>MyArray%(1) = 99</text:p>
      <text:p text:style-name="P1">'</text:p>
      <text:p text:style-name="P1"><text:s text:c="2"/>PRINT MyArray%(1)</text:p>
      <text:p text:style-name="P1"><text:s text:c="2"/>PRINT</text:p>
      <text:p text:style-name="P1">'</text:p>
      <text:p text:style-name="P1"><text:s text:c="2"/>ERASE MyArray%()</text:p>
      <text:p text:style-name="P1">'</text:p>
      <text:p text:style-name="P1">'</text:p>
      <text:p text:style-name="P1"><text:s text:c="2"/>MyArray%(1) = 100</text:p>
      <text:p text:style-name="P1"><text:s text:c="2"/>PRINT MyArray%(1)</text:p>
      <text:p text:style-name="P1">'</text:p>
      <text:p text:style-name="P1">' ------------------------------------------</text:p>
      <text:p text:style-name="P1">TheEnd:</text:p>
      <text:p text:style-name="P1"><text:s text:c="2"/>END</text:p>
      <text:p text:style-name="P1"/>
      <text:p text:style-name="P1"><text:soft-page-break/></text:p>
      <text:p text:style-name="P1"/>
      <text:p text:style-name="P1"/>
      <text:p text:style-name="P1">Now try these multi-dimensional examples:</text:p>
      <text:p text:style-name="P1"/>
      <text:h text:style-name="P52" text:outline-level="3">bx54.bas <text:s/>– <text:s/>MULTI-DIMENSIONAL ARRAY</text:h>
      <text:p text:style-name="P1"/>
      <text:p text:style-name="P1"/>
      <text:p text:style-name="P1">' <text:s/>test.bas version 54</text:p>
      <text:p text:style-name="P1">'</text:p>
      <text:p text:style-name="P1">' <text:s text:c="16"/>create single dimension array</text:p>
      <text:p text:style-name="P1"><text:s text:c="2"/>DIM MyArray%(1)</text:p>
      <text:p text:style-name="P1">'</text:p>
      <text:p text:style-name="P1">' <text:s text:c="16"/>redimension to multi-dimensional array</text:p>
      <text:p text:style-name="P1"><text:s text:c="2"/>REDIM MyArray%(2,2)</text:p>
      <text:p text:style-name="P1">'</text:p>
      <text:p text:style-name="P1"><text:s text:c="2"/>MyArray%(1,1) = 10</text:p>
      <text:p text:style-name="P1"><text:s text:c="2"/>MyArray%(1,2) = 20</text:p>
      <text:p text:style-name="P1"><text:s text:c="2"/>MyArray%(2,1) = 30</text:p>
      <text:p text:style-name="P1"><text:s text:c="2"/>MyArray%(2,2) = 40</text:p>
      <text:p text:style-name="P1">'</text:p>
      <text:p text:style-name="P1"><text:s text:c="2"/>CLS</text:p>
      <text:p text:style-name="P1"><text:s text:c="2"/>PRINT MyArray%(1,1)</text:p>
      <text:p text:style-name="P1"><text:s text:c="2"/>PRINT MyArray%(1,2)</text:p>
      <text:p text:style-name="P1"><text:s text:c="2"/>PRINT MyArray%(2,1)</text:p>
      <text:p text:style-name="P1"><text:s text:c="2"/>PRINT MyArray%(2,2)</text:p>
      <text:p text:style-name="P1">'</text:p>
      <text:p text:style-name="P1"><text:s text:c="2"/>ERASE MyArray%()</text:p>
      <text:p text:style-name="P1">' ------------------------------------------</text:p>
      <text:p text:style-name="P1">TheEnd:</text:p>
      <text:p text:style-name="P1"><text:s text:c="2"/>END</text:p>
      <text:p text:style-name="P1"/>
      <text:p text:style-name="P1"/>
      <text:p text:style-name="P1"/>
      <text:h text:style-name="P52" text:outline-level="3">bx55.bas <text:s/>– <text:s/>MULTI-DIMENSIONAL ARRAY</text:h>
      <text:p text:style-name="P1"/>
      <text:p text:style-name="P1">' <text:s/>bx55.bas</text:p>
      <text:p text:style-name="P1">'</text:p>
      <text:p text:style-name="P1">' <text:s text:c="16"/>create single dimension array</text:p>
      <text:p text:style-name="P1"><text:s text:c="2"/>DIM MyStrArry$(1)</text:p>
      <text:p text:style-name="P1">'</text:p>
      <text:p text:style-name="P1">' <text:s text:c="16"/>redimension to multi-dimensional array</text:p>
      <text:p text:style-name="P1"><text:s text:c="2"/>REDIM MyStrArry$(2,2)</text:p>
      <text:p text:style-name="P1">'</text:p>
      <text:p text:style-name="P1"><text:s text:c="2"/>MyStrArry$(1,1) = "ten"</text:p>
      <text:p text:style-name="P1"><text:s text:c="2"/>MyStrArry$(1,2) = "twenty"</text:p>
      <text:p text:style-name="P1"><text:s text:c="2"/>MyStrArry$(2,1) = "thirty"</text:p>
      <text:p text:style-name="P1"><text:s text:c="2"/>MyStrArry$(2,2) = "forty"</text:p>
      <text:p text:style-name="P1"><text:soft-page-break/>'</text:p>
      <text:p text:style-name="P1"><text:s text:c="2"/>CLS</text:p>
      <text:p text:style-name="P1"><text:s text:c="2"/>PRINT MyStrArry$(1,1)</text:p>
      <text:p text:style-name="P1"><text:s text:c="2"/>PRINT MyStrArry$(1,2)</text:p>
      <text:p text:style-name="P1"><text:s text:c="2"/>PRINT MyStrArry$(2,1)</text:p>
      <text:p text:style-name="P1"><text:s text:c="2"/>PRINT MyStrArry$(2,2)</text:p>
      <text:p text:style-name="P1">'</text:p>
      <text:p text:style-name="P1"><text:s text:c="2"/>ERASE MyStrArry$()</text:p>
      <text:p text:style-name="P1">' ------------------------------------------</text:p>
      <text:p text:style-name="P1">TheEnd:</text:p>
      <text:p text:style-name="P1"><text:s text:c="2"/>END</text:p>
      <text:p text:style-name="P1"/>
      <text:p text:style-name="P1"/>
      <text:h text:style-name="P52" text:outline-level="3">bx56.bas <text:s/>- <text:s/>WHILE/WEND</text:h>
      <text:p text:style-name="P1"/>
      <text:p text:style-name="P1">CONDITIONAL LOOPS:</text:p>
      <text:p text:style-name="P1">==================</text:p>
      <text:p text:style-name="P20">Besides IF/ELSEIF and FOR/NEXT statements Bxbasic also supports these conditional loops:</text:p>
      <text:p text:style-name="P1"/>
      <text:p text:style-name="P1"><text:s text:c="8"/><text:span text:style-name="T11">WHILE/WEND</text:span></text:p>
      <text:p text:style-name="P19"/>
      <text:p text:style-name="P19"><text:s text:c="8"/>WHILE <text:s text:c="2"/>: <text:s text:c="6"/>begins and tests a conditional loop </text:p>
      <text:p text:style-name="P19"><text:s text:c="8"/>WEND <text:s text:c="3"/>: <text:s text:c="6"/>end a conditional WHILE loop</text:p>
      <text:p text:style-name="P19"/>
      <text:p text:style-name="P19">and</text:p>
      <text:p text:style-name="P19"><text:s text:c="8"/>DO/WHILE</text:p>
      <text:p text:style-name="P19"/>
      <text:p text:style-name="P19"><text:s text:c="8"/>DO <text:s text:c="5"/>: <text:s text:c="6"/>begins an unconditional loop</text:p>
      <text:p text:style-name="P1"><text:s text:c="7"/><text:span text:style-name="T11"><text:s/>WHILE <text:s text:c="2"/>: <text:s text:c="6"/>tests a conditional loop</text:span></text:p>
      <text:p text:style-name="P1"/>
      <text:p text:style-name="P1"/>
      <text:p text:style-name="P19"/>
      <text:p text:style-name="P19">WHILE/WEND:</text:p>
      <text:p text:style-name="P19">===========</text:p>
      <text:p text:style-name="P20">The basic WHILE/WEND loop begins with a test condition. If the condition tests TRUE then the loop is executed, up to the WEND and then re-tests the condition at the top of the loop. </text:p>
      <text:p text:style-name="P1"/>
      <text:p text:style-name="P19">Example:</text:p>
      <text:p text:style-name="P19"><text:s text:c="8"/>WHILE x &lt; 10</text:p>
      <text:p text:style-name="P19"><text:s text:c="13"/>{ do stuff... </text:p>
      <text:p text:style-name="P19"><text:s text:c="15"/>x = x + 1</text:p>
      <text:p text:style-name="P19"><text:s text:c="13"/>}</text:p>
      <text:p text:style-name="P19"><text:s text:c="8"/>WEND</text:p>
      <text:p text:style-name="P1"/>
      <text:p text:style-name="P20">In the above example, provided that variable "x" has a start <text:soft-page-break/>value of less than 10, the loop will be executed. Variable "x" will be incremented during each pass through the loop. The loop will continue to execute as long as "x" is less than 10.</text:p>
      <text:p text:style-name="P1"/>
      <text:p text:style-name="P19">Let's replace the FOR/NEXT loops used in Example 23 with WHILE/WEND's in this example:</text:p>
      <text:p text:style-name="P19"/>
      <text:p text:style-name="P1"/>
      <text:p text:style-name="P1"/>
      <text:p text:style-name="P1">' <text:s/>test.bas version 56</text:p>
      <text:p text:style-name="P1">'</text:p>
      <text:p text:style-name="P1"><text:s text:c="2"/>DIM x = 0, y = 0</text:p>
      <text:p text:style-name="P1">'</text:p>
      <text:p text:style-name="P1"><text:s text:c="2"/>CLS</text:p>
      <text:p text:style-name="P1"><text:s text:c="2"/>GOSUB Top</text:p>
      <text:p text:style-name="P1"><text:s text:c="2"/>GOSUB Center</text:p>
      <text:p text:style-name="P1"><text:s text:c="2"/>GOSUB Bottom</text:p>
      <text:p text:style-name="P1"><text:s text:c="2"/>GOTO TheEnd</text:p>
      <text:p text:style-name="P1">'----------------------</text:p>
      <text:p text:style-name="P1">Center:</text:p>
      <text:p text:style-name="P1"><text:s text:c="2"/>x = 1</text:p>
      <text:p text:style-name="P1"><text:s text:c="2"/>WHILE x &lt;= 5</text:p>
      <text:p text:style-name="P1"><text:s text:c="6"/>PRINT "*";</text:p>
      <text:p text:style-name="P1"><text:s text:c="6"/>y = 1</text:p>
      <text:p text:style-name="P1"><text:s text:c="6"/>WHILE y &lt;= 28</text:p>
      <text:p text:style-name="P1"><text:s text:c="10"/>PRINT " ";</text:p>
      <text:p text:style-name="P1"><text:s text:c="10"/>y = y + 1</text:p>
      <text:p text:style-name="P1"><text:s text:c="6"/>WEND</text:p>
      <text:p text:style-name="P1"><text:s text:c="6"/>PRINT "*":</text:p>
      <text:p text:style-name="P1"><text:s text:c="6"/>x = x + 1</text:p>
      <text:p text:style-name="P1"><text:s text:c="2"/>WEND</text:p>
      <text:p text:style-name="P1"><text:s text:c="2"/>RETURN</text:p>
      <text:p text:style-name="P1">'----------------------</text:p>
      <text:p text:style-name="P1">Top:</text:p>
      <text:p text:style-name="P1">Bottom:</text:p>
      <text:p text:style-name="P1"><text:s text:c="2"/>x = 1</text:p>
      <text:p text:style-name="P1"><text:s text:c="2"/>WHILE x &lt;= 30</text:p>
      <text:p text:style-name="P1"><text:s text:c="6"/>PRINT "*";</text:p>
      <text:p text:style-name="P1"><text:s text:c="6"/>x = x + 1</text:p>
      <text:p text:style-name="P1"><text:s text:c="2"/>WEND</text:p>
      <text:p text:style-name="P1"><text:s text:c="2"/>PRINT "":</text:p>
      <text:p text:style-name="P1"><text:s text:c="2"/>RETURN</text:p>
      <text:p text:style-name="P1">'----------------------</text:p>
      <text:p text:style-name="P1">TheEnd:</text:p>
      <text:p text:style-name="P1"><text:s text:c="2"/>END</text:p>
      <text:p text:style-name="P1"/>
      <text:p text:style-name="P1"/>
      <text:h text:style-name="P52" text:outline-level="3">bx57.bas <text:s/>- <text:s/>DO/WHILE</text:h>
      <text:p text:style-name="P1"/>
      <text:p text:style-name="P1"><text:soft-page-break/></text:p>
      <text:p text:style-name="P19">DO/WHILE:</text:p>
      <text:p text:style-name="P19">=========</text:p>
      <text:p text:style-name="P20">The DO/WHILE loop enters a loop or block of code prior to testing any conditions, therefore the loop/block is executed at least once everytime.</text:p>
      <text:p text:style-name="P1"/>
      <text:p text:style-name="P19">Example:</text:p>
      <text:p text:style-name="P19"><text:s text:c="8"/>DO</text:p>
      <text:p text:style-name="P19"><text:s text:c="13"/>{ do stuff... </text:p>
      <text:p text:style-name="P19"><text:s text:c="15"/>x = x + 1</text:p>
      <text:p text:style-name="P19"><text:s text:c="13"/>}</text:p>
      <text:p text:style-name="P19"><text:s text:c="8"/>WHILE x &lt; 10</text:p>
      <text:p text:style-name="P1"/>
      <text:p text:style-name="P20">In this case, "stuff" will be done, at least once, prior to WHILE testing for a TRUE condition.</text:p>
      <text:p text:style-name="P20"/>
      <text:p text:style-name="P20">DO/WHILE has not been thoroughly debugged and tested yet. It does work as a stand-alone loop. However, it does not work when used in a nested loop or with WHILE/WEND in a nested loop.</text:p>
      <text:p text:style-name="P19"/>
      <text:p text:style-name="P19">Here is a simple example to try:</text:p>
      <text:p text:style-name="P1"/>
      <text:p text:style-name="P1"/>
      <text:p text:style-name="P1"/>
      <text:p text:style-name="P1">' <text:s/>bx57.bas</text:p>
      <text:p text:style-name="P1">'</text:p>
      <text:p text:style-name="P1"><text:s text:c="2"/>x = 1</text:p>
      <text:p text:style-name="P1"><text:s text:c="2"/>DIM MyStr$(20)</text:p>
      <text:p text:style-name="P1">'</text:p>
      <text:p text:style-name="P1"><text:s text:c="2"/>CLS</text:p>
      <text:p text:style-name="P1"><text:s text:c="2"/>MyStr$(1) = "At"</text:p>
      <text:p text:style-name="P1"><text:s text:c="2"/>MyStr$(2) = " present,"</text:p>
      <text:p text:style-name="P1"><text:s text:c="2"/>MyStr$(3) = " DO/WHILE"</text:p>
      <text:p text:style-name="P1"><text:s text:c="2"/>MyStr$(4) = " may"</text:p>
      <text:p text:style-name="P1"><text:s text:c="2"/>MyStr$(5) = " not"</text:p>
      <text:p text:style-name="P1"><text:s text:c="2"/>MyStr$(6) = " be"</text:p>
      <text:p text:style-name="P1"><text:s text:c="2"/>MyStr$(7) = " nested"</text:p>
      <text:p text:style-name="P1"><text:s text:c="2"/>MyStr$(8) = " or"</text:p>
      <text:p text:style-name="P1"><text:s text:c="2"/>MyStr$(9) = " used"</text:p>
      <text:p text:style-name="P1"><text:s text:c="2"/>MyStr$(10) = " in"</text:p>
      <text:p text:style-name="P1"><text:s text:c="2"/>MyStr$(11) = " conjunction"</text:p>
      <text:p text:style-name="P1"><text:s text:c="2"/>MyStr$(12) = " with"</text:p>
      <text:p text:style-name="P1"><text:s text:c="2"/>MyStr$(13) = " WHILE"</text:p>
      <text:p text:style-name="P1"><text:s text:c="2"/>MyStr$(14) = "/"</text:p>
      <text:p text:style-name="P1"><text:s text:c="2"/>MyStr$(15) = "WEND"</text:p>
      <text:p text:style-name="P1"><text:s text:c="2"/>MyStr$(16) = " loops."</text:p>
      <text:p text:style-name="P1">'</text:p>
      <text:p text:style-name="P1"><text:s text:c="2"/>DO</text:p>
      <text:p text:style-name="P1"><text:soft-page-break/><text:s text:c="4"/>PRINT MyStr$(x);</text:p>
      <text:p text:style-name="P1"><text:s text:c="4"/>x = x + 1</text:p>
      <text:p text:style-name="P1"><text:s text:c="2"/>WHILE x &lt;= 16</text:p>
      <text:p text:style-name="P1">'</text:p>
      <text:p text:style-name="P1"><text:s text:c="2"/>PRINT</text:p>
      <text:p text:style-name="P1">'</text:p>
      <text:p text:style-name="P1"><text:s text:c="2"/>ERASE MyStr$()</text:p>
      <text:p text:style-name="P1">'</text:p>
      <text:p text:style-name="P1">'----------------------</text:p>
      <text:p text:style-name="P1">TheEnd:</text:p>
      <text:p text:style-name="P1"><text:s text:c="2"/>END</text:p>
      <text:p text:style-name="P1"/>
      <text:p text:style-name="P1"/>
      <text:p text:style-name="P1"/>
      <text:h text:style-name="P52" text:outline-level="3">bx58.bas <text:s/>- <text:s/>SWITCH/CASE</text:h>
      <text:p text:style-name="P1"/>
      <text:p text:style-name="P1"/>
      <text:p text:style-name="P19">SWITCH/CASE:</text:p>
      <text:p text:style-name="P19">============</text:p>
      <text:p text:style-name="P20">The SWITCH/CASE pair, which is very similar to an IF/ELSEIF construct, allows for conditional program branching, based on a single integer value, tested by the SWITCH statement.</text:p>
      <text:p text:style-name="P19"/>
      <text:p text:style-name="P19">Example:</text:p>
      <text:p text:style-name="P19"/>
      <text:p text:style-name="P19"><text:s text:c="8"/>SWITCH value</text:p>
      <text:p text:style-name="P1"><text:s text:c="12"/><text:span text:style-name="T11">CASE 1</text:span></text:p>
      <text:p text:style-name="P19"><text:s text:c="16"/>{do something...}</text:p>
      <text:p text:style-name="P19"><text:s text:c="12"/>CASE 2</text:p>
      <text:p text:style-name="P19"><text:s text:c="16"/>{do something else...}</text:p>
      <text:p text:style-name="P19"><text:s text:c="12"/>CASE 3</text:p>
      <text:p text:style-name="P19"><text:s text:c="16"/>{do something different...}</text:p>
      <text:p text:style-name="P19"><text:s text:c="12"/>DEFAULT</text:p>
      <text:p text:style-name="P19"><text:s text:c="16"/>{test failed, error handler...}</text:p>
      <text:p text:style-name="P19"><text:s text:c="8"/>ENDSWITCH</text:p>
      <text:p text:style-name="P19"/>
      <text:p text:style-name="P19"/>
      <text:p text:style-name="P19">A similar IF statement would look like this:</text:p>
      <text:p text:style-name="P19"/>
      <text:p text:style-name="P19"><text:s text:c="8"/>IF value = 1</text:p>
      <text:p text:style-name="P19"><text:s text:c="12"/>{do something...}</text:p>
      <text:p text:style-name="P19"><text:s text:c="8"/>ELSEIF value = 2</text:p>
      <text:p text:style-name="P19"><text:s text:c="12"/>{do something else...}</text:p>
      <text:p text:style-name="P19"><text:s text:c="8"/>ELSEIF value = 3</text:p>
      <text:p text:style-name="P19"><text:s text:c="12"/>{do something different...}</text:p>
      <text:p text:style-name="P19"><text:s text:c="8"/>ELSE</text:p>
      <text:p text:style-name="P19"><text:soft-page-break/><text:s text:c="12"/>{test failed, error handler...}</text:p>
      <text:p text:style-name="P19"><text:s text:c="8"/>ENDIF</text:p>
      <text:p text:style-name="P1"/>
      <text:p text:style-name="P20">In theory, the SWITCH/CASE block may be a little faster to execute, since it is designed to test if two integer values are equal.</text:p>
      <text:p text:style-name="P20"/>
      <text:p text:style-name="P1"/>
      <text:p text:style-name="P1"/>
      <text:p text:style-name="P1">' <text:s/>bx58.bas</text:p>
      <text:p text:style-name="P1">'</text:p>
      <text:p text:style-name="P1"><text:s text:c="2"/>IntVal = 0</text:p>
      <text:p text:style-name="P1"><text:s text:c="2"/>a$ = ""</text:p>
      <text:p text:style-name="P1">'</text:p>
      <text:p text:style-name="P1"><text:s text:c="2"/>CLS</text:p>
      <text:p text:style-name="P1"><text:s text:c="2"/>PRINT "Press a number key,(from 1 to 5):"</text:p>
      <text:p text:style-name="P1"><text:s text:c="2"/>WHILE a$ = ""</text:p>
      <text:p text:style-name="P1"><text:s text:c="6"/>a$ = INKEY$</text:p>
      <text:p text:style-name="P1"><text:s text:c="2"/>WEND</text:p>
      <text:p text:style-name="P1">'</text:p>
      <text:p text:style-name="P1"><text:s text:c="2"/>IntVal = CVI(a$)</text:p>
      <text:p text:style-name="P1"><text:s text:c="2"/>PRINT "The number you pressed was:";</text:p>
      <text:p text:style-name="P1">'</text:p>
      <text:p text:style-name="P1"><text:s text:c="2"/>SWITCH IntVal</text:p>
      <text:p text:style-name="P1"><text:s text:c="4"/>CASE 1</text:p>
      <text:p text:style-name="P1"><text:s text:c="6"/>PRINT " One"</text:p>
      <text:p text:style-name="P1"><text:s text:c="4"/>CASE 2</text:p>
      <text:p text:style-name="P1"><text:s text:c="6"/>PRINT " Two"</text:p>
      <text:p text:style-name="P1"><text:s text:c="4"/>CASE 3</text:p>
      <text:p text:style-name="P1"><text:s text:c="6"/>PRINT " Three"</text:p>
      <text:p text:style-name="P1"><text:s text:c="4"/>CASE 4</text:p>
      <text:p text:style-name="P1"><text:s text:c="6"/>PRINT " Four"</text:p>
      <text:p text:style-name="P1"><text:s text:c="4"/>CASE 5</text:p>
      <text:p text:style-name="P1"><text:s text:c="6"/>PRINT " Five"</text:p>
      <text:p text:style-name="P1"><text:s text:c="4"/>DEFAULT</text:p>
      <text:p text:style-name="P1"><text:s text:c="6"/>PRINT " Oops!"</text:p>
      <text:p text:style-name="P1"><text:s text:c="2"/>ENDSWITCH</text:p>
      <text:p text:style-name="P1">'</text:p>
      <text:p text:style-name="P1">'----------------------</text:p>
      <text:p text:style-name="P1">TheEnd:</text:p>
      <text:p text:style-name="P1"><text:s text:c="2"/>END</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right">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8-22T16:54:02.20</dc:date>
    <dc:creator>Tom Chandler</dc:creator>
    <meta:generator>OpenOffice/4.1.7$Win32 OpenOffice.org_project/417m1$Build-9800</meta:generator>
    <meta:editing-duration>P2DT11H45M24S</meta:editing-duration>
    <meta:editing-cycles>308</meta:editing-cycles>
    <meta:document-statistic meta:table-count="0" meta:image-count="0" meta:object-count="0" meta:page-count="179" meta:paragraph-count="2959" meta:word-count="13420" meta:character-count="85788"/>
  </office:meta>
</office:document-meta>
</file>